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float" office:value="0.03" calcext:value-type="float">
            <text:p>0.03</text:p>
          </table:table-cell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table:formula="of:=PMT([.B1]/12;25*12;[.D3];0)" office:value-type="currency" office:currency="CAD" office:value="-7587.38102172277" calcext:value-type="currency">
            <text:p>-$7,587.38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2" table:formula="of:=+[.C4]/[.D3]" office:value-type="percentage" office:value="-0.00474211313857673" calcext:value-type="percentage">
            <text:p>-0.47%</text:p>
          </table:table-cell>
          <table:table-cell office:value-type="float" office:value="1600000" calcext:value-type="float">
            <text:p>1600000</text:p>
          </table:table-cell>
          <table:table-cell table:style-name="Default" table:formula="of:=+[.D3]" office:value-type="float" office:value="1600000" calcext:value-type="float">
            <text:p>1600000</text:p>
          </table:table-cell>
          <table:table-cell table:style-name="Default" table:formula="of:=+[.E3]" office:value-type="float" office:value="1600000" calcext:value-type="float">
            <text:p>1600000</text:p>
          </table:table-cell>
          <table:table-cell table:style-name="Default"/>
          <table:table-cell table:number-columns-repeated="9"/>
        </table:table-row>
        <table:table-row table:style-name="ro1">
          <table:table-cell table:formula="of:=FLOOR(([.B4]-1)/1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]*[.$B$1]/12" office:value-type="float" office:value="4000" calcext:value-type="float">
            <text:p>4000</text:p>
          </table:table-cell>
          <table:table-cell table:formula="of:=+[.C4]+[.D4]" office:value-type="currency" office:currency="CAD" office:value="-3587.38102172277" calcext:value-type="currency">
            <text:p>-$3,587.38</text:p>
          </table:table-cell>
          <table:table-cell table:formula="of:=+[.E4]+[.F3]" office:value-type="currency" office:currency="CAD" office:value="1596412.61897828" calcext:value-type="currency">
            <text:p>$1,596,412.62</text:p>
          </table:table-cell>
          <table:table-cell/>
          <table:table-cell table:formula="of:=+729*12/350000" office:value-type="float" office:value="0.0249942857142857" calcext:value-type="float">
            <text:p>0.0249942857142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$1:.A$1048576];[.K4])" office:value-type="float" office:value="12" calcext:value-type="float">
            <text:p>12</text:p>
          </table:table-cell>
          <table:table-cell table:formula="of:=SUMIF([.A$1:.A$1048576];[.K4];[.D$1:.D$1048576])" office:value-type="float" office:value="47403.1216250518" calcext:value-type="float">
            <text:p>47403.1216250518</text:p>
          </table:table-cell>
          <table:table-cell table:formula="of:=-SUMIF([.A$1:.A$1048576];[.K4];[.E$1:.E$1048576])" office:value-type="float" office:value="43645.4506356215" calcext:value-type="float">
            <text:p>43645.4506356215</text:p>
          </table:table-cell>
          <table:table-cell table:formula="of:=+[.M4]+[.N4]" office:value-type="float" office:value="91048.5722606732" calcext:value-type="float">
            <text:p>91048.5722606732</text:p>
          </table:table-cell>
          <table:table-cell table:formula="of:=[.M4]/[.O4]" office:value-type="float" office:value="0.520635529454938" calcext:value-type="float">
            <text:p>0.520635529454938</text:p>
          </table:table-cell>
        </table:table-row>
        <table:table-row table:style-name="ro1">
          <table:table-cell table:formula="of:=FLOOR(([.B5]-1)/12)" office:value-type="float" office:value="0" calcext:value-type="float">
            <text:p>0</text:p>
          </table:table-cell>
          <table:table-cell table:formula="of:=[.B4]+1" office:value-type="float" office:value="2" calcext:value-type="float">
            <text:p>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]*[.$B$1]/12" office:value-type="float" office:value="3991.03154744569" calcext:value-type="float">
            <text:p>3991.03154744569</text:p>
          </table:table-cell>
          <table:table-cell table:formula="of:=+[.C5]+[.D5]" office:value-type="currency" office:currency="CAD" office:value="-3596.34947427708" calcext:value-type="currency">
            <text:p>-$3,596.35</text:p>
          </table:table-cell>
          <table:table-cell table:formula="of:=+[.E5]+[.F4]" office:value-type="currency" office:currency="CAD" office:value="1592816.269504" calcext:value-type="currency">
            <text:p>$1,592,816.27</text:p>
          </table:table-cell>
          <table:table-cell table:number-columns-repeated="4"/>
          <table:table-cell table:formula="of:=[.K4]+1" office:value-type="float" office:value="1" calcext:value-type="float">
            <text:p>1</text:p>
          </table:table-cell>
          <table:table-cell table:formula="of:=COUNTIF([.A$1:.A$1048576];[.K5])" office:value-type="float" office:value="12" calcext:value-type="float">
            <text:p>12</text:p>
          </table:table-cell>
          <table:table-cell table:formula="of:=SUMIF([.A$1:.A$1048576];[.K5];[.D$1:.D$1048576])" office:value-type="float" office:value="46075.6034790481" calcext:value-type="float">
            <text:p>46075.6034790481</text:p>
          </table:table-cell>
          <table:table-cell table:formula="of:=-SUMIF([.A$1:.A$1048576];[.K5];[.E$1:.E$1048576])" office:value-type="float" office:value="44972.9687816251" calcext:value-type="float">
            <text:p>44972.9687816251</text:p>
          </table:table-cell>
          <table:table-cell table:formula="of:=+[.M5]+[.N5]" office:value-type="float" office:value="91048.5722606732" calcext:value-type="float">
            <text:p>91048.5722606732</text:p>
          </table:table-cell>
          <table:table-cell table:formula="of:=[.M5]/[.O5]" office:value-type="float" office:value="0.506055200372973" calcext:value-type="float">
            <text:p>0.506055200372973</text:p>
          </table:table-cell>
        </table:table-row>
        <table:table-row table:style-name="ro1">
          <table:table-cell table:formula="of:=FLOOR(([.B6]-1)/12)" office:value-type="float" office:value="0" calcext:value-type="float">
            <text:p>0</text:p>
          </table:table-cell>
          <table:table-cell table:formula="of:=[.B5]+1" office:value-type="float" office:value="3" calcext:value-type="float">
            <text:p>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]*[.$B$1]/12" office:value-type="float" office:value="3982.04067376" calcext:value-type="float">
            <text:p>3982.04067376</text:p>
          </table:table-cell>
          <table:table-cell table:formula="of:=+[.C6]+[.D6]" office:value-type="currency" office:currency="CAD" office:value="-3605.34034796277" calcext:value-type="currency">
            <text:p>-$3,605.34</text:p>
          </table:table-cell>
          <table:table-cell table:formula="of:=+[.E6]+[.F5]" office:value-type="currency" office:currency="CAD" office:value="1589210.92915604" calcext:value-type="currency">
            <text:p>$1,589,210.93</text:p>
          </table:table-cell>
          <table:table-cell table:number-columns-repeated="4"/>
          <table:table-cell table:formula="of:=[.K5]+1" office:value-type="float" office:value="2" calcext:value-type="float">
            <text:p>2</text:p>
          </table:table-cell>
          <table:table-cell table:formula="of:=COUNTIF([.A$1:.A$1048576];[.K6])" office:value-type="float" office:value="12" calcext:value-type="float">
            <text:p>12</text:p>
          </table:table-cell>
          <table:table-cell table:formula="of:=SUMIF([.A$1:.A$1048576];[.K6];[.D$1:.D$1048576])" office:value-type="float" office:value="44707.7075983137" calcext:value-type="float">
            <text:p>44707.7075983137</text:p>
          </table:table-cell>
          <table:table-cell table:formula="of:=-SUMIF([.A$1:.A$1048576];[.K6];[.E$1:.E$1048576])" office:value-type="float" office:value="46340.8646623595" calcext:value-type="float">
            <text:p>46340.8646623595</text:p>
          </table:table-cell>
          <table:table-cell table:formula="of:=+[.M6]+[.N6]" office:value-type="float" office:value="91048.5722606732" calcext:value-type="float">
            <text:p>91048.5722606732</text:p>
          </table:table-cell>
          <table:table-cell table:formula="of:=[.M6]/[.O6]" office:value-type="float" office:value="0.491031396629866" calcext:value-type="float">
            <text:p>0.491031396629866</text:p>
          </table:table-cell>
        </table:table-row>
        <table:table-row table:style-name="ro1">
          <table:table-cell table:formula="of:=FLOOR(([.B7]-1)/12)" office:value-type="float" office:value="0" calcext:value-type="float">
            <text:p>0</text:p>
          </table:table-cell>
          <table:table-cell table:formula="of:=[.B6]+1" office:value-type="float" office:value="4" calcext:value-type="float">
            <text:p>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]*[.$B$1]/12" office:value-type="float" office:value="3973.02732289009" calcext:value-type="float">
            <text:p>3973.02732289009</text:p>
          </table:table-cell>
          <table:table-cell table:formula="of:=+[.C7]+[.D7]" office:value-type="currency" office:currency="CAD" office:value="-3614.35369883268" calcext:value-type="currency">
            <text:p>-$3,614.35</text:p>
          </table:table-cell>
          <table:table-cell table:formula="of:=+[.E7]+[.F6]" office:value-type="currency" office:currency="CAD" office:value="1585596.5754572" calcext:value-type="currency">
            <text:p>$1,585,596.58</text:p>
          </table:table-cell>
          <table:table-cell table:number-columns-repeated="4"/>
          <table:table-cell table:formula="of:=[.K6]+1" office:value-type="float" office:value="3" calcext:value-type="float">
            <text:p>3</text:p>
          </table:table-cell>
          <table:table-cell table:formula="of:=COUNTIF([.A$1:.A$1048576];[.K7])" office:value-type="float" office:value="12" calcext:value-type="float">
            <text:p>12</text:p>
          </table:table-cell>
          <table:table-cell table:formula="of:=SUMIF([.A$1:.A$1048576];[.K7];[.D$1:.D$1048576])" office:value-type="float" office:value="43298.2058554087" calcext:value-type="float">
            <text:p>43298.2058554087</text:p>
          </table:table-cell>
          <table:table-cell table:formula="of:=-SUMIF([.A$1:.A$1048576];[.K7];[.E$1:.E$1048576])" office:value-type="float" office:value="47750.3664052646" calcext:value-type="float">
            <text:p>47750.3664052646</text:p>
          </table:table-cell>
          <table:table-cell table:formula="of:=+[.M7]+[.N7]" office:value-type="float" office:value="91048.5722606732" calcext:value-type="float">
            <text:p>91048.5722606732</text:p>
          </table:table-cell>
          <table:table-cell table:formula="of:=[.M7]/[.O7]" office:value-type="float" office:value="0.475550629519432" calcext:value-type="float">
            <text:p>0.475550629519432</text:p>
          </table:table-cell>
        </table:table-row>
        <table:table-row table:style-name="ro1">
          <table:table-cell table:formula="of:=FLOOR(([.B8]-1)/12)" office:value-type="float" office:value="0" calcext:value-type="float">
            <text:p>0</text:p>
          </table:table-cell>
          <table:table-cell table:formula="of:=[.B7]+1" office:value-type="float" office:value="5" calcext:value-type="float">
            <text:p>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]*[.$B$1]/12" office:value-type="float" office:value="3963.99143864301" calcext:value-type="float">
            <text:p>3963.99143864301</text:p>
          </table:table-cell>
          <table:table-cell table:formula="of:=+[.C8]+[.D8]" office:value-type="currency" office:currency="CAD" office:value="-3623.38958307976" calcext:value-type="currency">
            <text:p>-$3,623.39</text:p>
          </table:table-cell>
          <table:table-cell table:formula="of:=+[.E8]+[.F7]" office:value-type="currency" office:currency="CAD" office:value="1581973.18587413" calcext:value-type="currency">
            <text:p>$1,581,973.19</text:p>
          </table:table-cell>
          <table:table-cell table:number-columns-repeated="4"/>
          <table:table-cell table:formula="of:=[.K7]+1" office:value-type="float" office:value="4" calcext:value-type="float">
            <text:p>4</text:p>
          </table:table-cell>
          <table:table-cell table:formula="of:=COUNTIF([.A$1:.A$1048576];[.K8])" office:value-type="float" office:value="12" calcext:value-type="float">
            <text:p>12</text:p>
          </table:table-cell>
          <table:table-cell table:formula="of:=SUMIF([.A$1:.A$1048576];[.K8];[.D$1:.D$1048576])" office:value-type="float" office:value="41845.832768222" calcext:value-type="float">
            <text:p>41845.832768222</text:p>
          </table:table-cell>
          <table:table-cell table:formula="of:=-SUMIF([.A$1:.A$1048576];[.K8];[.E$1:.E$1048576])" office:value-type="float" office:value="49202.7394924513" calcext:value-type="float">
            <text:p>49202.7394924513</text:p>
          </table:table-cell>
          <table:table-cell table:formula="of:=+[.M8]+[.N8]" office:value-type="float" office:value="91048.5722606732" calcext:value-type="float">
            <text:p>91048.5722606732</text:p>
          </table:table-cell>
          <table:table-cell table:formula="of:=[.M8]/[.O8]" office:value-type="float" office:value="0.459599000063579" calcext:value-type="float">
            <text:p>0.459599000063579</text:p>
          </table:table-cell>
        </table:table-row>
        <table:table-row table:style-name="ro1">
          <table:table-cell table:formula="of:=FLOOR(([.B9]-1)/12)" office:value-type="float" office:value="0" calcext:value-type="float">
            <text:p>0</text:p>
          </table:table-cell>
          <table:table-cell table:formula="of:=[.B8]+1" office:value-type="float" office:value="6" calcext:value-type="float">
            <text:p>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]*[.$B$1]/12" office:value-type="float" office:value="3954.93296468531" calcext:value-type="float">
            <text:p>3954.93296468531</text:p>
          </table:table-cell>
          <table:table-cell table:formula="of:=+[.C9]+[.D9]" office:value-type="currency" office:currency="CAD" office:value="-3632.44805703746" calcext:value-type="currency">
            <text:p>-$3,632.45</text:p>
          </table:table-cell>
          <table:table-cell table:formula="of:=+[.E9]+[.F8]" office:value-type="currency" office:currency="CAD" office:value="1578340.73781709" calcext:value-type="currency">
            <text:p>$1,578,340.74</text:p>
          </table:table-cell>
          <table:table-cell table:number-columns-repeated="4"/>
          <table:table-cell table:formula="of:=[.K8]+1" office:value-type="float" office:value="5" calcext:value-type="float">
            <text:p>5</text:p>
          </table:table-cell>
          <table:table-cell table:formula="of:=COUNTIF([.A$1:.A$1048576];[.K9])" office:value-type="float" office:value="12" calcext:value-type="float">
            <text:p>12</text:p>
          </table:table-cell>
          <table:table-cell table:formula="of:=SUMIF([.A$1:.A$1048576];[.K9];[.D$1:.D$1048576])" office:value-type="float" office:value="40349.284363793" calcext:value-type="float">
            <text:p>40349.284363793</text:p>
          </table:table-cell>
          <table:table-cell table:formula="of:=-SUMIF([.A$1:.A$1048576];[.K9];[.E$1:.E$1048576])" office:value-type="float" office:value="50699.2878968802" calcext:value-type="float">
            <text:p>50699.2878968802</text:p>
          </table:table-cell>
          <table:table-cell table:formula="of:=+[.M9]+[.N9]" office:value-type="float" office:value="91048.5722606732" calcext:value-type="float">
            <text:p>91048.5722606732</text:p>
          </table:table-cell>
          <table:table-cell table:formula="of:=[.M9]/[.O9]" office:value-type="float" office:value="0.443162186533497" calcext:value-type="float">
            <text:p>0.443162186533497</text:p>
          </table:table-cell>
        </table:table-row>
        <table:table-row table:style-name="ro1">
          <table:table-cell table:formula="of:=FLOOR(([.B10]-1)/12)" office:value-type="float" office:value="0" calcext:value-type="float">
            <text:p>0</text:p>
          </table:table-cell>
          <table:table-cell table:formula="of:=[.B9]+1" office:value-type="float" office:value="7" calcext:value-type="float">
            <text:p>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]*[.$B$1]/12" office:value-type="float" office:value="3945.85184454272" calcext:value-type="float">
            <text:p>3945.85184454272</text:p>
          </table:table-cell>
          <table:table-cell table:formula="of:=+[.C10]+[.D10]" office:value-type="currency" office:currency="CAD" office:value="-3641.52917718005" calcext:value-type="currency">
            <text:p>-$3,641.53</text:p>
          </table:table-cell>
          <table:table-cell table:formula="of:=+[.E10]+[.F9]" office:value-type="currency" office:currency="CAD" office:value="1574699.20863991" calcext:value-type="currency">
            <text:p>$1,574,699.21</text:p>
          </table:table-cell>
          <table:table-cell table:number-columns-repeated="4"/>
          <table:table-cell table:formula="of:=[.K9]+1" office:value-type="float" office:value="6" calcext:value-type="float">
            <text:p>6</text:p>
          </table:table-cell>
          <table:table-cell table:formula="of:=COUNTIF([.A$1:.A$1048576];[.K10])" office:value-type="float" office:value="12" calcext:value-type="float">
            <text:p>12</text:p>
          </table:table-cell>
          <table:table-cell table:formula="of:=SUMIF([.A$1:.A$1048576];[.K10];[.D$1:.D$1048576])" office:value-type="float" office:value="38807.217007576" calcext:value-type="float">
            <text:p>38807.217007576</text:p>
          </table:table-cell>
          <table:table-cell table:formula="of:=-SUMIF([.A$1:.A$1048576];[.K10];[.E$1:.E$1048576])" office:value-type="float" office:value="52241.3552530972" calcext:value-type="float">
            <text:p>52241.3552530972</text:p>
          </table:table-cell>
          <table:table-cell table:formula="of:=+[.M10]+[.N10]" office:value-type="float" office:value="91048.5722606732" calcext:value-type="float">
            <text:p>91048.5722606732</text:p>
          </table:table-cell>
          <table:table-cell table:formula="of:=[.M10]/[.O10]" office:value-type="float" office:value="0.426225431591288" calcext:value-type="float">
            <text:p>0.426225431591288</text:p>
          </table:table-cell>
        </table:table-row>
        <table:table-row table:style-name="ro1">
          <table:table-cell table:formula="of:=FLOOR(([.B11]-1)/12)" office:value-type="float" office:value="0" calcext:value-type="float">
            <text:p>0</text:p>
          </table:table-cell>
          <table:table-cell table:formula="of:=[.B10]+1" office:value-type="float" office:value="8" calcext:value-type="float">
            <text:p>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]*[.$B$1]/12" office:value-type="float" office:value="3936.74802159977" calcext:value-type="float">
            <text:p>3936.74802159977</text:p>
          </table:table-cell>
          <table:table-cell table:formula="of:=+[.C11]+[.D11]" office:value-type="currency" office:currency="CAD" office:value="-3650.633000123" calcext:value-type="currency">
            <text:p>-$3,650.63</text:p>
          </table:table-cell>
          <table:table-cell table:formula="of:=+[.E11]+[.F10]" office:value-type="currency" office:currency="CAD" office:value="1571048.57563978" calcext:value-type="currency">
            <text:p>$1,571,048.58</text:p>
          </table:table-cell>
          <table:table-cell table:number-columns-repeated="4"/>
          <table:table-cell table:formula="of:=[.K10]+1" office:value-type="float" office:value="7" calcext:value-type="float">
            <text:p>7</text:p>
          </table:table-cell>
          <table:table-cell table:formula="of:=COUNTIF([.A$1:.A$1048576];[.K11])" office:value-type="float" office:value="12" calcext:value-type="float">
            <text:p>12</text:p>
          </table:table-cell>
          <table:table-cell table:formula="of:=SUMIF([.A$1:.A$1048576];[.K11];[.D$1:.D$1048576])" office:value-type="float" office:value="37218.2461970946" calcext:value-type="float">
            <text:p>37218.2461970946</text:p>
          </table:table-cell>
          <table:table-cell table:formula="of:=-SUMIF([.A$1:.A$1048576];[.K11];[.E$1:.E$1048576])" office:value-type="float" office:value="53830.3260635786" calcext:value-type="float">
            <text:p>53830.3260635786</text:p>
          </table:table-cell>
          <table:table-cell table:formula="of:=+[.M11]+[.N11]" office:value-type="float" office:value="91048.5722606732" calcext:value-type="float">
            <text:p>91048.5722606732</text:p>
          </table:table-cell>
          <table:table-cell table:formula="of:=[.M11]/[.O11]" office:value-type="float" office:value="0.408773529040502" calcext:value-type="float">
            <text:p>0.408773529040502</text:p>
          </table:table-cell>
        </table:table-row>
        <table:table-row table:style-name="ro1">
          <table:table-cell table:formula="of:=FLOOR(([.B12]-1)/12)" office:value-type="float" office:value="0" calcext:value-type="float">
            <text:p>0</text:p>
          </table:table-cell>
          <table:table-cell table:formula="of:=[.B11]+1" office:value-type="float" office:value="9" calcext:value-type="float">
            <text:p>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]*[.$B$1]/12" office:value-type="float" office:value="3927.62143909946" calcext:value-type="float">
            <text:p>3927.62143909946</text:p>
          </table:table-cell>
          <table:table-cell table:formula="of:=+[.C12]+[.D12]" office:value-type="currency" office:currency="CAD" office:value="-3659.75958262331" calcext:value-type="currency">
            <text:p>-$3,659.76</text:p>
          </table:table-cell>
          <table:table-cell table:formula="of:=+[.E12]+[.F11]" office:value-type="currency" office:currency="CAD" office:value="1567388.81605716" calcext:value-type="currency">
            <text:p>$1,567,388.82</text:p>
          </table:table-cell>
          <table:table-cell table:number-columns-repeated="4"/>
          <table:table-cell table:formula="of:=[.K11]+1" office:value-type="float" office:value="8" calcext:value-type="float">
            <text:p>8</text:p>
          </table:table-cell>
          <table:table-cell table:formula="of:=COUNTIF([.A$1:.A$1048576];[.K12])" office:value-type="float" office:value="12" calcext:value-type="float">
            <text:p>12</text:p>
          </table:table-cell>
          <table:table-cell table:formula="of:=SUMIF([.A$1:.A$1048576];[.K12];[.D$1:.D$1048576])" office:value-type="float" office:value="35580.9453189047" calcext:value-type="float">
            <text:p>35580.9453189047</text:p>
          </table:table-cell>
          <table:table-cell table:formula="of:=-SUMIF([.A$1:.A$1048576];[.K12];[.E$1:.E$1048576])" office:value-type="float" office:value="55467.6269417685" calcext:value-type="float">
            <text:p>55467.6269417685</text:p>
          </table:table-cell>
          <table:table-cell table:formula="of:=+[.M12]+[.N12]" office:value-type="float" office:value="91048.5722606732" calcext:value-type="float">
            <text:p>91048.5722606732</text:p>
          </table:table-cell>
          <table:table-cell table:formula="of:=[.M12]/[.O12]" office:value-type="float" office:value="0.390790810173673" calcext:value-type="float">
            <text:p>0.390790810173673</text:p>
          </table:table-cell>
        </table:table-row>
        <table:table-row table:style-name="ro1">
          <table:table-cell table:formula="of:=FLOOR(([.B13]-1)/12)" office:value-type="float" office:value="0" calcext:value-type="float">
            <text:p>0</text:p>
          </table:table-cell>
          <table:table-cell table:formula="of:=[.B12]+1" office:value-type="float" office:value="10" calcext:value-type="float">
            <text:p>1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]*[.$B$1]/12" office:value-type="float" office:value="3918.4720401429" calcext:value-type="float">
            <text:p>3918.4720401429</text:p>
          </table:table-cell>
          <table:table-cell table:formula="of:=+[.C13]+[.D13]" office:value-type="currency" office:currency="CAD" office:value="-3668.90898157987" calcext:value-type="currency">
            <text:p>-$3,668.91</text:p>
          </table:table-cell>
          <table:table-cell table:formula="of:=+[.E13]+[.F12]" office:value-type="currency" office:currency="CAD" office:value="1563719.90707558" calcext:value-type="currency">
            <text:p>$1,563,719.91</text:p>
          </table:table-cell>
          <table:table-cell table:number-columns-repeated="4"/>
          <table:table-cell table:formula="of:=[.K12]+1" office:value-type="float" office:value="9" calcext:value-type="float">
            <text:p>9</text:p>
          </table:table-cell>
          <table:table-cell table:formula="of:=COUNTIF([.A$1:.A$1048576];[.K13])" office:value-type="float" office:value="12" calcext:value-type="float">
            <text:p>12</text:p>
          </table:table-cell>
          <table:table-cell table:formula="of:=SUMIF([.A$1:.A$1048576];[.K13];[.D$1:.D$1048576])" office:value-type="float" office:value="33893.8443677494" calcext:value-type="float">
            <text:p>33893.8443677494</text:p>
          </table:table-cell>
          <table:table-cell table:formula="of:=-SUMIF([.A$1:.A$1048576];[.K13];[.E$1:.E$1048576])" office:value-type="float" office:value="57154.7278929238" calcext:value-type="float">
            <text:p>57154.7278929238</text:p>
          </table:table-cell>
          <table:table-cell table:formula="of:=+[.M13]+[.N13]" office:value-type="float" office:value="91048.5722606732" calcext:value-type="float">
            <text:p>91048.5722606732</text:p>
          </table:table-cell>
          <table:table-cell table:formula="of:=[.M13]/[.O13]" office:value-type="float" office:value="0.372261129704603" calcext:value-type="float">
            <text:p>0.372261129704603</text:p>
          </table:table-cell>
        </table:table-row>
        <table:table-row table:style-name="ro1">
          <table:table-cell table:formula="of:=FLOOR(([.B14]-1)/12)" office:value-type="float" office:value="0" calcext:value-type="float">
            <text:p>0</text:p>
          </table:table-cell>
          <table:table-cell table:formula="of:=[.B13]+1" office:value-type="float" office:value="11" calcext:value-type="float">
            <text:p>1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]*[.$B$1]/12" office:value-type="float" office:value="3909.29976768895" calcext:value-type="float">
            <text:p>3909.29976768895</text:p>
          </table:table-cell>
          <table:table-cell table:formula="of:=+[.C14]+[.D14]" office:value-type="currency" office:currency="CAD" office:value="-3678.08125403382" calcext:value-type="currency">
            <text:p>-$3,678.08</text:p>
          </table:table-cell>
          <table:table-cell table:formula="of:=+[.E14]+[.F13]" office:value-type="currency" office:currency="CAD" office:value="1560041.82582155" calcext:value-type="currency">
            <text:p>$1,560,041.83</text:p>
          </table:table-cell>
          <table:table-cell table:number-columns-repeated="4"/>
          <table:table-cell table:formula="of:=[.K13]+1" office:value-type="float" office:value="10" calcext:value-type="float">
            <text:p>10</text:p>
          </table:table-cell>
          <table:table-cell table:formula="of:=COUNTIF([.A$1:.A$1048576];[.K14])" office:value-type="float" office:value="12" calcext:value-type="float">
            <text:p>12</text:p>
          </table:table-cell>
          <table:table-cell table:formula="of:=SUMIF([.A$1:.A$1048576];[.K14];[.D$1:.D$1048576])" office:value-type="float" office:value="32155.428626755" calcext:value-type="float">
            <text:p>32155.428626755</text:p>
          </table:table-cell>
          <table:table-cell table:formula="of:=-SUMIF([.A$1:.A$1048576];[.K14];[.E$1:.E$1048576])" office:value-type="float" office:value="58893.1436339182" calcext:value-type="float">
            <text:p>58893.1436339182</text:p>
          </table:table-cell>
          <table:table-cell table:formula="of:=+[.M14]+[.N14]" office:value-type="float" office:value="91048.5722606732" calcext:value-type="float">
            <text:p>91048.5722606732</text:p>
          </table:table-cell>
          <table:table-cell table:formula="of:=[.M14]/[.O14]" office:value-type="float" office:value="0.353167851272765" calcext:value-type="float">
            <text:p>0.353167851272765</text:p>
          </table:table-cell>
        </table:table-row>
        <table:table-row table:style-name="ro1">
          <table:table-cell table:formula="of:=FLOOR(([.B15]-1)/12)" office:value-type="float" office:value="0" calcext:value-type="float">
            <text:p>0</text:p>
          </table:table-cell>
          <table:table-cell table:formula="of:=[.B14]+1" office:value-type="float" office:value="12" calcext:value-type="float">
            <text:p>1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]*[.$B$1]/12" office:value-type="float" office:value="3900.10456455387" calcext:value-type="float">
            <text:p>3900.10456455387</text:p>
          </table:table-cell>
          <table:table-cell table:formula="of:=+[.C15]+[.D15]" office:value-type="currency" office:currency="CAD" office:value="-3687.2764571689" calcext:value-type="currency">
            <text:p>-$3,687.28</text:p>
          </table:table-cell>
          <table:table-cell table:formula="of:=+[.E15]+[.F14]" office:value-type="currency" office:currency="CAD" office:value="1556354.54936438" calcext:value-type="currency">
            <text:p>$1,556,354.55</text:p>
          </table:table-cell>
          <table:table-cell table:formula="of:=SUM([.C4:.C15])" office:value-type="currency" office:currency="CAD" office:value="-91048.5722606733" calcext:value-type="currency">
            <text:p>-$91,048.57</text:p>
          </table:table-cell>
          <table:table-cell table:formula="of:=SUM([.D4:.D15])" office:value-type="float" office:value="47403.1216250518" calcext:value-type="float">
            <text:p>47403.1216250518</text:p>
          </table:table-cell>
          <table:table-cell table:formula="of:=SUM([.E4:.E15])" office:value-type="float" office:value="-43645.4506356215" calcext:value-type="float">
            <text:p>-43645.4506356215</text:p>
          </table:table-cell>
          <table:table-cell table:style-name="ce3"/>
          <table:table-cell table:formula="of:=[.K14]+1" office:value-type="float" office:value="11" calcext:value-type="float">
            <text:p>11</text:p>
          </table:table-cell>
          <table:table-cell table:formula="of:=COUNTIF([.A$1:.A$1048576];[.K15])" office:value-type="float" office:value="12" calcext:value-type="float">
            <text:p>12</text:p>
          </table:table-cell>
          <table:table-cell table:formula="of:=SUMIF([.A$1:.A$1048576];[.K15];[.D$1:.D$1048576])" office:value-type="float" office:value="30364.1373074848" calcext:value-type="float">
            <text:p>30364.1373074848</text:p>
          </table:table-cell>
          <table:table-cell table:formula="of:=-SUMIF([.A$1:.A$1048576];[.K15];[.E$1:.E$1048576])" office:value-type="float" office:value="60684.4349531885" calcext:value-type="float">
            <text:p>60684.4349531885</text:p>
          </table:table-cell>
          <table:table-cell table:formula="of:=+[.M15]+[.N15]" office:value-type="float" office:value="91048.5722606732" calcext:value-type="float">
            <text:p>91048.5722606732</text:p>
          </table:table-cell>
          <table:table-cell table:formula="of:=[.M15]/[.O15]" office:value-type="float" office:value="0.333493832506806" calcext:value-type="float">
            <text:p>0.333493832506806</text:p>
          </table:table-cell>
        </table:table-row>
        <table:table-row table:style-name="ro1">
          <table:table-cell table:formula="of:=FLOOR(([.B16]-1)/12)" office:value-type="float" office:value="1" calcext:value-type="float">
            <text:p>1</text:p>
          </table:table-cell>
          <table:table-cell table:formula="of:=[.B15]+1" office:value-type="float" office:value="13" calcext:value-type="float">
            <text:p>1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]*[.$B$1]/12" office:value-type="float" office:value="3890.88637341095" calcext:value-type="float">
            <text:p>3890.88637341095</text:p>
          </table:table-cell>
          <table:table-cell table:formula="of:=+[.C16]+[.D16]" office:value-type="currency" office:currency="CAD" office:value="-3696.49464831182" calcext:value-type="currency">
            <text:p>-$3,696.49</text:p>
          </table:table-cell>
          <table:table-cell table:formula="of:=+[.E16]+[.F15]" office:value-type="currency" office:currency="CAD" office:value="1552658.05471607" calcext:value-type="currency">
            <text:p>$1,552,658.05</text:p>
          </table:table-cell>
          <table:table-cell table:number-columns-repeated="4"/>
          <table:table-cell table:formula="of:=[.K15]+1" office:value-type="float" office:value="12" calcext:value-type="float">
            <text:p>12</text:p>
          </table:table-cell>
          <table:table-cell table:formula="of:=COUNTIF([.A$1:.A$1048576];[.K16])" office:value-type="float" office:value="12" calcext:value-type="float">
            <text:p>12</text:p>
          </table:table-cell>
          <table:table-cell table:formula="of:=SUMIF([.A$1:.A$1048576];[.K16];[.D$1:.D$1048576])" office:value-type="float" office:value="28518.362148628" calcext:value-type="float">
            <text:p>28518.362148628</text:p>
          </table:table-cell>
          <table:table-cell table:formula="of:=-SUMIF([.A$1:.A$1048576];[.K16];[.E$1:.E$1048576])" office:value-type="float" office:value="62530.2101120452" calcext:value-type="float">
            <text:p>62530.2101120452</text:p>
          </table:table-cell>
          <table:table-cell table:formula="of:=+[.M16]+[.N16]" office:value-type="float" office:value="91048.5722606732" calcext:value-type="float">
            <text:p>91048.5722606732</text:p>
          </table:table-cell>
          <table:table-cell table:formula="of:=[.M16]/[.O16]" office:value-type="float" office:value="0.313221409633746" calcext:value-type="float">
            <text:p>0.313221409633746</text:p>
          </table:table-cell>
        </table:table-row>
        <table:table-row table:style-name="ro1">
          <table:table-cell table:formula="of:=FLOOR(([.B17]-1)/12)" office:value-type="float" office:value="1" calcext:value-type="float">
            <text:p>1</text:p>
          </table:table-cell>
          <table:table-cell table:formula="of:=[.B16]+1" office:value-type="float" office:value="14" calcext:value-type="float">
            <text:p>1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]*[.$B$1]/12" office:value-type="float" office:value="3881.64513679017" calcext:value-type="float">
            <text:p>3881.64513679017</text:p>
          </table:table-cell>
          <table:table-cell table:formula="of:=+[.C17]+[.D17]" office:value-type="currency" office:currency="CAD" office:value="-3705.7358849326" calcext:value-type="currency">
            <text:p>-$3,705.74</text:p>
          </table:table-cell>
          <table:table-cell table:formula="of:=+[.E17]+[.F16]" office:value-type="currency" office:currency="CAD" office:value="1548952.31883113" calcext:value-type="currency">
            <text:p>$1,548,952.32</text:p>
          </table:table-cell>
          <table:table-cell table:number-columns-repeated="4"/>
          <table:table-cell table:formula="of:=[.K16]+1" office:value-type="float" office:value="13" calcext:value-type="float">
            <text:p>13</text:p>
          </table:table-cell>
          <table:table-cell table:formula="of:=COUNTIF([.A$1:.A$1048576];[.K17])" office:value-type="float" office:value="12" calcext:value-type="float">
            <text:p>12</text:p>
          </table:table-cell>
          <table:table-cell table:formula="of:=SUMIF([.A$1:.A$1048576];[.K17];[.D$1:.D$1048576])" office:value-type="float" office:value="26616.4459720675" calcext:value-type="float">
            <text:p>26616.4459720675</text:p>
          </table:table-cell>
          <table:table-cell table:formula="of:=-SUMIF([.A$1:.A$1048576];[.K17];[.E$1:.E$1048576])" office:value-type="float" office:value="64432.1262886057" calcext:value-type="float">
            <text:p>64432.1262886057</text:p>
          </table:table-cell>
          <table:table-cell table:formula="of:=+[.M17]+[.N17]" office:value-type="float" office:value="91048.5722606732" calcext:value-type="float">
            <text:p>91048.5722606732</text:p>
          </table:table-cell>
          <table:table-cell table:formula="of:=[.M17]/[.O17]" office:value-type="float" office:value="0.292332381620046" calcext:value-type="float">
            <text:p>0.292332381620046</text:p>
          </table:table-cell>
        </table:table-row>
        <table:table-row table:style-name="ro1">
          <table:table-cell table:formula="of:=FLOOR(([.B18]-1)/12)" office:value-type="float" office:value="1" calcext:value-type="float">
            <text:p>1</text:p>
          </table:table-cell>
          <table:table-cell table:formula="of:=[.B17]+1" office:value-type="float" office:value="15" calcext:value-type="float">
            <text:p>1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]*[.$B$1]/12" office:value-type="float" office:value="3872.38079707783" calcext:value-type="float">
            <text:p>3872.38079707783</text:p>
          </table:table-cell>
          <table:table-cell table:formula="of:=+[.C18]+[.D18]" office:value-type="currency" office:currency="CAD" office:value="-3715.00022464494" calcext:value-type="currency">
            <text:p>-$3,715.00</text:p>
          </table:table-cell>
          <table:table-cell table:formula="of:=+[.E18]+[.F17]" office:value-type="currency" office:currency="CAD" office:value="1545237.31860649" calcext:value-type="currency">
            <text:p>$1,545,237.32</text:p>
          </table:table-cell>
          <table:table-cell table:number-columns-repeated="4"/>
          <table:table-cell table:formula="of:=[.K17]+1" office:value-type="float" office:value="14" calcext:value-type="float">
            <text:p>14</text:p>
          </table:table-cell>
          <table:table-cell table:formula="of:=COUNTIF([.A$1:.A$1048576];[.K18])" office:value-type="float" office:value="12" calcext:value-type="float">
            <text:p>12</text:p>
          </table:table-cell>
          <table:table-cell table:formula="of:=SUMIF([.A$1:.A$1048576];[.K18];[.D$1:.D$1048576])" office:value-type="float" office:value="24656.6811950276" calcext:value-type="float">
            <text:p>24656.6811950276</text:p>
          </table:table-cell>
          <table:table-cell table:formula="of:=-SUMIF([.A$1:.A$1048576];[.K18];[.E$1:.E$1048576])" office:value-type="float" office:value="66391.8910656456" calcext:value-type="float">
            <text:p>66391.8910656456</text:p>
          </table:table-cell>
          <table:table-cell table:formula="of:=+[.M18]+[.N18]" office:value-type="float" office:value="91048.5722606733" calcext:value-type="float">
            <text:p>91048.5722606733</text:p>
          </table:table-cell>
          <table:table-cell table:formula="of:=[.M18]/[.O18]" office:value-type="float" office:value="0.270807993830317" calcext:value-type="float">
            <text:p>0.270807993830317</text:p>
          </table:table-cell>
        </table:table-row>
        <table:table-row table:style-name="ro1">
          <table:table-cell table:formula="of:=FLOOR(([.B19]-1)/12)" office:value-type="float" office:value="1" calcext:value-type="float">
            <text:p>1</text:p>
          </table:table-cell>
          <table:table-cell table:formula="of:=[.B18]+1" office:value-type="float" office:value="16" calcext:value-type="float">
            <text:p>1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]*[.$B$1]/12" office:value-type="float" office:value="3863.09329651622" calcext:value-type="float">
            <text:p>3863.09329651622</text:p>
          </table:table-cell>
          <table:table-cell table:formula="of:=+[.C19]+[.D19]" office:value-type="currency" office:currency="CAD" office:value="-3724.28772520655" calcext:value-type="currency">
            <text:p>-$3,724.29</text:p>
          </table:table-cell>
          <table:table-cell table:formula="of:=+[.E19]+[.F18]" office:value-type="currency" office:currency="CAD" office:value="1541513.03088128" calcext:value-type="currency">
            <text:p>$1,541,513.03</text:p>
          </table:table-cell>
          <table:table-cell table:number-columns-repeated="4"/>
          <table:table-cell table:formula="of:=[.K18]+1" office:value-type="float" office:value="15" calcext:value-type="float">
            <text:p>15</text:p>
          </table:table-cell>
          <table:table-cell table:formula="of:=COUNTIF([.A$1:.A$1048576];[.K19])" office:value-type="float" office:value="12" calcext:value-type="float">
            <text:p>12</text:p>
          </table:table-cell>
          <table:table-cell table:formula="of:=SUMIF([.A$1:.A$1048576];[.K19];[.D$1:.D$1048576])" office:value-type="float" office:value="22637.3082969687" calcext:value-type="float">
            <text:p>22637.3082969687</text:p>
          </table:table-cell>
          <table:table-cell table:formula="of:=-SUMIF([.A$1:.A$1048576];[.K19];[.E$1:.E$1048576])" office:value-type="float" office:value="68411.2639637046" calcext:value-type="float">
            <text:p>68411.2639637046</text:p>
          </table:table-cell>
          <table:table-cell table:formula="of:=+[.M19]+[.N19]" office:value-type="float" office:value="91048.5722606732" calcext:value-type="float">
            <text:p>91048.5722606732</text:p>
          </table:table-cell>
          <table:table-cell table:formula="of:=[.M19]/[.O19]" office:value-type="float" office:value="0.248628921188986" calcext:value-type="float">
            <text:p>0.248628921188986</text:p>
          </table:table-cell>
        </table:table-row>
        <table:table-row table:style-name="ro1">
          <table:table-cell table:formula="of:=FLOOR(([.B20]-1)/12)" office:value-type="float" office:value="1" calcext:value-type="float">
            <text:p>1</text:p>
          </table:table-cell>
          <table:table-cell table:formula="of:=[.B19]+1" office:value-type="float" office:value="17" calcext:value-type="float">
            <text:p>1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]*[.$B$1]/12" office:value-type="float" office:value="3853.78257720321" calcext:value-type="float">
            <text:p>3853.78257720321</text:p>
          </table:table-cell>
          <table:table-cell table:formula="of:=+[.C20]+[.D20]" office:value-type="currency" office:currency="CAD" office:value="-3733.59844451956" calcext:value-type="currency">
            <text:p>-$3,733.60</text:p>
          </table:table-cell>
          <table:table-cell table:formula="of:=+[.E20]+[.F19]" office:value-type="currency" office:currency="CAD" office:value="1537779.43243676" calcext:value-type="currency">
            <text:p>$1,537,779.43</text:p>
          </table:table-cell>
          <table:table-cell table:number-columns-repeated="4"/>
          <table:table-cell table:formula="of:=[.K19]+1" office:value-type="float" office:value="16" calcext:value-type="float">
            <text:p>16</text:p>
          </table:table-cell>
          <table:table-cell table:formula="of:=COUNTIF([.A$1:.A$1048576];[.K20])" office:value-type="float" office:value="12" calcext:value-type="float">
            <text:p>12</text:p>
          </table:table-cell>
          <table:table-cell table:formula="of:=SUMIF([.A$1:.A$1048576];[.K20];[.D$1:.D$1048576])" office:value-type="float" office:value="20556.51423985" calcext:value-type="float">
            <text:p>20556.51423985</text:p>
          </table:table-cell>
          <table:table-cell table:formula="of:=-SUMIF([.A$1:.A$1048576];[.K20];[.E$1:.E$1048576])" office:value-type="float" office:value="70492.0580208232" calcext:value-type="float">
            <text:p>70492.0580208232</text:p>
          </table:table-cell>
          <table:table-cell table:formula="of:=+[.M20]+[.N20]" office:value-type="float" office:value="91048.5722606732" calcext:value-type="float">
            <text:p>91048.5722606732</text:p>
          </table:table-cell>
          <table:table-cell table:formula="of:=[.M20]/[.O20]" office:value-type="float" office:value="0.225775250829815" calcext:value-type="float">
            <text:p>0.225775250829815</text:p>
          </table:table-cell>
        </table:table-row>
        <table:table-row table:style-name="ro1">
          <table:table-cell table:formula="of:=FLOOR(([.B21]-1)/12)" office:value-type="float" office:value="1" calcext:value-type="float">
            <text:p>1</text:p>
          </table:table-cell>
          <table:table-cell table:formula="of:=[.B20]+1" office:value-type="float" office:value="18" calcext:value-type="float">
            <text:p>1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]*[.$B$1]/12" office:value-type="float" office:value="3844.44858109191" calcext:value-type="float">
            <text:p>3844.44858109191</text:p>
          </table:table-cell>
          <table:table-cell table:formula="of:=+[.C21]+[.D21]" office:value-type="currency" office:currency="CAD" office:value="-3742.93244063086" calcext:value-type="currency">
            <text:p>-$3,742.93</text:p>
          </table:table-cell>
          <table:table-cell table:formula="of:=+[.E21]+[.F20]" office:value-type="currency" office:currency="CAD" office:value="1534036.49999613" calcext:value-type="currency">
            <text:p>$1,534,036.50</text:p>
          </table:table-cell>
          <table:table-cell table:number-columns-repeated="4"/>
          <table:table-cell table:formula="of:=[.K20]+1" office:value-type="float" office:value="17" calcext:value-type="float">
            <text:p>17</text:p>
          </table:table-cell>
          <table:table-cell table:formula="of:=COUNTIF([.A$1:.A$1048576];[.K21])" office:value-type="float" office:value="12" calcext:value-type="float">
            <text:p>12</text:p>
          </table:table-cell>
          <table:table-cell table:formula="of:=SUMIF([.A$1:.A$1048576];[.K21];[.D$1:.D$1048576])" office:value-type="float" office:value="18412.4308403442" calcext:value-type="float">
            <text:p>18412.4308403442</text:p>
          </table:table-cell>
          <table:table-cell table:formula="of:=-SUMIF([.A$1:.A$1048576];[.K21];[.E$1:.E$1048576])" office:value-type="float" office:value="72636.141420329" calcext:value-type="float">
            <text:p>72636.141420329</text:p>
          </table:table-cell>
          <table:table-cell table:formula="of:=+[.M21]+[.N21]" office:value-type="float" office:value="91048.5722606732" calcext:value-type="float">
            <text:p>91048.5722606732</text:p>
          </table:table-cell>
          <table:table-cell table:formula="of:=[.M21]/[.O21]" office:value-type="float" office:value="0.202226464217684" calcext:value-type="float">
            <text:p>0.202226464217684</text:p>
          </table:table-cell>
        </table:table-row>
        <table:table-row table:style-name="ro1">
          <table:table-cell table:formula="of:=FLOOR(([.B22]-1)/12)" office:value-type="float" office:value="1" calcext:value-type="float">
            <text:p>1</text:p>
          </table:table-cell>
          <table:table-cell table:formula="of:=[.B21]+1" office:value-type="float" office:value="19" calcext:value-type="float">
            <text:p>1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]*[.$B$1]/12" office:value-type="float" office:value="3835.09124999033" calcext:value-type="float">
            <text:p>3835.09124999033</text:p>
          </table:table-cell>
          <table:table-cell table:formula="of:=+[.C22]+[.D22]" office:value-type="currency" office:currency="CAD" office:value="-3752.28977173244" calcext:value-type="currency">
            <text:p>-$3,752.29</text:p>
          </table:table-cell>
          <table:table-cell table:formula="of:=+[.E22]+[.F21]" office:value-type="currency" office:currency="CAD" office:value="1530284.2102244" calcext:value-type="currency">
            <text:p>$1,530,284.21</text:p>
          </table:table-cell>
          <table:table-cell table:number-columns-repeated="4"/>
          <table:table-cell table:formula="of:=[.K21]+1" office:value-type="float" office:value="18" calcext:value-type="float">
            <text:p>18</text:p>
          </table:table-cell>
          <table:table-cell table:formula="of:=COUNTIF([.A$1:.A$1048576];[.K22])" office:value-type="float" office:value="12" calcext:value-type="float">
            <text:p>12</text:p>
          </table:table-cell>
          <table:table-cell table:formula="of:=SUMIF([.A$1:.A$1048576];[.K22];[.D$1:.D$1048576])" office:value-type="float" office:value="16203.1330925401" calcext:value-type="float">
            <text:p>16203.1330925401</text:p>
          </table:table-cell>
          <table:table-cell table:formula="of:=-SUMIF([.A$1:.A$1048576];[.K22];[.E$1:.E$1048576])" office:value-type="float" office:value="74845.4391681332" calcext:value-type="float">
            <text:p>74845.4391681332</text:p>
          </table:table-cell>
          <table:table-cell table:formula="of:=+[.M22]+[.N22]" office:value-type="float" office:value="91048.5722606732" calcext:value-type="float">
            <text:p>91048.5722606732</text:p>
          </table:table-cell>
          <table:table-cell table:formula="of:=[.M22]/[.O22]" office:value-type="float" office:value="0.177961418726592" calcext:value-type="float">
            <text:p>0.177961418726592</text:p>
          </table:table-cell>
        </table:table-row>
        <table:table-row table:style-name="ro1">
          <table:table-cell table:formula="of:=FLOOR(([.B23]-1)/12)" office:value-type="float" office:value="1" calcext:value-type="float">
            <text:p>1</text:p>
          </table:table-cell>
          <table:table-cell table:formula="of:=[.B22]+1" office:value-type="float" office:value="20" calcext:value-type="float">
            <text:p>2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]*[.$B$1]/12" office:value-type="float" office:value="3825.710525561" calcext:value-type="float">
            <text:p>3825.710525561</text:p>
          </table:table-cell>
          <table:table-cell table:formula="of:=+[.C23]+[.D23]" office:value-type="currency" office:currency="CAD" office:value="-3761.67049616177" calcext:value-type="currency">
            <text:p>-$3,761.67</text:p>
          </table:table-cell>
          <table:table-cell table:formula="of:=+[.E23]+[.F22]" office:value-type="currency" office:currency="CAD" office:value="1526522.53972824" calcext:value-type="currency">
            <text:p>$1,526,522.54</text:p>
          </table:table-cell>
          <table:table-cell table:number-columns-repeated="4"/>
          <table:table-cell table:formula="of:=[.K22]+1" office:value-type="float" office:value="19" calcext:value-type="float">
            <text:p>19</text:p>
          </table:table-cell>
          <table:table-cell table:formula="of:=COUNTIF([.A$1:.A$1048576];[.K23])" office:value-type="float" office:value="12" calcext:value-type="float">
            <text:p>12</text:p>
          </table:table-cell>
          <table:table-cell table:formula="of:=SUMIF([.A$1:.A$1048576];[.K23];[.D$1:.D$1048576])" office:value-type="float" office:value="13926.6374396296" calcext:value-type="float">
            <text:p>13926.6374396296</text:p>
          </table:table-cell>
          <table:table-cell table:formula="of:=-SUMIF([.A$1:.A$1048576];[.K23];[.E$1:.E$1048576])" office:value-type="float" office:value="77121.9348210436" calcext:value-type="float">
            <text:p>77121.9348210436</text:p>
          </table:table-cell>
          <table:table-cell table:formula="of:=+[.M23]+[.N23]" office:value-type="float" office:value="91048.5722606732" calcext:value-type="float">
            <text:p>91048.5722606732</text:p>
          </table:table-cell>
          <table:table-cell table:formula="of:=[.M23]/[.O23]" office:value-type="float" office:value="0.15295832865734" calcext:value-type="float">
            <text:p>0.15295832865734</text:p>
          </table:table-cell>
        </table:table-row>
        <table:table-row table:style-name="ro1">
          <table:table-cell table:formula="of:=FLOOR(([.B24]-1)/12)" office:value-type="float" office:value="1" calcext:value-type="float">
            <text:p>1</text:p>
          </table:table-cell>
          <table:table-cell table:formula="of:=[.B23]+1" office:value-type="float" office:value="21" calcext:value-type="float">
            <text:p>2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]*[.$B$1]/12" office:value-type="float" office:value="3816.30634932059" calcext:value-type="float">
            <text:p>3816.30634932059</text:p>
          </table:table-cell>
          <table:table-cell table:formula="of:=+[.C24]+[.D24]" office:value-type="currency" office:currency="CAD" office:value="-3771.07467240218" calcext:value-type="currency">
            <text:p>-$3,771.07</text:p>
          </table:table-cell>
          <table:table-cell table:formula="of:=+[.E24]+[.F23]" office:value-type="currency" office:currency="CAD" office:value="1522751.46505584" calcext:value-type="currency">
            <text:p>$1,522,751.47</text:p>
          </table:table-cell>
          <table:table-cell table:number-columns-repeated="4"/>
          <table:table-cell table:formula="of:=[.K23]+1" office:value-type="float" office:value="20" calcext:value-type="float">
            <text:p>20</text:p>
          </table:table-cell>
          <table:table-cell table:formula="of:=COUNTIF([.A$1:.A$1048576];[.K24])" office:value-type="float" office:value="12" calcext:value-type="float">
            <text:p>12</text:p>
          </table:table-cell>
          <table:table-cell table:formula="of:=SUMIF([.A$1:.A$1048576];[.K24];[.D$1:.D$1048576])" office:value-type="float" office:value="11580.8999930264" calcext:value-type="float">
            <text:p>11580.8999930264</text:p>
          </table:table-cell>
          <table:table-cell table:formula="of:=-SUMIF([.A$1:.A$1048576];[.K24];[.E$1:.E$1048576])" office:value-type="float" office:value="79467.6722676468" calcext:value-type="float">
            <text:p>79467.6722676468</text:p>
          </table:table-cell>
          <table:table-cell table:formula="of:=+[.M24]+[.N24]" office:value-type="float" office:value="91048.5722606733" calcext:value-type="float">
            <text:p>91048.5722606733</text:p>
          </table:table-cell>
          <table:table-cell table:formula="of:=[.M24]/[.O24]" office:value-type="float" office:value="0.127194745677836" calcext:value-type="float">
            <text:p>0.127194745677836</text:p>
          </table:table-cell>
        </table:table-row>
        <table:table-row table:style-name="ro1">
          <table:table-cell table:formula="of:=FLOOR(([.B25]-1)/12)" office:value-type="float" office:value="1" calcext:value-type="float">
            <text:p>1</text:p>
          </table:table-cell>
          <table:table-cell table:formula="of:=[.B24]+1" office:value-type="float" office:value="22" calcext:value-type="float">
            <text:p>2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]*[.$B$1]/12" office:value-type="float" office:value="3806.87866263959" calcext:value-type="float">
            <text:p>3806.87866263959</text:p>
          </table:table-cell>
          <table:table-cell table:formula="of:=+[.C25]+[.D25]" office:value-type="currency" office:currency="CAD" office:value="-3780.50235908318" calcext:value-type="currency">
            <text:p>-$3,780.50</text:p>
          </table:table-cell>
          <table:table-cell table:formula="of:=+[.E25]+[.F24]" office:value-type="currency" office:currency="CAD" office:value="1518970.96269675" calcext:value-type="currency">
            <text:p>$1,518,970.96</text:p>
          </table:table-cell>
          <table:table-cell table:number-columns-repeated="4"/>
          <table:table-cell table:formula="of:=[.K24]+1" office:value-type="float" office:value="21" calcext:value-type="float">
            <text:p>21</text:p>
          </table:table-cell>
          <table:table-cell table:formula="of:=COUNTIF([.A$1:.A$1048576];[.K25])" office:value-type="float" office:value="12" calcext:value-type="float">
            <text:p>12</text:p>
          </table:table-cell>
          <table:table-cell table:formula="of:=SUMIF([.A$1:.A$1048576];[.K25];[.D$1:.D$1048576])" office:value-type="float" office:value="9163.81469731695" calcext:value-type="float">
            <text:p>9163.81469731695</text:p>
          </table:table-cell>
          <table:table-cell table:formula="of:=-SUMIF([.A$1:.A$1048576];[.K25];[.E$1:.E$1048576])" office:value-type="float" office:value="81884.7575633563" calcext:value-type="float">
            <text:p>81884.7575633563</text:p>
          </table:table-cell>
          <table:table-cell table:formula="of:=+[.M25]+[.N25]" office:value-type="float" office:value="91048.5722606732" calcext:value-type="float">
            <text:p>91048.5722606732</text:p>
          </table:table-cell>
          <table:table-cell table:formula="of:=[.M25]/[.O25]" office:value-type="float" office:value="0.10064753866849" calcext:value-type="float">
            <text:p>0.10064753866849</text:p>
          </table:table-cell>
        </table:table-row>
        <table:table-row table:style-name="ro1">
          <table:table-cell table:formula="of:=FLOOR(([.B26]-1)/12)" office:value-type="float" office:value="1" calcext:value-type="float">
            <text:p>1</text:p>
          </table:table-cell>
          <table:table-cell table:formula="of:=[.B25]+1" office:value-type="float" office:value="23" calcext:value-type="float">
            <text:p>2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]*[.$B$1]/12" office:value-type="float" office:value="3797.42740674188" calcext:value-type="float">
            <text:p>3797.42740674188</text:p>
          </table:table-cell>
          <table:table-cell table:formula="of:=+[.C26]+[.D26]" office:value-type="currency" office:currency="CAD" office:value="-3789.95361498089" calcext:value-type="currency">
            <text:p>-$3,789.95</text:p>
          </table:table-cell>
          <table:table-cell table:formula="of:=+[.E26]+[.F25]" office:value-type="currency" office:currency="CAD" office:value="1515181.00908177" calcext:value-type="currency">
            <text:p>$1,515,181.01</text:p>
          </table:table-cell>
          <table:table-cell table:number-columns-repeated="4"/>
          <table:table-cell table:formula="of:=[.K25]+1" office:value-type="float" office:value="22" calcext:value-type="float">
            <text:p>22</text:p>
          </table:table-cell>
          <table:table-cell table:formula="of:=COUNTIF([.A$1:.A$1048576];[.K26])" office:value-type="float" office:value="12" calcext:value-type="float">
            <text:p>12</text:p>
          </table:table-cell>
          <table:table-cell table:formula="of:=SUMIF([.A$1:.A$1048576];[.K26];[.D$1:.D$1048576])" office:value-type="float" office:value="6673.21143939692" calcext:value-type="float">
            <text:p>6673.21143939692</text:p>
          </table:table-cell>
          <table:table-cell table:formula="of:=-SUMIF([.A$1:.A$1048576];[.K26];[.E$1:.E$1048576])" office:value-type="float" office:value="84375.3608212763" calcext:value-type="float">
            <text:p>84375.3608212763</text:p>
          </table:table-cell>
          <table:table-cell table:formula="of:=+[.M26]+[.N26]" office:value-type="float" office:value="91048.5722606733" calcext:value-type="float">
            <text:p>91048.5722606733</text:p>
          </table:table-cell>
          <table:table-cell table:formula="of:=[.M26]/[.O26]" office:value-type="float" office:value="0.0732928729545745" calcext:value-type="float">
            <text:p>0.073292872954575</text:p>
          </table:table-cell>
        </table:table-row>
        <table:table-row table:style-name="ro1">
          <table:table-cell table:formula="of:=FLOOR(([.B27]-1)/12)" office:value-type="float" office:value="1" calcext:value-type="float">
            <text:p>1</text:p>
          </table:table-cell>
          <table:table-cell table:formula="of:=[.B26]+1" office:value-type="float" office:value="24" calcext:value-type="float">
            <text:p>2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]*[.$B$1]/12" office:value-type="float" office:value="3787.95252270443" calcext:value-type="float">
            <text:p>3787.95252270443</text:p>
          </table:table-cell>
          <table:table-cell table:formula="of:=+[.C27]+[.D27]" office:value-type="currency" office:currency="CAD" office:value="-3799.42849901834" calcext:value-type="currency">
            <text:p>-$3,799.43</text:p>
          </table:table-cell>
          <table:table-cell table:formula="of:=+[.E27]+[.F26]" office:value-type="currency" office:currency="CAD" office:value="1511381.58058275" calcext:value-type="currency">
            <text:p>$1,511,381.58</text:p>
          </table:table-cell>
          <table:table-cell table:formula="of:=SUM([.C16:.C27])" office:value-type="currency" office:currency="CAD" office:value="-91048.5722606733" calcext:value-type="currency">
            <text:p>-$91,048.57</text:p>
          </table:table-cell>
          <table:table-cell table:formula="of:=SUM([.D16:.D27])" office:value-type="float" office:value="46075.6034790481" calcext:value-type="float">
            <text:p>46075.6034790481</text:p>
          </table:table-cell>
          <table:table-cell table:formula="of:=SUM([.E16:.E27])" office:value-type="float" office:value="-44972.9687816251" calcext:value-type="float">
            <text:p>-44972.9687816251</text:p>
          </table:table-cell>
          <table:table-cell/>
          <table:table-cell table:formula="of:=[.K26]+1" office:value-type="float" office:value="23" calcext:value-type="float">
            <text:p>23</text:p>
          </table:table-cell>
          <table:table-cell table:formula="of:=COUNTIF([.A$1:.A$1048576];[.K27])" office:value-type="float" office:value="12" calcext:value-type="float">
            <text:p>12</text:p>
          </table:table-cell>
          <table:table-cell table:formula="of:=SUMIF([.A$1:.A$1048576];[.K27];[.D$1:.D$1048576])" office:value-type="float" office:value="4106.85410009535" calcext:value-type="float">
            <text:p>4106.85410009535</text:p>
          </table:table-cell>
          <table:table-cell table:formula="of:=-SUMIF([.A$1:.A$1048576];[.K27];[.E$1:.E$1048576])" office:value-type="float" office:value="86941.7181605779" calcext:value-type="float">
            <text:p>86941.7181605779</text:p>
          </table:table-cell>
          <table:table-cell table:formula="of:=+[.M27]+[.N27]" office:value-type="float" office:value="91048.5722606732" calcext:value-type="float">
            <text:p>91048.5722606732</text:p>
          </table:table-cell>
          <table:table-cell table:formula="of:=[.M27]/[.O27]" office:value-type="float" office:value="0.0451061889069207" calcext:value-type="float">
            <text:p>0.045106188906921</text:p>
          </table:table-cell>
        </table:table-row>
        <table:table-row table:style-name="ro1">
          <table:table-cell table:formula="of:=FLOOR(([.B28]-1)/12)" office:value-type="float" office:value="2" calcext:value-type="float">
            <text:p>2</text:p>
          </table:table-cell>
          <table:table-cell table:formula="of:=[.B27]+1" office:value-type="float" office:value="25" calcext:value-type="float">
            <text:p>2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]*[.$B$1]/12" office:value-type="float" office:value="3778.45395145688" calcext:value-type="float">
            <text:p>3778.45395145688</text:p>
          </table:table-cell>
          <table:table-cell table:formula="of:=+[.C28]+[.D28]" office:value-type="currency" office:currency="CAD" office:value="-3808.92707026589" calcext:value-type="currency">
            <text:p>-$3,808.93</text:p>
          </table:table-cell>
          <table:table-cell table:formula="of:=+[.E28]+[.F27]" office:value-type="currency" office:currency="CAD" office:value="1507572.65351249" calcext:value-type="currency">
            <text:p>$1,507,572.65</text:p>
          </table:table-cell>
          <table:table-cell table:number-columns-repeated="4"/>
          <table:table-cell table:formula="of:=[.K27]+1" office:value-type="float" office:value="24" calcext:value-type="float">
            <text:p>24</text:p>
          </table:table-cell>
          <table:table-cell table:formula="of:=COUNTIF([.A$1:.A$1048576];[.K28])" office:value-type="float" office:value="12" calcext:value-type="float">
            <text:p>12</text:p>
          </table:table-cell>
          <table:table-cell table:formula="of:=SUMIF([.A$1:.A$1048576];[.K28];[.D$1:.D$1048576])" office:value-type="float" office:value="1462.43854653691" calcext:value-type="float">
            <text:p>1462.43854653691</text:p>
          </table:table-cell>
          <table:table-cell table:formula="of:=-SUMIF([.A$1:.A$1048576];[.K28];[.E$1:.E$1048576])" office:value-type="float" office:value="89586.1337141363" calcext:value-type="float">
            <text:p>89586.1337141363</text:p>
          </table:table-cell>
          <table:table-cell table:formula="of:=+[.M28]+[.N28]" office:value-type="float" office:value="91048.5722606732" calcext:value-type="float">
            <text:p>91048.5722606732</text:p>
          </table:table-cell>
          <table:table-cell table:formula="of:=[.M28]/[.O28]" office:value-type="float" office:value="0.0160621798917388" calcext:value-type="float">
            <text:p>0.016062179891739</text:p>
          </table:table-cell>
        </table:table-row>
        <table:table-row table:style-name="ro1">
          <table:table-cell table:formula="of:=FLOOR(([.B29]-1)/12)" office:value-type="float" office:value="2" calcext:value-type="float">
            <text:p>2</text:p>
          </table:table-cell>
          <table:table-cell table:formula="of:=[.B28]+1" office:value-type="float" office:value="26" calcext:value-type="float">
            <text:p>2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]*[.$B$1]/12" office:value-type="float" office:value="3768.93163378122" calcext:value-type="float">
            <text:p>3768.93163378122</text:p>
          </table:table-cell>
          <table:table-cell table:formula="of:=+[.C29]+[.D29]" office:value-type="currency" office:currency="CAD" office:value="-3818.44938794155" calcext:value-type="currency">
            <text:p>-$3,818.45</text:p>
          </table:table-cell>
          <table:table-cell table:formula="of:=+[.E29]+[.F28]" office:value-type="currency" office:currency="CAD" office:value="1503754.20412455" calcext:value-type="currency">
            <text:p>$1,503,754.20</text:p>
          </table:table-cell>
          <table:table-cell table:number-columns-repeated="4"/>
          <table:table-cell table:formula="of:=[.K28]+1" office:value-type="float" office:value="25" calcext:value-type="float">
            <text:p>25</text:p>
          </table:table-cell>
          <table:table-cell table:formula="of:=COUNTIF([.A$1:.A$1048576];[.K29])" office:value-type="float" office:value="0" calcext:value-type="float">
            <text:p>0</text:p>
          </table:table-cell>
          <table:table-cell table:formula="of:=SUMIF([.A$1:.A$1048576];[.K29];[.D$1:.D$1048576])" office:value-type="float" office:value="0" calcext:value-type="float">
            <text:p>0</text:p>
          </table:table-cell>
          <table:table-cell table:formula="of:=-SUMIF([.A$1:.A$1048576];[.K29];[.E$1:.E$1048576])" office:value-type="float" office:value="-0" calcext:value-type="float">
            <text:p>0</text:p>
          </table:table-cell>
          <table:table-cell table:formula="of:=+[.M29]+[.N29]" office:value-type="float" office:value="0" calcext:value-type="float">
            <text:p>0</text:p>
          </table:table-cell>
          <table:table-cell table:formula="of:=[.M29]/[.O29]" office:value-type="string" office:string-value="" calcext:value-type="error">
            <text:p>#DIV/0!</text:p>
          </table:table-cell>
        </table:table-row>
        <table:table-row table:style-name="ro1">
          <table:table-cell table:formula="of:=FLOOR(([.B30]-1)/12)" office:value-type="float" office:value="2" calcext:value-type="float">
            <text:p>2</text:p>
          </table:table-cell>
          <table:table-cell table:formula="of:=[.B29]+1" office:value-type="float" office:value="27" calcext:value-type="float">
            <text:p>2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]*[.$B$1]/12" office:value-type="float" office:value="3759.38551031137" calcext:value-type="float">
            <text:p>3759.38551031137</text:p>
          </table:table-cell>
          <table:table-cell table:formula="of:=+[.C30]+[.D30]" office:value-type="currency" office:currency="CAD" office:value="-3827.9955114114" calcext:value-type="currency">
            <text:p>-$3,828.00</text:p>
          </table:table-cell>
          <table:table-cell table:formula="of:=+[.E30]+[.F29]" office:value-type="currency" office:currency="CAD" office:value="1499926.20861313" calcext:value-type="currency">
            <text:p>$1,499,926.21</text:p>
          </table:table-cell>
          <table:table-cell table:number-columns-repeated="4"/>
          <table:table-cell table:formula="of:=[.K29]+1" office:value-type="float" office:value="26" calcext:value-type="float">
            <text:p>26</text:p>
          </table:table-cell>
          <table:table-cell table:formula="of:=COUNTIF([.A$1:.A$1048576];[.K30])" office:value-type="float" office:value="0" calcext:value-type="float">
            <text:p>0</text:p>
          </table:table-cell>
          <table:table-cell table:formula="of:=SUMIF([.A$1:.A$1048576];[.K30];[.D$1:.D$1048576])" office:value-type="float" office:value="0" calcext:value-type="float">
            <text:p>0</text:p>
          </table:table-cell>
          <table:table-cell table:formula="of:=-SUMIF([.A$1:.A$1048576];[.K30];[.E$1:.E$1048576])" office:value-type="float" office:value="-0" calcext:value-type="float">
            <text:p>0</text:p>
          </table:table-cell>
          <table:table-cell table:formula="of:=+[.M30]+[.N30]" office:value-type="float" office:value="0" calcext:value-type="float">
            <text:p>0</text:p>
          </table:table-cell>
          <table:table-cell table:formula="of:=[.M30]/[.O30]" office:value-type="string" office:string-value="" calcext:value-type="error">
            <text:p>#DIV/0!</text:p>
          </table:table-cell>
        </table:table-row>
        <table:table-row table:style-name="ro1">
          <table:table-cell table:formula="of:=FLOOR(([.B31]-1)/12)" office:value-type="float" office:value="2" calcext:value-type="float">
            <text:p>2</text:p>
          </table:table-cell>
          <table:table-cell table:formula="of:=[.B30]+1" office:value-type="float" office:value="28" calcext:value-type="float">
            <text:p>2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0]*[.$B$1]/12" office:value-type="float" office:value="3749.81552153284" calcext:value-type="float">
            <text:p>3749.81552153284</text:p>
          </table:table-cell>
          <table:table-cell table:formula="of:=+[.C31]+[.D31]" office:value-type="currency" office:currency="CAD" office:value="-3837.56550018993" calcext:value-type="currency">
            <text:p>-$3,837.57</text:p>
          </table:table-cell>
          <table:table-cell table:formula="of:=+[.E31]+[.F30]" office:value-type="currency" office:currency="CAD" office:value="1496088.64311294" calcext:value-type="currency">
            <text:p>$1,496,088.64</text:p>
          </table:table-cell>
          <table:table-cell table:number-columns-repeated="4"/>
          <table:table-cell table:formula="of:=[.K30]+1" office:value-type="float" office:value="27" calcext:value-type="float">
            <text:p>27</text:p>
          </table:table-cell>
          <table:table-cell table:formula="of:=COUNTIF([.A$1:.A$1048576];[.K31])" office:value-type="float" office:value="0" calcext:value-type="float">
            <text:p>0</text:p>
          </table:table-cell>
          <table:table-cell table:formula="of:=SUMIF([.A$1:.A$1048576];[.K31];[.D$1:.D$1048576])" office:value-type="float" office:value="0" calcext:value-type="float">
            <text:p>0</text:p>
          </table:table-cell>
          <table:table-cell table:formula="of:=-SUMIF([.A$1:.A$1048576];[.K31];[.E$1:.E$1048576])" office:value-type="float" office:value="-0" calcext:value-type="float">
            <text:p>0</text:p>
          </table:table-cell>
          <table:table-cell table:formula="of:=+[.M31]+[.N31]" office:value-type="float" office:value="0" calcext:value-type="float">
            <text:p>0</text:p>
          </table:table-cell>
          <table:table-cell table:formula="of:=[.M31]/[.O31]" office:value-type="string" office:string-value="" calcext:value-type="error">
            <text:p>#DIV/0!</text:p>
          </table:table-cell>
        </table:table-row>
        <table:table-row table:style-name="ro1">
          <table:table-cell table:formula="of:=FLOOR(([.B32]-1)/12)" office:value-type="float" office:value="2" calcext:value-type="float">
            <text:p>2</text:p>
          </table:table-cell>
          <table:table-cell table:formula="of:=[.B31]+1" office:value-type="float" office:value="29" calcext:value-type="float">
            <text:p>2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1]*[.$B$1]/12" office:value-type="float" office:value="3740.22160778236" calcext:value-type="float">
            <text:p>3740.22160778236</text:p>
          </table:table-cell>
          <table:table-cell table:formula="of:=+[.C32]+[.D32]" office:value-type="currency" office:currency="CAD" office:value="-3847.15941394041" calcext:value-type="currency">
            <text:p>-$3,847.16</text:p>
          </table:table-cell>
          <table:table-cell table:formula="of:=+[.E32]+[.F31]" office:value-type="currency" office:currency="CAD" office:value="1492241.483699" calcext:value-type="currency">
            <text:p>$1,492,241.48</text:p>
          </table:table-cell>
          <table:table-cell table:number-columns-repeated="4"/>
          <table:table-cell table:formula="of:=[.K31]+1" office:value-type="float" office:value="28" calcext:value-type="float">
            <text:p>28</text:p>
          </table:table-cell>
          <table:table-cell table:formula="of:=COUNTIF([.A$1:.A$1048576];[.K32])" office:value-type="float" office:value="0" calcext:value-type="float">
            <text:p>0</text:p>
          </table:table-cell>
          <table:table-cell table:formula="of:=SUMIF([.A$1:.A$1048576];[.K32];[.D$1:.D$1048576])" office:value-type="float" office:value="0" calcext:value-type="float">
            <text:p>0</text:p>
          </table:table-cell>
          <table:table-cell table:formula="of:=-SUMIF([.A$1:.A$1048576];[.K32];[.E$1:.E$1048576])" office:value-type="float" office:value="-0" calcext:value-type="float">
            <text:p>0</text:p>
          </table:table-cell>
          <table:table-cell table:formula="of:=+[.M32]+[.N32]" office:value-type="float" office:value="0" calcext:value-type="float">
            <text:p>0</text:p>
          </table:table-cell>
          <table:table-cell table:formula="of:=[.M32]/[.O32]" office:value-type="string" office:string-value="" calcext:value-type="error">
            <text:p>#DIV/0!</text:p>
          </table:table-cell>
        </table:table-row>
        <table:table-row table:style-name="ro1">
          <table:table-cell table:formula="of:=FLOOR(([.B33]-1)/12)" office:value-type="float" office:value="2" calcext:value-type="float">
            <text:p>2</text:p>
          </table:table-cell>
          <table:table-cell table:formula="of:=[.B32]+1" office:value-type="float" office:value="30" calcext:value-type="float">
            <text:p>3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2]*[.$B$1]/12" office:value-type="float" office:value="3730.60370924751" calcext:value-type="float">
            <text:p>3730.60370924751</text:p>
          </table:table-cell>
          <table:table-cell table:formula="of:=+[.C33]+[.D33]" office:value-type="currency" office:currency="CAD" office:value="-3856.77731247526" calcext:value-type="currency">
            <text:p>-$3,856.78</text:p>
          </table:table-cell>
          <table:table-cell table:formula="of:=+[.E33]+[.F32]" office:value-type="currency" office:currency="CAD" office:value="1488384.70638653" calcext:value-type="currency">
            <text:p>$1,488,384.71</text:p>
          </table:table-cell>
          <table:table-cell table:number-columns-repeated="4"/>
          <table:table-cell table:formula="of:=[.K32]+1" office:value-type="float" office:value="29" calcext:value-type="float">
            <text:p>29</text:p>
          </table:table-cell>
          <table:table-cell table:formula="of:=COUNTIF([.A$1:.A$1048576];[.K33])" office:value-type="float" office:value="0" calcext:value-type="float">
            <text:p>0</text:p>
          </table:table-cell>
          <table:table-cell table:formula="of:=SUMIF([.A$1:.A$1048576];[.K33];[.D$1:.D$1048576])" office:value-type="float" office:value="0" calcext:value-type="float">
            <text:p>0</text:p>
          </table:table-cell>
          <table:table-cell table:formula="of:=-SUMIF([.A$1:.A$1048576];[.K33];[.E$1:.E$1048576])" office:value-type="float" office:value="-0" calcext:value-type="float">
            <text:p>0</text:p>
          </table:table-cell>
          <table:table-cell table:formula="of:=+[.M33]+[.N33]" office:value-type="float" office:value="0" calcext:value-type="float">
            <text:p>0</text:p>
          </table:table-cell>
          <table:table-cell table:formula="of:=[.M33]/[.O33]" office:value-type="string" office:string-value="" calcext:value-type="error">
            <text:p>#DIV/0!</text:p>
          </table:table-cell>
        </table:table-row>
        <table:table-row table:style-name="ro1">
          <table:table-cell table:formula="of:=FLOOR(([.B34]-1)/12)" office:value-type="float" office:value="2" calcext:value-type="float">
            <text:p>2</text:p>
          </table:table-cell>
          <table:table-cell table:formula="of:=[.B33]+1" office:value-type="float" office:value="31" calcext:value-type="float">
            <text:p>3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3]*[.$B$1]/12" office:value-type="float" office:value="3720.96176596632" calcext:value-type="float">
            <text:p>3720.96176596632</text:p>
          </table:table-cell>
          <table:table-cell table:formula="of:=+[.C34]+[.D34]" office:value-type="currency" office:currency="CAD" office:value="-3866.41925575645" calcext:value-type="currency">
            <text:p>-$3,866.42</text:p>
          </table:table-cell>
          <table:table-cell table:formula="of:=+[.E34]+[.F33]" office:value-type="currency" office:currency="CAD" office:value="1484518.28713077" calcext:value-type="currency">
            <text:p>$1,484,518.29</text:p>
          </table:table-cell>
          <table:table-cell table:number-columns-repeated="10"/>
        </table:table-row>
        <table:table-row table:style-name="ro1">
          <table:table-cell table:formula="of:=FLOOR(([.B35]-1)/12)" office:value-type="float" office:value="2" calcext:value-type="float">
            <text:p>2</text:p>
          </table:table-cell>
          <table:table-cell table:formula="of:=[.B34]+1" office:value-type="float" office:value="32" calcext:value-type="float">
            <text:p>3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4]*[.$B$1]/12" office:value-type="float" office:value="3711.29571782693" calcext:value-type="float">
            <text:p>3711.29571782693</text:p>
          </table:table-cell>
          <table:table-cell table:formula="of:=+[.C35]+[.D35]" office:value-type="currency" office:currency="CAD" office:value="-3876.08530389584" calcext:value-type="currency">
            <text:p>-$3,876.09</text:p>
          </table:table-cell>
          <table:table-cell table:formula="of:=+[.E35]+[.F34]" office:value-type="currency" office:currency="CAD" office:value="1480642.20182688" calcext:value-type="currency">
            <text:p>$1,480,642.20</text:p>
          </table:table-cell>
          <table:table-cell table:number-columns-repeated="10"/>
        </table:table-row>
        <table:table-row table:style-name="ro1">
          <table:table-cell table:formula="of:=FLOOR(([.B36]-1)/12)" office:value-type="float" office:value="2" calcext:value-type="float">
            <text:p>2</text:p>
          </table:table-cell>
          <table:table-cell table:formula="of:=[.B35]+1" office:value-type="float" office:value="33" calcext:value-type="float">
            <text:p>3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5]*[.$B$1]/12" office:value-type="float" office:value="3701.60550456719" calcext:value-type="float">
            <text:p>3701.60550456719</text:p>
          </table:table-cell>
          <table:table-cell table:formula="of:=+[.C36]+[.D36]" office:value-type="currency" office:currency="CAD" office:value="-3885.77551715558" calcext:value-type="currency">
            <text:p>-$3,885.78</text:p>
          </table:table-cell>
          <table:table-cell table:formula="of:=+[.E36]+[.F35]" office:value-type="currency" office:currency="CAD" office:value="1476756.42630972" calcext:value-type="currency">
            <text:p>$1,476,756.43</text:p>
          </table:table-cell>
          <table:table-cell table:number-columns-repeated="10"/>
        </table:table-row>
        <table:table-row table:style-name="ro1">
          <table:table-cell table:formula="of:=FLOOR(([.B37]-1)/12)" office:value-type="float" office:value="2" calcext:value-type="float">
            <text:p>2</text:p>
          </table:table-cell>
          <table:table-cell table:formula="of:=[.B36]+1" office:value-type="float" office:value="34" calcext:value-type="float">
            <text:p>3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6]*[.$B$1]/12" office:value-type="float" office:value="3691.8910657743" calcext:value-type="float">
            <text:p>3691.8910657743</text:p>
          </table:table-cell>
          <table:table-cell table:formula="of:=+[.C37]+[.D37]" office:value-type="currency" office:currency="CAD" office:value="-3895.48995594847" calcext:value-type="currency">
            <text:p>-$3,895.49</text:p>
          </table:table-cell>
          <table:table-cell table:formula="of:=+[.E37]+[.F36]" office:value-type="currency" office:currency="CAD" office:value="1472860.93635377" calcext:value-type="currency">
            <text:p>$1,472,860.94</text:p>
          </table:table-cell>
          <table:table-cell table:number-columns-repeated="10"/>
        </table:table-row>
        <table:table-row table:style-name="ro1">
          <table:table-cell table:formula="of:=FLOOR(([.B38]-1)/12)" office:value-type="float" office:value="2" calcext:value-type="float">
            <text:p>2</text:p>
          </table:table-cell>
          <table:table-cell table:formula="of:=[.B37]+1" office:value-type="float" office:value="35" calcext:value-type="float">
            <text:p>3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7]*[.$B$1]/12" office:value-type="float" office:value="3682.15234088443" calcext:value-type="float">
            <text:p>3682.15234088443</text:p>
          </table:table-cell>
          <table:table-cell table:formula="of:=+[.C38]+[.D38]" office:value-type="currency" office:currency="CAD" office:value="-3905.22868083834" calcext:value-type="currency">
            <text:p>-$3,905.23</text:p>
          </table:table-cell>
          <table:table-cell table:formula="of:=+[.E38]+[.F37]" office:value-type="currency" office:currency="CAD" office:value="1468955.70767293" calcext:value-type="currency">
            <text:p>$1,468,955.71</text:p>
          </table:table-cell>
          <table:table-cell table:number-columns-repeated="10"/>
        </table:table-row>
        <table:table-row table:style-name="ro1">
          <table:table-cell table:formula="of:=FLOOR(([.B39]-1)/12)" office:value-type="float" office:value="2" calcext:value-type="float">
            <text:p>2</text:p>
          </table:table-cell>
          <table:table-cell table:formula="of:=[.B38]+1" office:value-type="float" office:value="36" calcext:value-type="float">
            <text:p>3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8]*[.$B$1]/12" office:value-type="float" office:value="3672.38926918233" calcext:value-type="float">
            <text:p>3672.38926918233</text:p>
          </table:table-cell>
          <table:table-cell table:formula="of:=+[.C39]+[.D39]" office:value-type="currency" office:currency="CAD" office:value="-3914.99175254044" calcext:value-type="currency">
            <text:p>-$3,914.99</text:p>
          </table:table-cell>
          <table:table-cell table:formula="of:=+[.E39]+[.F38]" office:value-type="currency" office:currency="CAD" office:value="1465040.71592039" calcext:value-type="currency">
            <text:p>$1,465,040.72</text:p>
          </table:table-cell>
          <table:table-cell table:formula="of:=SUM([.C28:.C39])" office:value-type="currency" office:currency="CAD" office:value="-91048.5722606733" calcext:value-type="currency">
            <text:p>-$91,048.57</text:p>
          </table:table-cell>
          <table:table-cell table:formula="of:=SUM([.D28:.D39])" office:value-type="float" office:value="44707.7075983137" calcext:value-type="float">
            <text:p>44707.7075983137</text:p>
          </table:table-cell>
          <table:table-cell table:formula="of:=SUM([.E28:.E39])" office:value-type="float" office:value="-46340.8646623595" calcext:value-type="float">
            <text:p>-46340.8646623595</text:p>
          </table:table-cell>
          <table:table-cell table:number-columns-repeated="7"/>
        </table:table-row>
        <table:table-row table:style-name="ro1">
          <table:table-cell table:formula="of:=FLOOR(([.B40]-1)/12)" office:value-type="float" office:value="3" calcext:value-type="float">
            <text:p>3</text:p>
          </table:table-cell>
          <table:table-cell table:formula="of:=[.B39]+1" office:value-type="float" office:value="37" calcext:value-type="float">
            <text:p>3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9]*[.$B$1]/12" office:value-type="float" office:value="3662.60178980098" calcext:value-type="float">
            <text:p>3662.60178980098</text:p>
          </table:table-cell>
          <table:table-cell table:formula="of:=+[.C40]+[.D40]" office:value-type="currency" office:currency="CAD" office:value="-3924.77923192179" calcext:value-type="currency">
            <text:p>-$3,924.78</text:p>
          </table:table-cell>
          <table:table-cell table:formula="of:=+[.E40]+[.F39]" office:value-type="currency" office:currency="CAD" office:value="1461115.93668847" calcext:value-type="currency">
            <text:p>$1,461,115.94</text:p>
          </table:table-cell>
          <table:table-cell table:number-columns-repeated="10"/>
        </table:table-row>
        <table:table-row table:style-name="ro1">
          <table:table-cell table:formula="of:=FLOOR(([.B41]-1)/12)" office:value-type="float" office:value="3" calcext:value-type="float">
            <text:p>3</text:p>
          </table:table-cell>
          <table:table-cell table:formula="of:=[.B40]+1" office:value-type="float" office:value="38" calcext:value-type="float">
            <text:p>3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0]*[.$B$1]/12" office:value-type="float" office:value="3652.78984172118" calcext:value-type="float">
            <text:p>3652.78984172118</text:p>
          </table:table-cell>
          <table:table-cell table:formula="of:=+[.C41]+[.D41]" office:value-type="currency" office:currency="CAD" office:value="-3934.59118000159" calcext:value-type="currency">
            <text:p>-$3,934.59</text:p>
          </table:table-cell>
          <table:table-cell table:formula="of:=+[.E41]+[.F40]" office:value-type="currency" office:currency="CAD" office:value="1457181.34550847" calcext:value-type="currency">
            <text:p>$1,457,181.35</text:p>
          </table:table-cell>
          <table:table-cell table:number-columns-repeated="10"/>
        </table:table-row>
        <table:table-row table:style-name="ro1">
          <table:table-cell table:formula="of:=FLOOR(([.B42]-1)/12)" office:value-type="float" office:value="3" calcext:value-type="float">
            <text:p>3</text:p>
          </table:table-cell>
          <table:table-cell table:formula="of:=[.B41]+1" office:value-type="float" office:value="39" calcext:value-type="float">
            <text:p>3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1]*[.$B$1]/12" office:value-type="float" office:value="3642.95336377118" calcext:value-type="float">
            <text:p>3642.95336377118</text:p>
          </table:table-cell>
          <table:table-cell table:formula="of:=+[.C42]+[.D42]" office:value-type="currency" office:currency="CAD" office:value="-3944.42765795159" calcext:value-type="currency">
            <text:p>-$3,944.43</text:p>
          </table:table-cell>
          <table:table-cell table:formula="of:=+[.E42]+[.F41]" office:value-type="currency" office:currency="CAD" office:value="1453236.91785052" calcext:value-type="currency">
            <text:p>$1,453,236.92</text:p>
          </table:table-cell>
          <table:table-cell table:number-columns-repeated="10"/>
        </table:table-row>
        <table:table-row table:style-name="ro1">
          <table:table-cell table:formula="of:=FLOOR(([.B43]-1)/12)" office:value-type="float" office:value="3" calcext:value-type="float">
            <text:p>3</text:p>
          </table:table-cell>
          <table:table-cell table:formula="of:=[.B42]+1" office:value-type="float" office:value="40" calcext:value-type="float">
            <text:p>4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2]*[.$B$1]/12" office:value-type="float" office:value="3633.0922946263" calcext:value-type="float">
            <text:p>3633.0922946263</text:p>
          </table:table-cell>
          <table:table-cell table:formula="of:=+[.C43]+[.D43]" office:value-type="currency" office:currency="CAD" office:value="-3954.28872709647" calcext:value-type="currency">
            <text:p>-$3,954.29</text:p>
          </table:table-cell>
          <table:table-cell table:formula="of:=+[.E43]+[.F42]" office:value-type="currency" office:currency="CAD" office:value="1449282.62912342" calcext:value-type="currency">
            <text:p>$1,449,282.63</text:p>
          </table:table-cell>
          <table:table-cell table:number-columns-repeated="10"/>
        </table:table-row>
        <table:table-row table:style-name="ro1">
          <table:table-cell table:formula="of:=FLOOR(([.B44]-1)/12)" office:value-type="float" office:value="3" calcext:value-type="float">
            <text:p>3</text:p>
          </table:table-cell>
          <table:table-cell table:formula="of:=[.B43]+1" office:value-type="float" office:value="41" calcext:value-type="float">
            <text:p>4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3]*[.$B$1]/12" office:value-type="float" office:value="3623.20657280855" calcext:value-type="float">
            <text:p>3623.20657280855</text:p>
          </table:table-cell>
          <table:table-cell table:formula="of:=+[.C44]+[.D44]" office:value-type="currency" office:currency="CAD" office:value="-3964.17444891421" calcext:value-type="currency">
            <text:p>-$3,964.17</text:p>
          </table:table-cell>
          <table:table-cell table:formula="of:=+[.E44]+[.F43]" office:value-type="currency" office:currency="CAD" office:value="1445318.45467451" calcext:value-type="currency">
            <text:p>$1,445,318.45</text:p>
          </table:table-cell>
          <table:table-cell table:number-columns-repeated="10"/>
        </table:table-row>
        <table:table-row table:style-name="ro1">
          <table:table-cell table:formula="of:=FLOOR(([.B45]-1)/12)" office:value-type="float" office:value="3" calcext:value-type="float">
            <text:p>3</text:p>
          </table:table-cell>
          <table:table-cell table:formula="of:=[.B44]+1" office:value-type="float" office:value="42" calcext:value-type="float">
            <text:p>4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4]*[.$B$1]/12" office:value-type="float" office:value="3613.29613668627" calcext:value-type="float">
            <text:p>3613.29613668627</text:p>
          </table:table-cell>
          <table:table-cell table:formula="of:=+[.C45]+[.D45]" office:value-type="currency" office:currency="CAD" office:value="-3974.0848850365" calcext:value-type="currency">
            <text:p>-$3,974.08</text:p>
          </table:table-cell>
          <table:table-cell table:formula="of:=+[.E45]+[.F44]" office:value-type="currency" office:currency="CAD" office:value="1441344.36978947" calcext:value-type="currency">
            <text:p>$1,441,344.37</text:p>
          </table:table-cell>
          <table:table-cell table:number-columns-repeated="10"/>
        </table:table-row>
        <table:table-row table:style-name="ro1">
          <table:table-cell table:formula="of:=FLOOR(([.B46]-1)/12)" office:value-type="float" office:value="3" calcext:value-type="float">
            <text:p>3</text:p>
          </table:table-cell>
          <table:table-cell table:formula="of:=[.B45]+1" office:value-type="float" office:value="43" calcext:value-type="float">
            <text:p>4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5]*[.$B$1]/12" office:value-type="float" office:value="3603.36092447368" calcext:value-type="float">
            <text:p>3603.36092447368</text:p>
          </table:table-cell>
          <table:table-cell table:formula="of:=+[.C46]+[.D46]" office:value-type="currency" office:currency="CAD" office:value="-3984.02009724909" calcext:value-type="currency">
            <text:p>-$3,984.02</text:p>
          </table:table-cell>
          <table:table-cell table:formula="of:=+[.E46]+[.F45]" office:value-type="currency" office:currency="CAD" office:value="1437360.34969222" calcext:value-type="currency">
            <text:p>$1,437,360.35</text:p>
          </table:table-cell>
          <table:table-cell table:number-columns-repeated="10"/>
        </table:table-row>
        <table:table-row table:style-name="ro1">
          <table:table-cell table:formula="of:=FLOOR(([.B47]-1)/12)" office:value-type="float" office:value="3" calcext:value-type="float">
            <text:p>3</text:p>
          </table:table-cell>
          <table:table-cell table:formula="of:=[.B46]+1" office:value-type="float" office:value="44" calcext:value-type="float">
            <text:p>4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6]*[.$B$1]/12" office:value-type="float" office:value="3593.40087423056" calcext:value-type="float">
            <text:p>3593.40087423056</text:p>
          </table:table-cell>
          <table:table-cell table:formula="of:=+[.C47]+[.D47]" office:value-type="currency" office:currency="CAD" office:value="-3993.98014749221" calcext:value-type="currency">
            <text:p>-$3,993.98</text:p>
          </table:table-cell>
          <table:table-cell table:formula="of:=+[.E47]+[.F46]" office:value-type="currency" office:currency="CAD" office:value="1433366.36954473" calcext:value-type="currency">
            <text:p>$1,433,366.37</text:p>
          </table:table-cell>
          <table:table-cell table:number-columns-repeated="10"/>
        </table:table-row>
        <table:table-row table:style-name="ro1">
          <table:table-cell table:formula="of:=FLOOR(([.B48]-1)/12)" office:value-type="float" office:value="3" calcext:value-type="float">
            <text:p>3</text:p>
          </table:table-cell>
          <table:table-cell table:formula="of:=[.B47]+1" office:value-type="float" office:value="45" calcext:value-type="float">
            <text:p>4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7]*[.$B$1]/12" office:value-type="float" office:value="3583.41592386182" calcext:value-type="float">
            <text:p>3583.41592386182</text:p>
          </table:table-cell>
          <table:table-cell table:formula="of:=+[.C48]+[.D48]" office:value-type="currency" office:currency="CAD" office:value="-4003.96509786095" calcext:value-type="currency">
            <text:p>-$4,003.97</text:p>
          </table:table-cell>
          <table:table-cell table:formula="of:=+[.E48]+[.F47]" office:value-type="currency" office:currency="CAD" office:value="1429362.40444687" calcext:value-type="currency">
            <text:p>$1,429,362.40</text:p>
          </table:table-cell>
          <table:table-cell table:number-columns-repeated="10"/>
        </table:table-row>
        <table:table-row table:style-name="ro1">
          <table:table-cell table:formula="of:=FLOOR(([.B49]-1)/12)" office:value-type="float" office:value="3" calcext:value-type="float">
            <text:p>3</text:p>
          </table:table-cell>
          <table:table-cell table:formula="of:=[.B48]+1" office:value-type="float" office:value="46" calcext:value-type="float">
            <text:p>4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8]*[.$B$1]/12" office:value-type="float" office:value="3573.40601111717" calcext:value-type="float">
            <text:p>3573.40601111717</text:p>
          </table:table-cell>
          <table:table-cell table:formula="of:=+[.C49]+[.D49]" office:value-type="currency" office:currency="CAD" office:value="-4013.9750106056" calcext:value-type="currency">
            <text:p>-$4,013.98</text:p>
          </table:table-cell>
          <table:table-cell table:formula="of:=+[.E49]+[.F48]" office:value-type="currency" office:currency="CAD" office:value="1425348.42943626" calcext:value-type="currency">
            <text:p>$1,425,348.43</text:p>
          </table:table-cell>
          <table:table-cell table:number-columns-repeated="10"/>
        </table:table-row>
        <table:table-row table:style-name="ro1">
          <table:table-cell table:formula="of:=FLOOR(([.B50]-1)/12)" office:value-type="float" office:value="3" calcext:value-type="float">
            <text:p>3</text:p>
          </table:table-cell>
          <table:table-cell table:formula="of:=[.B49]+1" office:value-type="float" office:value="47" calcext:value-type="float">
            <text:p>4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49]*[.$B$1]/12" office:value-type="float" office:value="3563.37107359066" calcext:value-type="float">
            <text:p>3563.37107359066</text:p>
          </table:table-cell>
          <table:table-cell table:formula="of:=+[.C50]+[.D50]" office:value-type="currency" office:currency="CAD" office:value="-4024.00994813211" calcext:value-type="currency">
            <text:p>-$4,024.01</text:p>
          </table:table-cell>
          <table:table-cell table:formula="of:=+[.E50]+[.F49]" office:value-type="currency" office:currency="CAD" office:value="1421324.41948813" calcext:value-type="currency">
            <text:p>$1,421,324.42</text:p>
          </table:table-cell>
          <table:table-cell table:number-columns-repeated="10"/>
        </table:table-row>
        <table:table-row table:style-name="ro1">
          <table:table-cell table:formula="of:=FLOOR(([.B51]-1)/12)" office:value-type="float" office:value="3" calcext:value-type="float">
            <text:p>3</text:p>
          </table:table-cell>
          <table:table-cell table:formula="of:=[.B50]+1" office:value-type="float" office:value="48" calcext:value-type="float">
            <text:p>4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0]*[.$B$1]/12" office:value-type="float" office:value="3553.31104872033" calcext:value-type="float">
            <text:p>3553.31104872033</text:p>
          </table:table-cell>
          <table:table-cell table:formula="of:=+[.C51]+[.D51]" office:value-type="currency" office:currency="CAD" office:value="-4034.06997300244" calcext:value-type="currency">
            <text:p>-$4,034.07</text:p>
          </table:table-cell>
          <table:table-cell table:formula="of:=+[.E51]+[.F50]" office:value-type="currency" office:currency="CAD" office:value="1417290.34951513" calcext:value-type="currency">
            <text:p>$1,417,290.35</text:p>
          </table:table-cell>
          <table:table-cell table:formula="of:=+800000*0.03*4" office:value-type="currency" office:currency="CAD" office:value="96000" calcext:value-type="currency">
            <text:p>$96,000.00</text:p>
          </table:table-cell>
          <table:table-cell table:number-columns-repeated="9"/>
        </table:table-row>
        <table:table-row table:style-name="ro1">
          <table:table-cell table:formula="of:=FLOOR(([.B52]-1)/12)" office:value-type="float" office:value="4" calcext:value-type="float">
            <text:p>4</text:p>
          </table:table-cell>
          <table:table-cell table:formula="of:=[.B51]+1" office:value-type="float" office:value="49" calcext:value-type="float">
            <text:p>4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1]*[.$B$1]/12" office:value-type="float" office:value="3543.22587378782" calcext:value-type="float">
            <text:p>3543.22587378782</text:p>
          </table:table-cell>
          <table:table-cell table:formula="of:=+[.C52]+[.D52]" office:value-type="currency" office:currency="CAD" office:value="-4044.15514793495" calcext:value-type="currency">
            <text:p>-$4,044.16</text:p>
          </table:table-cell>
          <table:table-cell table:formula="of:=+[.E52]+[.F51]" office:value-type="currency" office:currency="CAD" office:value="1413246.19436719" calcext:value-type="currency">
            <text:p>$1,413,246.19</text:p>
          </table:table-cell>
          <table:table-cell table:number-columns-repeated="10"/>
        </table:table-row>
        <table:table-row table:style-name="ro1">
          <table:table-cell table:formula="of:=FLOOR(([.B53]-1)/12)" office:value-type="float" office:value="4" calcext:value-type="float">
            <text:p>4</text:p>
          </table:table-cell>
          <table:table-cell table:formula="of:=[.B52]+1" office:value-type="float" office:value="50" calcext:value-type="float">
            <text:p>5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2]*[.$B$1]/12" office:value-type="float" office:value="3533.11548591798" calcext:value-type="float">
            <text:p>3533.11548591798</text:p>
          </table:table-cell>
          <table:table-cell table:formula="of:=+[.C53]+[.D53]" office:value-type="currency" office:currency="CAD" office:value="-4054.26553580479" calcext:value-type="currency">
            <text:p>-$4,054.27</text:p>
          </table:table-cell>
          <table:table-cell table:formula="of:=+[.E53]+[.F52]" office:value-type="currency" office:currency="CAD" office:value="1409191.92883139" calcext:value-type="currency">
            <text:p>$1,409,191.93</text:p>
          </table:table-cell>
          <table:table-cell table:number-columns-repeated="10"/>
        </table:table-row>
        <table:table-row table:style-name="ro1">
          <table:table-cell table:formula="of:=FLOOR(([.B54]-1)/12)" office:value-type="float" office:value="4" calcext:value-type="float">
            <text:p>4</text:p>
          </table:table-cell>
          <table:table-cell table:formula="of:=[.B53]+1" office:value-type="float" office:value="51" calcext:value-type="float">
            <text:p>5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3]*[.$B$1]/12" office:value-type="float" office:value="3522.97982207847" calcext:value-type="float">
            <text:p>3522.97982207847</text:p>
          </table:table-cell>
          <table:table-cell table:formula="of:=+[.C54]+[.D54]" office:value-type="currency" office:currency="CAD" office:value="-4064.4011996443" calcext:value-type="currency">
            <text:p>-$4,064.40</text:p>
          </table:table-cell>
          <table:table-cell table:formula="of:=+[.E54]+[.F53]" office:value-type="currency" office:currency="CAD" office:value="1405127.52763175" calcext:value-type="currency">
            <text:p>$1,405,127.53</text:p>
          </table:table-cell>
          <table:table-cell table:number-columns-repeated="10"/>
        </table:table-row>
        <table:table-row table:style-name="ro1">
          <table:table-cell table:formula="of:=FLOOR(([.B55]-1)/12)" office:value-type="float" office:value="4" calcext:value-type="float">
            <text:p>4</text:p>
          </table:table-cell>
          <table:table-cell table:formula="of:=[.B54]+1" office:value-type="float" office:value="52" calcext:value-type="float">
            <text:p>5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4]*[.$B$1]/12" office:value-type="float" office:value="3512.81881907936" calcext:value-type="float">
            <text:p>3512.81881907936</text:p>
          </table:table-cell>
          <table:table-cell table:formula="of:=+[.C55]+[.D55]" office:value-type="currency" office:currency="CAD" office:value="-4074.56220264341" calcext:value-type="currency">
            <text:p>-$4,074.56</text:p>
          </table:table-cell>
          <table:table-cell table:formula="of:=+[.E55]+[.F54]" office:value-type="currency" office:currency="CAD" office:value="1401052.9654291" calcext:value-type="currency">
            <text:p>$1,401,052.97</text:p>
          </table:table-cell>
          <table:table-cell table:number-columns-repeated="10"/>
        </table:table-row>
        <table:table-row table:style-name="ro1">
          <table:table-cell table:formula="of:=FLOOR(([.B56]-1)/12)" office:value-type="float" office:value="4" calcext:value-type="float">
            <text:p>4</text:p>
          </table:table-cell>
          <table:table-cell table:formula="of:=[.B55]+1" office:value-type="float" office:value="53" calcext:value-type="float">
            <text:p>5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5]*[.$B$1]/12" office:value-type="float" office:value="3502.63241357275" calcext:value-type="float">
            <text:p>3502.63241357275</text:p>
          </table:table-cell>
          <table:table-cell table:formula="of:=+[.C56]+[.D56]" office:value-type="currency" office:currency="CAD" office:value="-4084.74860815002" calcext:value-type="currency">
            <text:p>-$4,084.75</text:p>
          </table:table-cell>
          <table:table-cell table:formula="of:=+[.E56]+[.F55]" office:value-type="currency" office:currency="CAD" office:value="1396968.21682095" calcext:value-type="currency">
            <text:p>$1,396,968.22</text:p>
          </table:table-cell>
          <table:table-cell table:number-columns-repeated="10"/>
        </table:table-row>
        <table:table-row table:style-name="ro1">
          <table:table-cell table:formula="of:=FLOOR(([.B57]-1)/12)" office:value-type="float" office:value="4" calcext:value-type="float">
            <text:p>4</text:p>
          </table:table-cell>
          <table:table-cell table:formula="of:=[.B56]+1" office:value-type="float" office:value="54" calcext:value-type="float">
            <text:p>5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6]*[.$B$1]/12" office:value-type="float" office:value="3492.42054205238" calcext:value-type="float">
            <text:p>3492.42054205238</text:p>
          </table:table-cell>
          <table:table-cell table:formula="of:=+[.C57]+[.D57]" office:value-type="currency" office:currency="CAD" office:value="-4094.96047967039" calcext:value-type="currency">
            <text:p>-$4,094.96</text:p>
          </table:table-cell>
          <table:table-cell table:formula="of:=+[.E57]+[.F56]" office:value-type="currency" office:currency="CAD" office:value="1392873.25634128" calcext:value-type="currency">
            <text:p>$1,392,873.26</text:p>
          </table:table-cell>
          <table:table-cell table:number-columns-repeated="10"/>
        </table:table-row>
        <table:table-row table:style-name="ro1">
          <table:table-cell table:formula="of:=FLOOR(([.B58]-1)/12)" office:value-type="float" office:value="4" calcext:value-type="float">
            <text:p>4</text:p>
          </table:table-cell>
          <table:table-cell table:formula="of:=[.B57]+1" office:value-type="float" office:value="55" calcext:value-type="float">
            <text:p>5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7]*[.$B$1]/12" office:value-type="float" office:value="3482.1831408532" calcext:value-type="float">
            <text:p>3482.1831408532</text:p>
          </table:table-cell>
          <table:table-cell table:formula="of:=+[.C58]+[.D58]" office:value-type="currency" office:currency="CAD" office:value="-4105.19788086957" calcext:value-type="currency">
            <text:p>-$4,105.20</text:p>
          </table:table-cell>
          <table:table-cell table:formula="of:=+[.E58]+[.F57]" office:value-type="currency" office:currency="CAD" office:value="1388768.05846041" calcext:value-type="currency">
            <text:p>$1,388,768.06</text:p>
          </table:table-cell>
          <table:table-cell table:number-columns-repeated="10"/>
        </table:table-row>
        <table:table-row table:style-name="ro1">
          <table:table-cell table:formula="of:=FLOOR(([.B59]-1)/12)" office:value-type="float" office:value="4" calcext:value-type="float">
            <text:p>4</text:p>
          </table:table-cell>
          <table:table-cell table:formula="of:=[.B58]+1" office:value-type="float" office:value="56" calcext:value-type="float">
            <text:p>5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8]*[.$B$1]/12" office:value-type="float" office:value="3471.92014615103" calcext:value-type="float">
            <text:p>3471.92014615103</text:p>
          </table:table-cell>
          <table:table-cell table:formula="of:=+[.C59]+[.D59]" office:value-type="currency" office:currency="CAD" office:value="-4115.46087557174" calcext:value-type="currency">
            <text:p>-$4,115.46</text:p>
          </table:table-cell>
          <table:table-cell table:formula="of:=+[.E59]+[.F58]" office:value-type="currency" office:currency="CAD" office:value="1384652.59758484" calcext:value-type="currency">
            <text:p>$1,384,652.60</text:p>
          </table:table-cell>
          <table:table-cell table:number-columns-repeated="10"/>
        </table:table-row>
        <table:table-row table:style-name="ro1">
          <table:table-cell table:formula="of:=FLOOR(([.B60]-1)/12)" office:value-type="float" office:value="4" calcext:value-type="float">
            <text:p>4</text:p>
          </table:table-cell>
          <table:table-cell table:formula="of:=[.B59]+1" office:value-type="float" office:value="57" calcext:value-type="float">
            <text:p>5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59]*[.$B$1]/12" office:value-type="float" office:value="3461.6314939621" calcext:value-type="float">
            <text:p>3461.6314939621</text:p>
          </table:table-cell>
          <table:table-cell table:formula="of:=+[.C60]+[.D60]" office:value-type="currency" office:currency="CAD" office:value="-4125.74952776067" calcext:value-type="currency">
            <text:p>-$4,125.75</text:p>
          </table:table-cell>
          <table:table-cell table:formula="of:=+[.E60]+[.F59]" office:value-type="currency" office:currency="CAD" office:value="1380526.84805708" calcext:value-type="currency">
            <text:p>$1,380,526.85</text:p>
          </table:table-cell>
          <table:table-cell table:number-columns-repeated="10"/>
        </table:table-row>
        <table:table-row table:style-name="ro1">
          <table:table-cell table:formula="of:=FLOOR(([.B61]-1)/12)" office:value-type="float" office:value="4" calcext:value-type="float">
            <text:p>4</text:p>
          </table:table-cell>
          <table:table-cell table:formula="of:=[.B60]+1" office:value-type="float" office:value="58" calcext:value-type="float">
            <text:p>5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0]*[.$B$1]/12" office:value-type="float" office:value="3451.3171201427" calcext:value-type="float">
            <text:p>3451.3171201427</text:p>
          </table:table-cell>
          <table:table-cell table:formula="of:=+[.C61]+[.D61]" office:value-type="currency" office:currency="CAD" office:value="-4136.06390158007" calcext:value-type="currency">
            <text:p>-$4,136.06</text:p>
          </table:table-cell>
          <table:table-cell table:formula="of:=+[.E61]+[.F60]" office:value-type="currency" office:currency="CAD" office:value="1376390.7841555" calcext:value-type="currency">
            <text:p>$1,376,390.78</text:p>
          </table:table-cell>
          <table:table-cell table:number-columns-repeated="10"/>
        </table:table-row>
        <table:table-row table:style-name="ro1">
          <table:table-cell table:formula="of:=FLOOR(([.B62]-1)/12)" office:value-type="float" office:value="4" calcext:value-type="float">
            <text:p>4</text:p>
          </table:table-cell>
          <table:table-cell table:formula="of:=[.B61]+1" office:value-type="float" office:value="59" calcext:value-type="float">
            <text:p>5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1]*[.$B$1]/12" office:value-type="float" office:value="3440.97696038875" calcext:value-type="float">
            <text:p>3440.97696038875</text:p>
          </table:table-cell>
          <table:table-cell table:formula="of:=+[.C62]+[.D62]" office:value-type="currency" office:currency="CAD" office:value="-4146.40406133402" calcext:value-type="currency">
            <text:p>-$4,146.40</text:p>
          </table:table-cell>
          <table:table-cell table:formula="of:=+[.E62]+[.F61]" office:value-type="currency" office:currency="CAD" office:value="1372244.38009417" calcext:value-type="currency">
            <text:p>$1,372,244.38</text:p>
          </table:table-cell>
          <table:table-cell table:number-columns-repeated="10"/>
        </table:table-row>
        <table:table-row table:style-name="ro1">
          <table:table-cell table:formula="of:=FLOOR(([.B63]-1)/12)" office:value-type="float" office:value="4" calcext:value-type="float">
            <text:p>4</text:p>
          </table:table-cell>
          <table:table-cell table:formula="of:=[.B62]+1" office:value-type="float" office:value="60" calcext:value-type="float">
            <text:p>6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2]*[.$B$1]/12" office:value-type="float" office:value="3430.61095023541" calcext:value-type="float">
            <text:p>3430.61095023541</text:p>
          </table:table-cell>
          <table:table-cell table:formula="of:=+[.C63]+[.D63]" office:value-type="currency" office:currency="CAD" office:value="-4156.77007148736" calcext:value-type="currency">
            <text:p>-$4,156.77</text:p>
          </table:table-cell>
          <table:table-cell table:formula="of:=+[.E63]+[.F62]" office:value-type="currency" office:currency="CAD" office:value="1368087.61002268" calcext:value-type="currency">
            <text:p>$1,368,087.61</text:p>
          </table:table-cell>
          <table:table-cell table:formula="of:=SUM([.C52:.C63])" office:value-type="currency" office:currency="CAD" office:value="-91048.5722606733" calcext:value-type="currency">
            <text:p>-$91,048.57</text:p>
          </table:table-cell>
          <table:table-cell table:formula="of:=SUM([.D52:.D63])" office:value-type="float" office:value="41845.832768222" calcext:value-type="float">
            <text:p>41845.832768222</text:p>
          </table:table-cell>
          <table:table-cell table:formula="of:=SUM([.E52:.E63])" office:value-type="float" office:value="-49202.7394924513" calcext:value-type="float">
            <text:p>-49202.7394924513</text:p>
          </table:table-cell>
          <table:table-cell table:number-columns-repeated="7"/>
        </table:table-row>
        <table:table-row table:style-name="ro1">
          <table:table-cell table:formula="of:=FLOOR(([.B64]-1)/12)" office:value-type="float" office:value="5" calcext:value-type="float">
            <text:p>5</text:p>
          </table:table-cell>
          <table:table-cell table:formula="of:=[.B63]+1" office:value-type="float" office:value="61" calcext:value-type="float">
            <text:p>6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3]*[.$B$1]/12" office:value-type="float" office:value="3420.21902505669" calcext:value-type="float">
            <text:p>3420.21902505669</text:p>
          </table:table-cell>
          <table:table-cell table:formula="of:=+[.C64]+[.D64]" office:value-type="currency" office:currency="CAD" office:value="-4167.16199666608" calcext:value-type="currency">
            <text:p>-$4,167.16</text:p>
          </table:table-cell>
          <table:table-cell table:formula="of:=+[.E64]+[.F63]" office:value-type="currency" office:currency="CAD" office:value="1363920.44802601" calcext:value-type="currency">
            <text:p>$1,363,920.45</text:p>
          </table:table-cell>
          <table:table-cell table:number-columns-repeated="10"/>
        </table:table-row>
        <table:table-row table:style-name="ro1">
          <table:table-cell table:formula="of:=FLOOR(([.B65]-1)/12)" office:value-type="float" office:value="5" calcext:value-type="float">
            <text:p>5</text:p>
          </table:table-cell>
          <table:table-cell table:formula="of:=[.B64]+1" office:value-type="float" office:value="62" calcext:value-type="float">
            <text:p>6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4]*[.$B$1]/12" office:value-type="float" office:value="3409.80112006503" calcext:value-type="float">
            <text:p>3409.80112006503</text:p>
          </table:table-cell>
          <table:table-cell table:formula="of:=+[.C65]+[.D65]" office:value-type="currency" office:currency="CAD" office:value="-4177.57990165774" calcext:value-type="currency">
            <text:p>-$4,177.58</text:p>
          </table:table-cell>
          <table:table-cell table:formula="of:=+[.E65]+[.F64]" office:value-type="currency" office:currency="CAD" office:value="1359742.86812435" calcext:value-type="currency">
            <text:p>$1,359,742.87</text:p>
          </table:table-cell>
          <table:table-cell table:number-columns-repeated="10"/>
        </table:table-row>
        <table:table-row table:style-name="ro1">
          <table:table-cell table:formula="of:=FLOOR(([.B66]-1)/12)" office:value-type="float" office:value="5" calcext:value-type="float">
            <text:p>5</text:p>
          </table:table-cell>
          <table:table-cell table:formula="of:=[.B65]+1" office:value-type="float" office:value="63" calcext:value-type="float">
            <text:p>6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5]*[.$B$1]/12" office:value-type="float" office:value="3399.35717031088" calcext:value-type="float">
            <text:p>3399.35717031088</text:p>
          </table:table-cell>
          <table:table-cell table:formula="of:=+[.C66]+[.D66]" office:value-type="currency" office:currency="CAD" office:value="-4188.02385141189" calcext:value-type="currency">
            <text:p>-$4,188.02</text:p>
          </table:table-cell>
          <table:table-cell table:formula="of:=+[.E66]+[.F65]" office:value-type="currency" office:currency="CAD" office:value="1355554.84427294" calcext:value-type="currency">
            <text:p>$1,355,554.84</text:p>
          </table:table-cell>
          <table:table-cell table:number-columns-repeated="10"/>
        </table:table-row>
        <table:table-row table:style-name="ro1">
          <table:table-cell table:formula="of:=FLOOR(([.B67]-1)/12)" office:value-type="float" office:value="5" calcext:value-type="float">
            <text:p>5</text:p>
          </table:table-cell>
          <table:table-cell table:formula="of:=[.B66]+1" office:value-type="float" office:value="64" calcext:value-type="float">
            <text:p>6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6]*[.$B$1]/12" office:value-type="float" office:value="3388.88711068235" calcext:value-type="float">
            <text:p>3388.88711068235</text:p>
          </table:table-cell>
          <table:table-cell table:formula="of:=+[.C67]+[.D67]" office:value-type="currency" office:currency="CAD" office:value="-4198.49391104042" calcext:value-type="currency">
            <text:p>-$4,198.49</text:p>
          </table:table-cell>
          <table:table-cell table:formula="of:=+[.E67]+[.F66]" office:value-type="currency" office:currency="CAD" office:value="1351356.3503619" calcext:value-type="currency">
            <text:p>$1,351,356.35</text:p>
          </table:table-cell>
          <table:table-cell table:number-columns-repeated="10"/>
        </table:table-row>
        <table:table-row table:style-name="ro1">
          <table:table-cell table:formula="of:=FLOOR(([.B68]-1)/12)" office:value-type="float" office:value="5" calcext:value-type="float">
            <text:p>5</text:p>
          </table:table-cell>
          <table:table-cell table:formula="of:=[.B67]+1" office:value-type="float" office:value="65" calcext:value-type="float">
            <text:p>6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7]*[.$B$1]/12" office:value-type="float" office:value="3378.39087590475" calcext:value-type="float">
            <text:p>3378.39087590475</text:p>
          </table:table-cell>
          <table:table-cell table:formula="of:=+[.C68]+[.D68]" office:value-type="currency" office:currency="CAD" office:value="-4208.99014581802" calcext:value-type="currency">
            <text:p>-$4,208.99</text:p>
          </table:table-cell>
          <table:table-cell table:formula="of:=+[.E68]+[.F67]" office:value-type="currency" office:currency="CAD" office:value="1347147.36021608" calcext:value-type="currency">
            <text:p>$1,347,147.36</text:p>
          </table:table-cell>
          <table:table-cell table:number-columns-repeated="10"/>
        </table:table-row>
        <table:table-row table:style-name="ro1">
          <table:table-cell table:formula="of:=FLOOR(([.B69]-1)/12)" office:value-type="float" office:value="5" calcext:value-type="float">
            <text:p>5</text:p>
          </table:table-cell>
          <table:table-cell table:formula="of:=[.B68]+1" office:value-type="float" office:value="66" calcext:value-type="float">
            <text:p>6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8]*[.$B$1]/12" office:value-type="float" office:value="3367.86840054021" calcext:value-type="float">
            <text:p>3367.86840054021</text:p>
          </table:table-cell>
          <table:table-cell table:formula="of:=+[.C69]+[.D69]" office:value-type="currency" office:currency="CAD" office:value="-4219.51262118256" calcext:value-type="currency">
            <text:p>-$4,219.51</text:p>
          </table:table-cell>
          <table:table-cell table:formula="of:=+[.E69]+[.F68]" office:value-type="currency" office:currency="CAD" office:value="1342927.8475949" calcext:value-type="currency">
            <text:p>$1,342,927.85</text:p>
          </table:table-cell>
          <table:table-cell table:number-columns-repeated="10"/>
        </table:table-row>
        <table:table-row table:style-name="ro1">
          <table:table-cell table:formula="of:=FLOOR(([.B70]-1)/12)" office:value-type="float" office:value="5" calcext:value-type="float">
            <text:p>5</text:p>
          </table:table-cell>
          <table:table-cell table:formula="of:=[.B69]+1" office:value-type="float" office:value="67" calcext:value-type="float">
            <text:p>6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69]*[.$B$1]/12" office:value-type="float" office:value="3357.31961898725" calcext:value-type="float">
            <text:p>3357.31961898725</text:p>
          </table:table-cell>
          <table:table-cell table:formula="of:=+[.C70]+[.D70]" office:value-type="currency" office:currency="CAD" office:value="-4230.06140273552" calcext:value-type="currency">
            <text:p>-$4,230.06</text:p>
          </table:table-cell>
          <table:table-cell table:formula="of:=+[.E70]+[.F69]" office:value-type="currency" office:currency="CAD" office:value="1338697.78619217" calcext:value-type="currency">
            <text:p>$1,338,697.79</text:p>
          </table:table-cell>
          <table:table-cell table:number-columns-repeated="10"/>
        </table:table-row>
        <table:table-row table:style-name="ro1">
          <table:table-cell table:formula="of:=FLOOR(([.B71]-1)/12)" office:value-type="float" office:value="5" calcext:value-type="float">
            <text:p>5</text:p>
          </table:table-cell>
          <table:table-cell table:formula="of:=[.B70]+1" office:value-type="float" office:value="68" calcext:value-type="float">
            <text:p>6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0]*[.$B$1]/12" office:value-type="float" office:value="3346.74446548041" calcext:value-type="float">
            <text:p>3346.74446548041</text:p>
          </table:table-cell>
          <table:table-cell table:formula="of:=+[.C71]+[.D71]" office:value-type="currency" office:currency="CAD" office:value="-4240.63655624236" calcext:value-type="currency">
            <text:p>-$4,240.64</text:p>
          </table:table-cell>
          <table:table-cell table:formula="of:=+[.E71]+[.F70]" office:value-type="currency" office:currency="CAD" office:value="1334457.14963592" calcext:value-type="currency">
            <text:p>$1,334,457.15</text:p>
          </table:table-cell>
          <table:table-cell table:number-columns-repeated="10"/>
        </table:table-row>
        <table:table-row table:style-name="ro1">
          <table:table-cell table:formula="of:=FLOOR(([.B72]-1)/12)" office:value-type="float" office:value="5" calcext:value-type="float">
            <text:p>5</text:p>
          </table:table-cell>
          <table:table-cell table:formula="of:=[.B71]+1" office:value-type="float" office:value="69" calcext:value-type="float">
            <text:p>6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1]*[.$B$1]/12" office:value-type="float" office:value="3336.14287408981" calcext:value-type="float">
            <text:p>3336.14287408981</text:p>
          </table:table-cell>
          <table:table-cell table:formula="of:=+[.C72]+[.D72]" office:value-type="currency" office:currency="CAD" office:value="-4251.23814763296" calcext:value-type="currency">
            <text:p>-$4,251.24</text:p>
          </table:table-cell>
          <table:table-cell table:formula="of:=+[.E72]+[.F71]" office:value-type="currency" office:currency="CAD" office:value="1330205.91148829" calcext:value-type="currency">
            <text:p>$1,330,205.91</text:p>
          </table:table-cell>
          <table:table-cell table:number-columns-repeated="10"/>
        </table:table-row>
        <table:table-row table:style-name="ro1">
          <table:table-cell table:formula="of:=FLOOR(([.B73]-1)/12)" office:value-type="float" office:value="5" calcext:value-type="float">
            <text:p>5</text:p>
          </table:table-cell>
          <table:table-cell table:formula="of:=[.B72]+1" office:value-type="float" office:value="70" calcext:value-type="float">
            <text:p>7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2]*[.$B$1]/12" office:value-type="float" office:value="3325.51477872073" calcext:value-type="float">
            <text:p>3325.51477872073</text:p>
          </table:table-cell>
          <table:table-cell table:formula="of:=+[.C73]+[.D73]" office:value-type="currency" office:currency="CAD" office:value="-4261.86624300204" calcext:value-type="currency">
            <text:p>-$4,261.87</text:p>
          </table:table-cell>
          <table:table-cell table:formula="of:=+[.E73]+[.F72]" office:value-type="currency" office:currency="CAD" office:value="1325944.04524529" calcext:value-type="currency">
            <text:p>$1,325,944.05</text:p>
          </table:table-cell>
          <table:table-cell table:number-columns-repeated="10"/>
        </table:table-row>
        <table:table-row table:style-name="ro1">
          <table:table-cell table:formula="of:=FLOOR(([.B74]-1)/12)" office:value-type="float" office:value="5" calcext:value-type="float">
            <text:p>5</text:p>
          </table:table-cell>
          <table:table-cell table:formula="of:=[.B73]+1" office:value-type="float" office:value="71" calcext:value-type="float">
            <text:p>7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3]*[.$B$1]/12" office:value-type="float" office:value="3314.86011311322" calcext:value-type="float">
            <text:p>3314.86011311322</text:p>
          </table:table-cell>
          <table:table-cell table:formula="of:=+[.C74]+[.D74]" office:value-type="currency" office:currency="CAD" office:value="-4272.52090860955" calcext:value-type="currency">
            <text:p>-$4,272.52</text:p>
          </table:table-cell>
          <table:table-cell table:formula="of:=+[.E74]+[.F73]" office:value-type="currency" office:currency="CAD" office:value="1321671.52433668" calcext:value-type="currency">
            <text:p>$1,321,671.52</text:p>
          </table:table-cell>
          <table:table-cell table:number-columns-repeated="10"/>
        </table:table-row>
        <table:table-row table:style-name="ro1">
          <table:table-cell table:formula="of:=FLOOR(([.B75]-1)/12)" office:value-type="float" office:value="5" calcext:value-type="float">
            <text:p>5</text:p>
          </table:table-cell>
          <table:table-cell table:formula="of:=[.B74]+1" office:value-type="float" office:value="72" calcext:value-type="float">
            <text:p>7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4]*[.$B$1]/12" office:value-type="float" office:value="3304.1788108417" calcext:value-type="float">
            <text:p>3304.1788108417</text:p>
          </table:table-cell>
          <table:table-cell table:formula="of:=+[.C75]+[.D75]" office:value-type="currency" office:currency="CAD" office:value="-4283.20221088107" calcext:value-type="currency">
            <text:p>-$4,283.20</text:p>
          </table:table-cell>
          <table:table-cell table:formula="of:=+[.E75]+[.F74]" office:value-type="currency" office:currency="CAD" office:value="1317388.3221258" calcext:value-type="currency">
            <text:p>$1,317,388.32</text:p>
          </table:table-cell>
          <table:table-cell table:formula="of:=SUM([.C64:.C75])" office:value-type="currency" office:currency="CAD" office:value="-91048.5722606733" calcext:value-type="currency">
            <text:p>-$91,048.57</text:p>
          </table:table-cell>
          <table:table-cell table:formula="of:=SUM([.D64:.D75])" office:value-type="float" office:value="40349.284363793" calcext:value-type="float">
            <text:p>40349.284363793</text:p>
          </table:table-cell>
          <table:table-cell table:formula="of:=SUM([.E64:.E75])" office:value-type="float" office:value="-50699.2878968802" calcext:value-type="float">
            <text:p>-50699.2878968802</text:p>
          </table:table-cell>
          <table:table-cell table:number-columns-repeated="7"/>
        </table:table-row>
        <table:table-row table:style-name="ro1">
          <table:table-cell table:formula="of:=FLOOR(([.B76]-1)/12)" office:value-type="float" office:value="6" calcext:value-type="float">
            <text:p>6</text:p>
          </table:table-cell>
          <table:table-cell table:formula="of:=[.B75]+1" office:value-type="float" office:value="73" calcext:value-type="float">
            <text:p>7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5]*[.$B$1]/12" office:value-type="float" office:value="3293.47080531449" calcext:value-type="float">
            <text:p>3293.47080531449</text:p>
          </table:table-cell>
          <table:table-cell table:formula="of:=+[.C76]+[.D76]" office:value-type="currency" office:currency="CAD" office:value="-4293.91021640828" calcext:value-type="currency">
            <text:p>-$4,293.91</text:p>
          </table:table-cell>
          <table:table-cell table:formula="of:=+[.E76]+[.F75]" office:value-type="currency" office:currency="CAD" office:value="1313094.41190939" calcext:value-type="currency">
            <text:p>$1,313,094.41</text:p>
          </table:table-cell>
          <table:table-cell table:number-columns-repeated="10"/>
        </table:table-row>
        <table:table-row table:style-name="ro1">
          <table:table-cell table:formula="of:=FLOOR(([.B77]-1)/12)" office:value-type="float" office:value="6" calcext:value-type="float">
            <text:p>6</text:p>
          </table:table-cell>
          <table:table-cell table:formula="of:=[.B76]+1" office:value-type="float" office:value="74" calcext:value-type="float">
            <text:p>7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6]*[.$B$1]/12" office:value-type="float" office:value="3282.73602977347" calcext:value-type="float">
            <text:p>3282.73602977347</text:p>
          </table:table-cell>
          <table:table-cell table:formula="of:=+[.C77]+[.D77]" office:value-type="currency" office:currency="CAD" office:value="-4304.6449919493" calcext:value-type="currency">
            <text:p>-$4,304.64</text:p>
          </table:table-cell>
          <table:table-cell table:formula="of:=+[.E77]+[.F76]" office:value-type="currency" office:currency="CAD" office:value="1308789.76691744" calcext:value-type="currency">
            <text:p>$1,308,789.77</text:p>
          </table:table-cell>
          <table:table-cell table:number-columns-repeated="10"/>
        </table:table-row>
        <table:table-row table:style-name="ro1">
          <table:table-cell table:formula="of:=FLOOR(([.B78]-1)/12)" office:value-type="float" office:value="6" calcext:value-type="float">
            <text:p>6</text:p>
          </table:table-cell>
          <table:table-cell table:formula="of:=[.B77]+1" office:value-type="float" office:value="75" calcext:value-type="float">
            <text:p>7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7]*[.$B$1]/12" office:value-type="float" office:value="3271.9744172936" calcext:value-type="float">
            <text:p>3271.9744172936</text:p>
          </table:table-cell>
          <table:table-cell table:formula="of:=+[.C78]+[.D78]" office:value-type="currency" office:currency="CAD" office:value="-4315.40660442917" calcext:value-type="currency">
            <text:p>-$4,315.41</text:p>
          </table:table-cell>
          <table:table-cell table:formula="of:=+[.E78]+[.F77]" office:value-type="currency" office:currency="CAD" office:value="1304474.36031301" calcext:value-type="currency">
            <text:p>$1,304,474.36</text:p>
          </table:table-cell>
          <table:table-cell table:number-columns-repeated="10"/>
        </table:table-row>
        <table:table-row table:style-name="ro1">
          <table:table-cell table:formula="of:=FLOOR(([.B79]-1)/12)" office:value-type="float" office:value="6" calcext:value-type="float">
            <text:p>6</text:p>
          </table:table-cell>
          <table:table-cell table:formula="of:=[.B78]+1" office:value-type="float" office:value="76" calcext:value-type="float">
            <text:p>7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8]*[.$B$1]/12" office:value-type="float" office:value="3261.18590078253" calcext:value-type="float">
            <text:p>3261.18590078253</text:p>
          </table:table-cell>
          <table:table-cell table:formula="of:=+[.C79]+[.D79]" office:value-type="currency" office:currency="CAD" office:value="-4326.19512094024" calcext:value-type="currency">
            <text:p>-$4,326.20</text:p>
          </table:table-cell>
          <table:table-cell table:formula="of:=+[.E79]+[.F78]" office:value-type="currency" office:currency="CAD" office:value="1300148.16519207" calcext:value-type="currency">
            <text:p>$1,300,148.17</text:p>
          </table:table-cell>
          <table:table-cell table:number-columns-repeated="10"/>
        </table:table-row>
        <table:table-row table:style-name="ro1">
          <table:table-cell table:formula="of:=FLOOR(([.B80]-1)/12)" office:value-type="float" office:value="6" calcext:value-type="float">
            <text:p>6</text:p>
          </table:table-cell>
          <table:table-cell table:formula="of:=[.B79]+1" office:value-type="float" office:value="77" calcext:value-type="float">
            <text:p>7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79]*[.$B$1]/12" office:value-type="float" office:value="3250.37041298018" calcext:value-type="float">
            <text:p>3250.37041298018</text:p>
          </table:table-cell>
          <table:table-cell table:formula="of:=+[.C80]+[.D80]" office:value-type="currency" office:currency="CAD" office:value="-4337.01060874259" calcext:value-type="currency">
            <text:p>-$4,337.01</text:p>
          </table:table-cell>
          <table:table-cell table:formula="of:=+[.E80]+[.F79]" office:value-type="currency" office:currency="CAD" office:value="1295811.15458333" calcext:value-type="currency">
            <text:p>$1,295,811.15</text:p>
          </table:table-cell>
          <table:table-cell table:number-columns-repeated="10"/>
        </table:table-row>
        <table:table-row table:style-name="ro1">
          <table:table-cell table:formula="of:=FLOOR(([.B81]-1)/12)" office:value-type="float" office:value="6" calcext:value-type="float">
            <text:p>6</text:p>
          </table:table-cell>
          <table:table-cell table:formula="of:=[.B80]+1" office:value-type="float" office:value="78" calcext:value-type="float">
            <text:p>7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0]*[.$B$1]/12" office:value-type="float" office:value="3239.52788645832" calcext:value-type="float">
            <text:p>3239.52788645832</text:p>
          </table:table-cell>
          <table:table-cell table:formula="of:=+[.C81]+[.D81]" office:value-type="currency" office:currency="CAD" office:value="-4347.85313526445" calcext:value-type="currency">
            <text:p>-$4,347.85</text:p>
          </table:table-cell>
          <table:table-cell table:formula="of:=+[.E81]+[.F80]" office:value-type="currency" office:currency="CAD" office:value="1291463.30144806" calcext:value-type="currency">
            <text:p>$1,291,463.30</text:p>
          </table:table-cell>
          <table:table-cell table:number-columns-repeated="10"/>
        </table:table-row>
        <table:table-row table:style-name="ro1">
          <table:table-cell table:formula="of:=FLOOR(([.B82]-1)/12)" office:value-type="float" office:value="6" calcext:value-type="float">
            <text:p>6</text:p>
          </table:table-cell>
          <table:table-cell table:formula="of:=[.B81]+1" office:value-type="float" office:value="79" calcext:value-type="float">
            <text:p>7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1]*[.$B$1]/12" office:value-type="float" office:value="3228.65825362016" calcext:value-type="float">
            <text:p>3228.65825362016</text:p>
          </table:table-cell>
          <table:table-cell table:formula="of:=+[.C82]+[.D82]" office:value-type="currency" office:currency="CAD" office:value="-4358.72276810261" calcext:value-type="currency">
            <text:p>-$4,358.72</text:p>
          </table:table-cell>
          <table:table-cell table:formula="of:=+[.E82]+[.F81]" office:value-type="currency" office:currency="CAD" office:value="1287104.57867996" calcext:value-type="currency">
            <text:p>$1,287,104.58</text:p>
          </table:table-cell>
          <table:table-cell table:number-columns-repeated="10"/>
        </table:table-row>
        <table:table-row table:style-name="ro1">
          <table:table-cell table:formula="of:=FLOOR(([.B83]-1)/12)" office:value-type="float" office:value="6" calcext:value-type="float">
            <text:p>6</text:p>
          </table:table-cell>
          <table:table-cell table:formula="of:=[.B82]+1" office:value-type="float" office:value="80" calcext:value-type="float">
            <text:p>8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2]*[.$B$1]/12" office:value-type="float" office:value="3217.7614466999" calcext:value-type="float">
            <text:p>3217.7614466999</text:p>
          </table:table-cell>
          <table:table-cell table:formula="of:=+[.C83]+[.D83]" office:value-type="currency" office:currency="CAD" office:value="-4369.61957502287" calcext:value-type="currency">
            <text:p>-$4,369.62</text:p>
          </table:table-cell>
          <table:table-cell table:formula="of:=+[.E83]+[.F82]" office:value-type="currency" office:currency="CAD" office:value="1282734.95910494" calcext:value-type="currency">
            <text:p>$1,282,734.96</text:p>
          </table:table-cell>
          <table:table-cell table:number-columns-repeated="10"/>
        </table:table-row>
        <table:table-row table:style-name="ro1">
          <table:table-cell table:formula="of:=FLOOR(([.B84]-1)/12)" office:value-type="float" office:value="6" calcext:value-type="float">
            <text:p>6</text:p>
          </table:table-cell>
          <table:table-cell table:formula="of:=[.B83]+1" office:value-type="float" office:value="81" calcext:value-type="float">
            <text:p>8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3]*[.$B$1]/12" office:value-type="float" office:value="3206.83739776235" calcext:value-type="float">
            <text:p>3206.83739776235</text:p>
          </table:table-cell>
          <table:table-cell table:formula="of:=+[.C84]+[.D84]" office:value-type="currency" office:currency="CAD" office:value="-4380.54362396042" calcext:value-type="currency">
            <text:p>-$4,380.54</text:p>
          </table:table-cell>
          <table:table-cell table:formula="of:=+[.E84]+[.F83]" office:value-type="currency" office:currency="CAD" office:value="1278354.41548098" calcext:value-type="currency">
            <text:p>$1,278,354.42</text:p>
          </table:table-cell>
          <table:table-cell table:number-columns-repeated="10"/>
        </table:table-row>
        <table:table-row table:style-name="ro1">
          <table:table-cell table:formula="of:=FLOOR(([.B85]-1)/12)" office:value-type="float" office:value="6" calcext:value-type="float">
            <text:p>6</text:p>
          </table:table-cell>
          <table:table-cell table:formula="of:=[.B84]+1" office:value-type="float" office:value="82" calcext:value-type="float">
            <text:p>8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4]*[.$B$1]/12" office:value-type="float" office:value="3195.88603870244" calcext:value-type="float">
            <text:p>3195.88603870244</text:p>
          </table:table-cell>
          <table:table-cell table:formula="of:=+[.C85]+[.D85]" office:value-type="currency" office:currency="CAD" office:value="-4391.49498302033" calcext:value-type="currency">
            <text:p>-$4,391.49</text:p>
          </table:table-cell>
          <table:table-cell table:formula="of:=+[.E85]+[.F84]" office:value-type="currency" office:currency="CAD" office:value="1273962.92049796" calcext:value-type="currency">
            <text:p>$1,273,962.92</text:p>
          </table:table-cell>
          <table:table-cell table:number-columns-repeated="10"/>
        </table:table-row>
        <table:table-row table:style-name="ro1">
          <table:table-cell table:formula="of:=FLOOR(([.B86]-1)/12)" office:value-type="float" office:value="6" calcext:value-type="float">
            <text:p>6</text:p>
          </table:table-cell>
          <table:table-cell table:formula="of:=[.B85]+1" office:value-type="float" office:value="83" calcext:value-type="float">
            <text:p>8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5]*[.$B$1]/12" office:value-type="float" office:value="3184.90730124489" calcext:value-type="float">
            <text:p>3184.90730124489</text:p>
          </table:table-cell>
          <table:table-cell table:formula="of:=+[.C86]+[.D86]" office:value-type="currency" office:currency="CAD" office:value="-4402.47372047788" calcext:value-type="currency">
            <text:p>-$4,402.47</text:p>
          </table:table-cell>
          <table:table-cell table:formula="of:=+[.E86]+[.F85]" office:value-type="currency" office:currency="CAD" office:value="1269560.44677748" calcext:value-type="currency">
            <text:p>$1,269,560.45</text:p>
          </table:table-cell>
          <table:table-cell table:number-columns-repeated="10"/>
        </table:table-row>
        <table:table-row table:style-name="ro1">
          <table:table-cell table:formula="of:=FLOOR(([.B87]-1)/12)" office:value-type="float" office:value="6" calcext:value-type="float">
            <text:p>6</text:p>
          </table:table-cell>
          <table:table-cell table:formula="of:=[.B86]+1" office:value-type="float" office:value="84" calcext:value-type="float">
            <text:p>8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6]*[.$B$1]/12" office:value-type="float" office:value="3173.9011169437" calcext:value-type="float">
            <text:p>3173.9011169437</text:p>
          </table:table-cell>
          <table:table-cell table:formula="of:=+[.C87]+[.D87]" office:value-type="currency" office:currency="CAD" office:value="-4413.47990477907" calcext:value-type="currency">
            <text:p>-$4,413.48</text:p>
          </table:table-cell>
          <table:table-cell table:formula="of:=+[.E87]+[.F86]" office:value-type="currency" office:currency="CAD" office:value="1265146.9668727" calcext:value-type="currency">
            <text:p>$1,265,146.97</text:p>
          </table:table-cell>
          <table:table-cell table:formula="of:=SUM([.C76:.C87])" office:value-type="currency" office:currency="CAD" office:value="-91048.5722606733" calcext:value-type="currency">
            <text:p>-$91,048.57</text:p>
          </table:table-cell>
          <table:table-cell table:formula="of:=SUM([.D76:.D87])" office:value-type="float" office:value="38807.217007576" calcext:value-type="float">
            <text:p>38807.217007576</text:p>
          </table:table-cell>
          <table:table-cell table:formula="of:=SUM([.E76:.E87])" office:value-type="float" office:value="-52241.3552530972" calcext:value-type="float">
            <text:p>-52241.3552530972</text:p>
          </table:table-cell>
          <table:table-cell table:number-columns-repeated="7"/>
        </table:table-row>
        <table:table-row table:style-name="ro1">
          <table:table-cell table:formula="of:=FLOOR(([.B88]-1)/12)" office:value-type="float" office:value="7" calcext:value-type="float">
            <text:p>7</text:p>
          </table:table-cell>
          <table:table-cell table:formula="of:=[.B87]+1" office:value-type="float" office:value="85" calcext:value-type="float">
            <text:p>8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7]*[.$B$1]/12" office:value-type="float" office:value="3162.86741718175" calcext:value-type="float">
            <text:p>3162.86741718175</text:p>
          </table:table-cell>
          <table:table-cell table:formula="of:=+[.C88]+[.D88]" office:value-type="currency" office:currency="CAD" office:value="-4424.51360454102" calcext:value-type="currency">
            <text:p>-$4,424.51</text:p>
          </table:table-cell>
          <table:table-cell table:formula="of:=+[.E88]+[.F87]" office:value-type="currency" office:currency="CAD" office:value="1260722.45326816" calcext:value-type="currency">
            <text:p>$1,260,722.45</text:p>
          </table:table-cell>
          <table:table-cell table:number-columns-repeated="10"/>
        </table:table-row>
        <table:table-row table:style-name="ro1">
          <table:table-cell table:formula="of:=FLOOR(([.B89]-1)/12)" office:value-type="float" office:value="7" calcext:value-type="float">
            <text:p>7</text:p>
          </table:table-cell>
          <table:table-cell table:formula="of:=[.B88]+1" office:value-type="float" office:value="86" calcext:value-type="float">
            <text:p>8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8]*[.$B$1]/12" office:value-type="float" office:value="3151.8061331704" calcext:value-type="float">
            <text:p>3151.8061331704</text:p>
          </table:table-cell>
          <table:table-cell table:formula="of:=+[.C89]+[.D89]" office:value-type="currency" office:currency="CAD" office:value="-4435.57488855237" calcext:value-type="currency">
            <text:p>-$4,435.57</text:p>
          </table:table-cell>
          <table:table-cell table:formula="of:=+[.E89]+[.F88]" office:value-type="currency" office:currency="CAD" office:value="1256286.87837961" calcext:value-type="currency">
            <text:p>$1,256,286.88</text:p>
          </table:table-cell>
          <table:table-cell table:number-columns-repeated="10"/>
        </table:table-row>
        <table:table-row table:style-name="ro1">
          <table:table-cell table:formula="of:=FLOOR(([.B90]-1)/12)" office:value-type="float" office:value="7" calcext:value-type="float">
            <text:p>7</text:p>
          </table:table-cell>
          <table:table-cell table:formula="of:=[.B89]+1" office:value-type="float" office:value="87" calcext:value-type="float">
            <text:p>8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89]*[.$B$1]/12" office:value-type="float" office:value="3140.71719594902" calcext:value-type="float">
            <text:p>3140.71719594902</text:p>
          </table:table-cell>
          <table:table-cell table:formula="of:=+[.C90]+[.D90]" office:value-type="currency" office:currency="CAD" office:value="-4446.66382577375" calcext:value-type="currency">
            <text:p>-$4,446.66</text:p>
          </table:table-cell>
          <table:table-cell table:formula="of:=+[.E90]+[.F89]" office:value-type="currency" office:currency="CAD" office:value="1251840.21455383" calcext:value-type="currency">
            <text:p>$1,251,840.21</text:p>
          </table:table-cell>
          <table:table-cell table:number-columns-repeated="10"/>
        </table:table-row>
        <table:table-row table:style-name="ro1">
          <table:table-cell table:formula="of:=FLOOR(([.B91]-1)/12)" office:value-type="float" office:value="7" calcext:value-type="float">
            <text:p>7</text:p>
          </table:table-cell>
          <table:table-cell table:formula="of:=[.B90]+1" office:value-type="float" office:value="88" calcext:value-type="float">
            <text:p>8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0]*[.$B$1]/12" office:value-type="float" office:value="3129.60053638458" calcext:value-type="float">
            <text:p>3129.60053638458</text:p>
          </table:table-cell>
          <table:table-cell table:formula="of:=+[.C91]+[.D91]" office:value-type="currency" office:currency="CAD" office:value="-4457.78048533819" calcext:value-type="currency">
            <text:p>-$4,457.78</text:p>
          </table:table-cell>
          <table:table-cell table:formula="of:=+[.E91]+[.F90]" office:value-type="currency" office:currency="CAD" office:value="1247382.4340685" calcext:value-type="currency">
            <text:p>$1,247,382.43</text:p>
          </table:table-cell>
          <table:table-cell table:number-columns-repeated="10"/>
        </table:table-row>
        <table:table-row table:style-name="ro1">
          <table:table-cell table:formula="of:=FLOOR(([.B92]-1)/12)" office:value-type="float" office:value="7" calcext:value-type="float">
            <text:p>7</text:p>
          </table:table-cell>
          <table:table-cell table:formula="of:=[.B91]+1" office:value-type="float" office:value="89" calcext:value-type="float">
            <text:p>8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1]*[.$B$1]/12" office:value-type="float" office:value="3118.45608517124" calcext:value-type="float">
            <text:p>3118.45608517124</text:p>
          </table:table-cell>
          <table:table-cell table:formula="of:=+[.C92]+[.D92]" office:value-type="currency" office:currency="CAD" office:value="-4468.92493655153" calcext:value-type="currency">
            <text:p>-$4,468.92</text:p>
          </table:table-cell>
          <table:table-cell table:formula="of:=+[.E92]+[.F91]" office:value-type="currency" office:currency="CAD" office:value="1242913.50913194" calcext:value-type="currency">
            <text:p>$1,242,913.51</text:p>
          </table:table-cell>
          <table:table-cell table:number-columns-repeated="10"/>
        </table:table-row>
        <table:table-row table:style-name="ro1">
          <table:table-cell table:formula="of:=FLOOR(([.B93]-1)/12)" office:value-type="float" office:value="7" calcext:value-type="float">
            <text:p>7</text:p>
          </table:table-cell>
          <table:table-cell table:formula="of:=[.B92]+1" office:value-type="float" office:value="90" calcext:value-type="float">
            <text:p>9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2]*[.$B$1]/12" office:value-type="float" office:value="3107.28377282986" calcext:value-type="float">
            <text:p>3107.28377282986</text:p>
          </table:table-cell>
          <table:table-cell table:formula="of:=+[.C93]+[.D93]" office:value-type="currency" office:currency="CAD" office:value="-4480.09724889291" calcext:value-type="currency">
            <text:p>-$4,480.10</text:p>
          </table:table-cell>
          <table:table-cell table:formula="of:=+[.E93]+[.F92]" office:value-type="currency" office:currency="CAD" office:value="1238433.41188305" calcext:value-type="currency">
            <text:p>$1,238,433.41</text:p>
          </table:table-cell>
          <table:table-cell table:number-columns-repeated="10"/>
        </table:table-row>
        <table:table-row table:style-name="ro1">
          <table:table-cell table:formula="of:=FLOOR(([.B94]-1)/12)" office:value-type="float" office:value="7" calcext:value-type="float">
            <text:p>7</text:p>
          </table:table-cell>
          <table:table-cell table:formula="of:=[.B93]+1" office:value-type="float" office:value="91" calcext:value-type="float">
            <text:p>9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3]*[.$B$1]/12" office:value-type="float" office:value="3096.08352970763" calcext:value-type="float">
            <text:p>3096.08352970763</text:p>
          </table:table-cell>
          <table:table-cell table:formula="of:=+[.C94]+[.D94]" office:value-type="currency" office:currency="CAD" office:value="-4491.29749201514" calcext:value-type="currency">
            <text:p>-$4,491.30</text:p>
          </table:table-cell>
          <table:table-cell table:formula="of:=+[.E94]+[.F93]" office:value-type="currency" office:currency="CAD" office:value="1233942.11439104" calcext:value-type="currency">
            <text:p>$1,233,942.11</text:p>
          </table:table-cell>
          <table:table-cell table:number-columns-repeated="10"/>
        </table:table-row>
        <table:table-row table:style-name="ro1">
          <table:table-cell table:formula="of:=FLOOR(([.B95]-1)/12)" office:value-type="float" office:value="7" calcext:value-type="float">
            <text:p>7</text:p>
          </table:table-cell>
          <table:table-cell table:formula="of:=[.B94]+1" office:value-type="float" office:value="92" calcext:value-type="float">
            <text:p>9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4]*[.$B$1]/12" office:value-type="float" office:value="3084.85528597759" calcext:value-type="float">
            <text:p>3084.85528597759</text:p>
          </table:table-cell>
          <table:table-cell table:formula="of:=+[.C95]+[.D95]" office:value-type="currency" office:currency="CAD" office:value="-4502.52573574518" calcext:value-type="currency">
            <text:p>-$4,502.53</text:p>
          </table:table-cell>
          <table:table-cell table:formula="of:=+[.E95]+[.F94]" office:value-type="currency" office:currency="CAD" office:value="1229439.58865529" calcext:value-type="currency">
            <text:p>$1,229,439.59</text:p>
          </table:table-cell>
          <table:table-cell table:number-columns-repeated="10"/>
        </table:table-row>
        <table:table-row table:style-name="ro1">
          <table:table-cell table:formula="of:=FLOOR(([.B96]-1)/12)" office:value-type="float" office:value="7" calcext:value-type="float">
            <text:p>7</text:p>
          </table:table-cell>
          <table:table-cell table:formula="of:=[.B95]+1" office:value-type="float" office:value="93" calcext:value-type="float">
            <text:p>9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5]*[.$B$1]/12" office:value-type="float" office:value="3073.59897163822" calcext:value-type="float">
            <text:p>3073.59897163822</text:p>
          </table:table-cell>
          <table:table-cell table:formula="of:=+[.C96]+[.D96]" office:value-type="currency" office:currency="CAD" office:value="-4513.78205008454" calcext:value-type="currency">
            <text:p>-$4,513.78</text:p>
          </table:table-cell>
          <table:table-cell table:formula="of:=+[.E96]+[.F95]" office:value-type="currency" office:currency="CAD" office:value="1224925.80660521" calcext:value-type="currency">
            <text:p>$1,224,925.81</text:p>
          </table:table-cell>
          <table:table-cell table:number-columns-repeated="10"/>
        </table:table-row>
        <table:table-row table:style-name="ro1">
          <table:table-cell table:formula="of:=FLOOR(([.B97]-1)/12)" office:value-type="float" office:value="7" calcext:value-type="float">
            <text:p>7</text:p>
          </table:table-cell>
          <table:table-cell table:formula="of:=[.B96]+1" office:value-type="float" office:value="94" calcext:value-type="float">
            <text:p>9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6]*[.$B$1]/12" office:value-type="float" office:value="3062.31451651301" calcext:value-type="float">
            <text:p>3062.31451651301</text:p>
          </table:table-cell>
          <table:table-cell table:formula="of:=+[.C97]+[.D97]" office:value-type="currency" office:currency="CAD" office:value="-4525.06650520976" calcext:value-type="currency">
            <text:p>-$4,525.07</text:p>
          </table:table-cell>
          <table:table-cell table:formula="of:=+[.E97]+[.F96]" office:value-type="currency" office:currency="CAD" office:value="1220400.7401" calcext:value-type="currency">
            <text:p>$1,220,400.74</text:p>
          </table:table-cell>
          <table:table-cell table:number-columns-repeated="10"/>
        </table:table-row>
        <table:table-row table:style-name="ro1">
          <table:table-cell table:formula="of:=FLOOR(([.B98]-1)/12)" office:value-type="float" office:value="7" calcext:value-type="float">
            <text:p>7</text:p>
          </table:table-cell>
          <table:table-cell table:formula="of:=[.B97]+1" office:value-type="float" office:value="95" calcext:value-type="float">
            <text:p>9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7]*[.$B$1]/12" office:value-type="float" office:value="3051.00185024999" calcext:value-type="float">
            <text:p>3051.00185024999</text:p>
          </table:table-cell>
          <table:table-cell table:formula="of:=+[.C98]+[.D98]" office:value-type="currency" office:currency="CAD" office:value="-4536.37917147278" calcext:value-type="currency">
            <text:p>-$4,536.38</text:p>
          </table:table-cell>
          <table:table-cell table:formula="of:=+[.E98]+[.F97]" office:value-type="currency" office:currency="CAD" office:value="1215864.36092852" calcext:value-type="currency">
            <text:p>$1,215,864.36</text:p>
          </table:table-cell>
          <table:table-cell table:number-columns-repeated="10"/>
        </table:table-row>
        <table:table-row table:style-name="ro1">
          <table:table-cell table:formula="of:=FLOOR(([.B99]-1)/12)" office:value-type="float" office:value="7" calcext:value-type="float">
            <text:p>7</text:p>
          </table:table-cell>
          <table:table-cell table:formula="of:=[.B98]+1" office:value-type="float" office:value="96" calcext:value-type="float">
            <text:p>9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8]*[.$B$1]/12" office:value-type="float" office:value="3039.66090232131" calcext:value-type="float">
            <text:p>3039.66090232131</text:p>
          </table:table-cell>
          <table:table-cell table:formula="of:=+[.C99]+[.D99]" office:value-type="currency" office:currency="CAD" office:value="-4547.72011940146" calcext:value-type="currency">
            <text:p>-$4,547.72</text:p>
          </table:table-cell>
          <table:table-cell table:formula="of:=+[.E99]+[.F98]" office:value-type="currency" office:currency="CAD" office:value="1211316.64080912" calcext:value-type="currency">
            <text:p>$1,211,316.64</text:p>
          </table:table-cell>
          <table:table-cell table:formula="of:=SUM([.C88:.C99])" office:value-type="currency" office:currency="CAD" office:value="-91048.5722606733" calcext:value-type="currency">
            <text:p>-$91,048.57</text:p>
          </table:table-cell>
          <table:table-cell table:formula="of:=SUM([.D88:.D99])" office:value-type="float" office:value="37218.2461970946" calcext:value-type="float">
            <text:p>37218.2461970946</text:p>
          </table:table-cell>
          <table:table-cell table:formula="of:=SUM([.E88:.E99])" office:value-type="float" office:value="-53830.3260635786" calcext:value-type="float">
            <text:p>-53830.3260635786</text:p>
          </table:table-cell>
          <table:table-cell table:number-columns-repeated="7"/>
        </table:table-row>
        <table:table-row table:style-name="ro1">
          <table:table-cell table:formula="of:=FLOOR(([.B100]-1)/12)" office:value-type="float" office:value="8" calcext:value-type="float">
            <text:p>8</text:p>
          </table:table-cell>
          <table:table-cell table:formula="of:=[.B99]+1" office:value-type="float" office:value="97" calcext:value-type="float">
            <text:p>9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99]*[.$B$1]/12" office:value-type="float" office:value="3028.2916020228" calcext:value-type="float">
            <text:p>3028.2916020228</text:p>
          </table:table-cell>
          <table:table-cell table:formula="of:=+[.C100]+[.D100]" office:value-type="currency" office:currency="CAD" office:value="-4559.08941969997" calcext:value-type="currency">
            <text:p>-$4,559.09</text:p>
          </table:table-cell>
          <table:table-cell table:formula="of:=+[.E100]+[.F99]" office:value-type="currency" office:currency="CAD" office:value="1206757.55138942" calcext:value-type="currency">
            <text:p>$1,206,757.55</text:p>
          </table:table-cell>
          <table:table-cell table:number-columns-repeated="10"/>
        </table:table-row>
        <table:table-row table:style-name="ro1">
          <table:table-cell table:formula="of:=FLOOR(([.B101]-1)/12)" office:value-type="float" office:value="8" calcext:value-type="float">
            <text:p>8</text:p>
          </table:table-cell>
          <table:table-cell table:formula="of:=[.B100]+1" office:value-type="float" office:value="98" calcext:value-type="float">
            <text:p>9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0]*[.$B$1]/12" office:value-type="float" office:value="3016.89387847355" calcext:value-type="float">
            <text:p>3016.89387847355</text:p>
          </table:table-cell>
          <table:table-cell table:formula="of:=+[.C101]+[.D101]" office:value-type="currency" office:currency="CAD" office:value="-4570.48714324922" calcext:value-type="currency">
            <text:p>-$4,570.49</text:p>
          </table:table-cell>
          <table:table-cell table:formula="of:=+[.E101]+[.F100]" office:value-type="currency" office:currency="CAD" office:value="1202187.06424617" calcext:value-type="currency">
            <text:p>$1,202,187.06</text:p>
          </table:table-cell>
          <table:table-cell table:number-columns-repeated="10"/>
        </table:table-row>
        <table:table-row table:style-name="ro1">
          <table:table-cell table:formula="of:=FLOOR(([.B102]-1)/12)" office:value-type="float" office:value="8" calcext:value-type="float">
            <text:p>8</text:p>
          </table:table-cell>
          <table:table-cell table:formula="of:=[.B101]+1" office:value-type="float" office:value="99" calcext:value-type="float">
            <text:p>9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1]*[.$B$1]/12" office:value-type="float" office:value="3005.46766061543" calcext:value-type="float">
            <text:p>3005.46766061543</text:p>
          </table:table-cell>
          <table:table-cell table:formula="of:=+[.C102]+[.D102]" office:value-type="currency" office:currency="CAD" office:value="-4581.91336110734" calcext:value-type="currency">
            <text:p>-$4,581.91</text:p>
          </table:table-cell>
          <table:table-cell table:formula="of:=+[.E102]+[.F101]" office:value-type="currency" office:currency="CAD" office:value="1197605.15088507" calcext:value-type="currency">
            <text:p>$1,197,605.15</text:p>
          </table:table-cell>
          <table:table-cell table:number-columns-repeated="10"/>
        </table:table-row>
        <table:table-row table:style-name="ro1">
          <table:table-cell table:formula="of:=FLOOR(([.B103]-1)/12)" office:value-type="float" office:value="8" calcext:value-type="float">
            <text:p>8</text:p>
          </table:table-cell>
          <table:table-cell table:formula="of:=[.B102]+1" office:value-type="float" office:value="100" calcext:value-type="float">
            <text:p>10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2]*[.$B$1]/12" office:value-type="float" office:value="2994.01287721266" calcext:value-type="float">
            <text:p>2994.01287721266</text:p>
          </table:table-cell>
          <table:table-cell table:formula="of:=+[.C103]+[.D103]" office:value-type="currency" office:currency="CAD" office:value="-4593.36814451011" calcext:value-type="currency">
            <text:p>-$4,593.37</text:p>
          </table:table-cell>
          <table:table-cell table:formula="of:=+[.E103]+[.F102]" office:value-type="currency" office:currency="CAD" office:value="1193011.78274056" calcext:value-type="currency">
            <text:p>$1,193,011.78</text:p>
          </table:table-cell>
          <table:table-cell table:number-columns-repeated="10"/>
        </table:table-row>
        <table:table-row table:style-name="ro1">
          <table:table-cell table:formula="of:=FLOOR(([.B104]-1)/12)" office:value-type="float" office:value="8" calcext:value-type="float">
            <text:p>8</text:p>
          </table:table-cell>
          <table:table-cell table:formula="of:=[.B103]+1" office:value-type="float" office:value="101" calcext:value-type="float">
            <text:p>10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3]*[.$B$1]/12" office:value-type="float" office:value="2982.52945685139" calcext:value-type="float">
            <text:p>2982.52945685139</text:p>
          </table:table-cell>
          <table:table-cell table:formula="of:=+[.C104]+[.D104]" office:value-type="currency" office:currency="CAD" office:value="-4604.85156487138" calcext:value-type="currency">
            <text:p>-$4,604.85</text:p>
          </table:table-cell>
          <table:table-cell table:formula="of:=+[.E104]+[.F103]" office:value-type="currency" office:currency="CAD" office:value="1188406.93117568" calcext:value-type="currency">
            <text:p>$1,188,406.93</text:p>
          </table:table-cell>
          <table:table-cell table:number-columns-repeated="10"/>
        </table:table-row>
        <table:table-row table:style-name="ro1">
          <table:table-cell table:formula="of:=FLOOR(([.B105]-1)/12)" office:value-type="float" office:value="8" calcext:value-type="float">
            <text:p>8</text:p>
          </table:table-cell>
          <table:table-cell table:formula="of:=[.B104]+1" office:value-type="float" office:value="102" calcext:value-type="float">
            <text:p>10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4]*[.$B$1]/12" office:value-type="float" office:value="2971.01732793921" calcext:value-type="float">
            <text:p>2971.01732793921</text:p>
          </table:table-cell>
          <table:table-cell table:formula="of:=+[.C105]+[.D105]" office:value-type="currency" office:currency="CAD" office:value="-4616.36369378356" calcext:value-type="currency">
            <text:p>-$4,616.36</text:p>
          </table:table-cell>
          <table:table-cell table:formula="of:=+[.E105]+[.F104]" office:value-type="currency" office:currency="CAD" office:value="1183790.5674819" calcext:value-type="currency">
            <text:p>$1,183,790.57</text:p>
          </table:table-cell>
          <table:table-cell table:number-columns-repeated="10"/>
        </table:table-row>
        <table:table-row table:style-name="ro1">
          <table:table-cell table:formula="of:=FLOOR(([.B106]-1)/12)" office:value-type="float" office:value="8" calcext:value-type="float">
            <text:p>8</text:p>
          </table:table-cell>
          <table:table-cell table:formula="of:=[.B105]+1" office:value-type="float" office:value="103" calcext:value-type="float">
            <text:p>10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5]*[.$B$1]/12" office:value-type="float" office:value="2959.47641870475" calcext:value-type="float">
            <text:p>2959.47641870475</text:p>
          </table:table-cell>
          <table:table-cell table:formula="of:=+[.C106]+[.D106]" office:value-type="currency" office:currency="CAD" office:value="-4627.90460301802" calcext:value-type="currency">
            <text:p>-$4,627.90</text:p>
          </table:table-cell>
          <table:table-cell table:formula="of:=+[.E106]+[.F105]" office:value-type="currency" office:currency="CAD" office:value="1179162.66287888" calcext:value-type="currency">
            <text:p>$1,179,162.66</text:p>
          </table:table-cell>
          <table:table-cell table:number-columns-repeated="10"/>
        </table:table-row>
        <table:table-row table:style-name="ro1">
          <table:table-cell table:formula="of:=FLOOR(([.B107]-1)/12)" office:value-type="float" office:value="8" calcext:value-type="float">
            <text:p>8</text:p>
          </table:table-cell>
          <table:table-cell table:formula="of:=[.B106]+1" office:value-type="float" office:value="104" calcext:value-type="float">
            <text:p>10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6]*[.$B$1]/12" office:value-type="float" office:value="2947.90665719721" calcext:value-type="float">
            <text:p>2947.90665719721</text:p>
          </table:table-cell>
          <table:table-cell table:formula="of:=+[.C107]+[.D107]" office:value-type="currency" office:currency="CAD" office:value="-4639.47436452556" calcext:value-type="currency">
            <text:p>-$4,639.47</text:p>
          </table:table-cell>
          <table:table-cell table:formula="of:=+[.E107]+[.F106]" office:value-type="currency" office:currency="CAD" office:value="1174523.18851436" calcext:value-type="currency">
            <text:p>$1,174,523.19</text:p>
          </table:table-cell>
          <table:table-cell table:number-columns-repeated="10"/>
        </table:table-row>
        <table:table-row table:style-name="ro1">
          <table:table-cell table:formula="of:=FLOOR(([.B108]-1)/12)" office:value-type="float" office:value="8" calcext:value-type="float">
            <text:p>8</text:p>
          </table:table-cell>
          <table:table-cell table:formula="of:=[.B107]+1" office:value-type="float" office:value="105" calcext:value-type="float">
            <text:p>10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7]*[.$B$1]/12" office:value-type="float" office:value="2936.30797128589" calcext:value-type="float">
            <text:p>2936.30797128589</text:p>
          </table:table-cell>
          <table:table-cell table:formula="of:=+[.C108]+[.D108]" office:value-type="currency" office:currency="CAD" office:value="-4651.07305043688" calcext:value-type="currency">
            <text:p>-$4,651.07</text:p>
          </table:table-cell>
          <table:table-cell table:formula="of:=+[.E108]+[.F107]" office:value-type="currency" office:currency="CAD" office:value="1169872.11546392" calcext:value-type="currency">
            <text:p>$1,169,872.12</text:p>
          </table:table-cell>
          <table:table-cell table:number-columns-repeated="10"/>
        </table:table-row>
        <table:table-row table:style-name="ro1">
          <table:table-cell table:formula="of:=FLOOR(([.B109]-1)/12)" office:value-type="float" office:value="8" calcext:value-type="float">
            <text:p>8</text:p>
          </table:table-cell>
          <table:table-cell table:formula="of:=[.B108]+1" office:value-type="float" office:value="106" calcext:value-type="float">
            <text:p>10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8]*[.$B$1]/12" office:value-type="float" office:value="2924.6802886598" calcext:value-type="float">
            <text:p>2924.6802886598</text:p>
          </table:table-cell>
          <table:table-cell table:formula="of:=+[.C109]+[.D109]" office:value-type="currency" office:currency="CAD" office:value="-4662.70073306297" calcext:value-type="currency">
            <text:p>-$4,662.70</text:p>
          </table:table-cell>
          <table:table-cell table:formula="of:=+[.E109]+[.F108]" office:value-type="currency" office:currency="CAD" office:value="1165209.41473086" calcext:value-type="currency">
            <text:p>$1,165,209.41</text:p>
          </table:table-cell>
          <table:table-cell table:number-columns-repeated="10"/>
        </table:table-row>
        <table:table-row table:style-name="ro1">
          <table:table-cell table:formula="of:=FLOOR(([.B110]-1)/12)" office:value-type="float" office:value="8" calcext:value-type="float">
            <text:p>8</text:p>
          </table:table-cell>
          <table:table-cell table:formula="of:=[.B109]+1" office:value-type="float" office:value="107" calcext:value-type="float">
            <text:p>10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09]*[.$B$1]/12" office:value-type="float" office:value="2913.02353682714" calcext:value-type="float">
            <text:p>2913.02353682714</text:p>
          </table:table-cell>
          <table:table-cell table:formula="of:=+[.C110]+[.D110]" office:value-type="currency" office:currency="CAD" office:value="-4674.35748489563" calcext:value-type="currency">
            <text:p>-$4,674.36</text:p>
          </table:table-cell>
          <table:table-cell table:formula="of:=+[.E110]+[.F109]" office:value-type="currency" office:currency="CAD" office:value="1160535.05724596" calcext:value-type="currency">
            <text:p>$1,160,535.06</text:p>
          </table:table-cell>
          <table:table-cell table:number-columns-repeated="10"/>
        </table:table-row>
        <table:table-row table:style-name="ro1">
          <table:table-cell table:formula="of:=FLOOR(([.B111]-1)/12)" office:value-type="float" office:value="8" calcext:value-type="float">
            <text:p>8</text:p>
          </table:table-cell>
          <table:table-cell table:formula="of:=[.B110]+1" office:value-type="float" office:value="108" calcext:value-type="float">
            <text:p>10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0]*[.$B$1]/12" office:value-type="float" office:value="2901.3376431149" calcext:value-type="float">
            <text:p>2901.3376431149</text:p>
          </table:table-cell>
          <table:table-cell table:formula="of:=+[.C111]+[.D111]" office:value-type="currency" office:currency="CAD" office:value="-4686.04337860787" calcext:value-type="currency">
            <text:p>-$4,686.04</text:p>
          </table:table-cell>
          <table:table-cell table:formula="of:=+[.E111]+[.F110]" office:value-type="currency" office:currency="CAD" office:value="1155849.01386735" calcext:value-type="currency">
            <text:p>$1,155,849.01</text:p>
          </table:table-cell>
          <table:table-cell table:number-columns-repeated="10"/>
        </table:table-row>
        <table:table-row table:style-name="ro1">
          <table:table-cell table:formula="of:=FLOOR(([.B112]-1)/12)" office:value-type="float" office:value="9" calcext:value-type="float">
            <text:p>9</text:p>
          </table:table-cell>
          <table:table-cell table:formula="of:=[.B111]+1" office:value-type="float" office:value="109" calcext:value-type="float">
            <text:p>10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1]*[.$B$1]/12" office:value-type="float" office:value="2889.62253466838" calcext:value-type="float">
            <text:p>2889.62253466838</text:p>
          </table:table-cell>
          <table:table-cell table:formula="of:=+[.C112]+[.D112]" office:value-type="currency" office:currency="CAD" office:value="-4697.75848705439" calcext:value-type="currency">
            <text:p>-$4,697.76</text:p>
          </table:table-cell>
          <table:table-cell table:formula="of:=+[.E112]+[.F111]" office:value-type="currency" office:currency="CAD" office:value="1151151.2553803" calcext:value-type="currency">
            <text:p>$1,151,151.26</text:p>
          </table:table-cell>
          <table:table-cell table:number-columns-repeated="10"/>
        </table:table-row>
        <table:table-row table:style-name="ro1">
          <table:table-cell table:formula="of:=FLOOR(([.B113]-1)/12)" office:value-type="float" office:value="9" calcext:value-type="float">
            <text:p>9</text:p>
          </table:table-cell>
          <table:table-cell table:formula="of:=[.B112]+1" office:value-type="float" office:value="110" calcext:value-type="float">
            <text:p>11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2]*[.$B$1]/12" office:value-type="float" office:value="2877.87813845075" calcext:value-type="float">
            <text:p>2877.87813845075</text:p>
          </table:table-cell>
          <table:table-cell table:formula="of:=+[.C113]+[.D113]" office:value-type="currency" office:currency="CAD" office:value="-4709.50288327202" calcext:value-type="currency">
            <text:p>-$4,709.50</text:p>
          </table:table-cell>
          <table:table-cell table:formula="of:=+[.E113]+[.F112]" office:value-type="currency" office:currency="CAD" office:value="1146441.75249703" calcext:value-type="currency">
            <text:p>$1,146,441.75</text:p>
          </table:table-cell>
          <table:table-cell table:number-columns-repeated="10"/>
        </table:table-row>
        <table:table-row table:style-name="ro1">
          <table:table-cell table:formula="of:=FLOOR(([.B114]-1)/12)" office:value-type="float" office:value="9" calcext:value-type="float">
            <text:p>9</text:p>
          </table:table-cell>
          <table:table-cell table:formula="of:=[.B113]+1" office:value-type="float" office:value="111" calcext:value-type="float">
            <text:p>11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3]*[.$B$1]/12" office:value-type="float" office:value="2866.10438124257" calcext:value-type="float">
            <text:p>2866.10438124257</text:p>
          </table:table-cell>
          <table:table-cell table:formula="of:=+[.C114]+[.D114]" office:value-type="currency" office:currency="CAD" office:value="-4721.2766404802" calcext:value-type="currency">
            <text:p>-$4,721.28</text:p>
          </table:table-cell>
          <table:table-cell table:formula="of:=+[.E114]+[.F113]" office:value-type="currency" office:currency="CAD" office:value="1141720.47585655" calcext:value-type="currency">
            <text:p>$1,141,720.48</text:p>
          </table:table-cell>
          <table:table-cell table:number-columns-repeated="10"/>
        </table:table-row>
        <table:table-row table:style-name="ro1">
          <table:table-cell table:formula="of:=FLOOR(([.B115]-1)/12)" office:value-type="float" office:value="9" calcext:value-type="float">
            <text:p>9</text:p>
          </table:table-cell>
          <table:table-cell table:formula="of:=[.B114]+1" office:value-type="float" office:value="112" calcext:value-type="float">
            <text:p>11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4]*[.$B$1]/12" office:value-type="float" office:value="2854.30118964137" calcext:value-type="float">
            <text:p>2854.30118964137</text:p>
          </table:table-cell>
          <table:table-cell table:formula="of:=+[.C115]+[.D115]" office:value-type="currency" office:currency="CAD" office:value="-4733.0798320814" calcext:value-type="currency">
            <text:p>-$4,733.08</text:p>
          </table:table-cell>
          <table:table-cell table:formula="of:=+[.E115]+[.F114]" office:value-type="currency" office:currency="CAD" office:value="1136987.39602447" calcext:value-type="currency">
            <text:p>$1,136,987.40</text:p>
          </table:table-cell>
          <table:table-cell table:number-columns-repeated="10"/>
        </table:table-row>
        <table:table-row table:style-name="ro1">
          <table:table-cell table:formula="of:=FLOOR(([.B116]-1)/12)" office:value-type="float" office:value="9" calcext:value-type="float">
            <text:p>9</text:p>
          </table:table-cell>
          <table:table-cell table:formula="of:=[.B115]+1" office:value-type="float" office:value="113" calcext:value-type="float">
            <text:p>11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5]*[.$B$1]/12" office:value-type="float" office:value="2842.46849006116" calcext:value-type="float">
            <text:p>2842.46849006116</text:p>
          </table:table-cell>
          <table:table-cell table:formula="of:=+[.C116]+[.D116]" office:value-type="currency" office:currency="CAD" office:value="-4744.91253166161" calcext:value-type="currency">
            <text:p>-$4,744.91</text:p>
          </table:table-cell>
          <table:table-cell table:formula="of:=+[.E116]+[.F115]" office:value-type="currency" office:currency="CAD" office:value="1132242.4834928" calcext:value-type="currency">
            <text:p>$1,132,242.48</text:p>
          </table:table-cell>
          <table:table-cell table:number-columns-repeated="10"/>
        </table:table-row>
        <table:table-row table:style-name="ro1">
          <table:table-cell table:formula="of:=FLOOR(([.B117]-1)/12)" office:value-type="float" office:value="9" calcext:value-type="float">
            <text:p>9</text:p>
          </table:table-cell>
          <table:table-cell table:formula="of:=[.B116]+1" office:value-type="float" office:value="114" calcext:value-type="float">
            <text:p>11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6]*[.$B$1]/12" office:value-type="float" office:value="2830.60620873201" calcext:value-type="float">
            <text:p>2830.60620873201</text:p>
          </table:table-cell>
          <table:table-cell table:formula="of:=+[.C117]+[.D117]" office:value-type="currency" office:currency="CAD" office:value="-4756.77481299076" calcext:value-type="currency">
            <text:p>-$4,756.77</text:p>
          </table:table-cell>
          <table:table-cell table:formula="of:=+[.E117]+[.F116]" office:value-type="currency" office:currency="CAD" office:value="1127485.70867981" calcext:value-type="currency">
            <text:p>$1,127,485.71</text:p>
          </table:table-cell>
          <table:table-cell table:number-columns-repeated="10"/>
        </table:table-row>
        <table:table-row table:style-name="ro1">
          <table:table-cell table:formula="of:=FLOOR(([.B118]-1)/12)" office:value-type="float" office:value="9" calcext:value-type="float">
            <text:p>9</text:p>
          </table:table-cell>
          <table:table-cell table:formula="of:=[.B117]+1" office:value-type="float" office:value="115" calcext:value-type="float">
            <text:p>11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7]*[.$B$1]/12" office:value-type="float" office:value="2818.71427169953" calcext:value-type="float">
            <text:p>2818.71427169953</text:p>
          </table:table-cell>
          <table:table-cell table:formula="of:=+[.C118]+[.D118]" office:value-type="currency" office:currency="CAD" office:value="-4768.66675002324" calcext:value-type="currency">
            <text:p>-$4,768.67</text:p>
          </table:table-cell>
          <table:table-cell table:formula="of:=+[.E118]+[.F117]" office:value-type="currency" office:currency="CAD" office:value="1122717.04192979" calcext:value-type="currency">
            <text:p>$1,122,717.04</text:p>
          </table:table-cell>
          <table:table-cell table:number-columns-repeated="10"/>
        </table:table-row>
        <table:table-row table:style-name="ro1">
          <table:table-cell table:formula="of:=FLOOR(([.B119]-1)/12)" office:value-type="float" office:value="9" calcext:value-type="float">
            <text:p>9</text:p>
          </table:table-cell>
          <table:table-cell table:formula="of:=[.B118]+1" office:value-type="float" office:value="116" calcext:value-type="float">
            <text:p>11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8]*[.$B$1]/12" office:value-type="float" office:value="2806.79260482447" calcext:value-type="float">
            <text:p>2806.79260482447</text:p>
          </table:table-cell>
          <table:table-cell table:formula="of:=+[.C119]+[.D119]" office:value-type="currency" office:currency="CAD" office:value="-4780.5884168983" calcext:value-type="currency">
            <text:p>-$4,780.59</text:p>
          </table:table-cell>
          <table:table-cell table:formula="of:=+[.E119]+[.F118]" office:value-type="currency" office:currency="CAD" office:value="1117936.45351289" calcext:value-type="currency">
            <text:p>$1,117,936.45</text:p>
          </table:table-cell>
          <table:table-cell table:number-columns-repeated="10"/>
        </table:table-row>
        <table:table-row table:style-name="ro1">
          <table:table-cell table:formula="of:=FLOOR(([.B120]-1)/12)" office:value-type="float" office:value="9" calcext:value-type="float">
            <text:p>9</text:p>
          </table:table-cell>
          <table:table-cell table:formula="of:=[.B119]+1" office:value-type="float" office:value="117" calcext:value-type="float">
            <text:p>11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19]*[.$B$1]/12" office:value-type="float" office:value="2794.84113378223" calcext:value-type="float">
            <text:p>2794.84113378223</text:p>
          </table:table-cell>
          <table:table-cell table:formula="of:=+[.C120]+[.D120]" office:value-type="currency" office:currency="CAD" office:value="-4792.53988794054" calcext:value-type="currency">
            <text:p>-$4,792.54</text:p>
          </table:table-cell>
          <table:table-cell table:formula="of:=+[.E120]+[.F119]" office:value-type="currency" office:currency="CAD" office:value="1113143.91362495" calcext:value-type="currency">
            <text:p>$1,113,143.91</text:p>
          </table:table-cell>
          <table:table-cell table:number-columns-repeated="10"/>
        </table:table-row>
        <table:table-row table:style-name="ro1">
          <table:table-cell table:formula="of:=FLOOR(([.B121]-1)/12)" office:value-type="float" office:value="9" calcext:value-type="float">
            <text:p>9</text:p>
          </table:table-cell>
          <table:table-cell table:formula="of:=[.B120]+1" office:value-type="float" office:value="118" calcext:value-type="float">
            <text:p>11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0]*[.$B$1]/12" office:value-type="float" office:value="2782.85978406238" calcext:value-type="float">
            <text:p>2782.85978406238</text:p>
          </table:table-cell>
          <table:table-cell table:formula="of:=+[.C121]+[.D121]" office:value-type="currency" office:currency="CAD" office:value="-4804.52123766039" calcext:value-type="currency">
            <text:p>-$4,804.52</text:p>
          </table:table-cell>
          <table:table-cell table:formula="of:=+[.E121]+[.F120]" office:value-type="currency" office:currency="CAD" office:value="1108339.39238729" calcext:value-type="currency">
            <text:p>$1,108,339.39</text:p>
          </table:table-cell>
          <table:table-cell table:number-columns-repeated="10"/>
        </table:table-row>
        <table:table-row table:style-name="ro1">
          <table:table-cell table:formula="of:=FLOOR(([.B122]-1)/12)" office:value-type="float" office:value="9" calcext:value-type="float">
            <text:p>9</text:p>
          </table:table-cell>
          <table:table-cell table:formula="of:=[.B121]+1" office:value-type="float" office:value="119" calcext:value-type="float">
            <text:p>11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1]*[.$B$1]/12" office:value-type="float" office:value="2770.84848096823" calcext:value-type="float">
            <text:p>2770.84848096823</text:p>
          </table:table-cell>
          <table:table-cell table:formula="of:=+[.C122]+[.D122]" office:value-type="currency" office:currency="CAD" office:value="-4816.53254075454" calcext:value-type="currency">
            <text:p>-$4,816.53</text:p>
          </table:table-cell>
          <table:table-cell table:formula="of:=+[.E122]+[.F121]" office:value-type="currency" office:currency="CAD" office:value="1103522.85984654" calcext:value-type="currency">
            <text:p>$1,103,522.86</text:p>
          </table:table-cell>
          <table:table-cell table:number-columns-repeated="10"/>
        </table:table-row>
        <table:table-row table:style-name="ro1">
          <table:table-cell table:formula="of:=FLOOR(([.B123]-1)/12)" office:value-type="float" office:value="9" calcext:value-type="float">
            <text:p>9</text:p>
          </table:table-cell>
          <table:table-cell table:formula="of:=[.B122]+1" office:value-type="float" office:value="120" calcext:value-type="float">
            <text:p>12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2]*[.$B$1]/12" office:value-type="float" office:value="2758.80714961634" calcext:value-type="float">
            <text:p>2758.80714961634</text:p>
          </table:table-cell>
          <table:table-cell table:formula="of:=+[.C123]+[.D123]" office:value-type="currency" office:currency="CAD" office:value="-4828.57387210643" calcext:value-type="currency">
            <text:p>-$4,828.57</text:p>
          </table:table-cell>
          <table:table-cell table:formula="of:=+[.E123]+[.F122]" office:value-type="currency" office:currency="CAD" office:value="1098694.28597443" calcext:value-type="currency">
            <text:p>$1,098,694.29</text:p>
          </table:table-cell>
          <table:table-cell table:number-columns-repeated="10"/>
        </table:table-row>
        <table:table-row table:style-name="ro1">
          <table:table-cell table:formula="of:=FLOOR(([.B124]-1)/12)" office:value-type="float" office:value="10" calcext:value-type="float">
            <text:p>10</text:p>
          </table:table-cell>
          <table:table-cell table:formula="of:=[.B123]+1" office:value-type="float" office:value="121" calcext:value-type="float">
            <text:p>12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3]*[.$B$1]/12" office:value-type="float" office:value="2746.73571493607" calcext:value-type="float">
            <text:p>2746.73571493607</text:p>
          </table:table-cell>
          <table:table-cell table:formula="of:=+[.C124]+[.D124]" office:value-type="currency" office:currency="CAD" office:value="-4840.6453067867" calcext:value-type="currency">
            <text:p>-$4,840.65</text:p>
          </table:table-cell>
          <table:table-cell table:formula="of:=+[.E124]+[.F123]" office:value-type="currency" office:currency="CAD" office:value="1093853.64066764" calcext:value-type="currency">
            <text:p>$1,093,853.64</text:p>
          </table:table-cell>
          <table:table-cell table:number-columns-repeated="10"/>
        </table:table-row>
        <table:table-row table:style-name="ro1">
          <table:table-cell table:formula="of:=FLOOR(([.B125]-1)/12)" office:value-type="float" office:value="10" calcext:value-type="float">
            <text:p>10</text:p>
          </table:table-cell>
          <table:table-cell table:formula="of:=[.B124]+1" office:value-type="float" office:value="122" calcext:value-type="float">
            <text:p>12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4]*[.$B$1]/12" office:value-type="float" office:value="2734.63410166911" calcext:value-type="float">
            <text:p>2734.63410166911</text:p>
          </table:table-cell>
          <table:table-cell table:formula="of:=+[.C125]+[.D125]" office:value-type="currency" office:currency="CAD" office:value="-4852.74692005366" calcext:value-type="currency">
            <text:p>-$4,852.75</text:p>
          </table:table-cell>
          <table:table-cell table:formula="of:=+[.E125]+[.F124]" office:value-type="currency" office:currency="CAD" office:value="1089000.89374759" calcext:value-type="currency">
            <text:p>$1,089,000.89</text:p>
          </table:table-cell>
          <table:table-cell table:number-columns-repeated="10"/>
        </table:table-row>
        <table:table-row table:style-name="ro1">
          <table:table-cell table:formula="of:=FLOOR(([.B126]-1)/12)" office:value-type="float" office:value="10" calcext:value-type="float">
            <text:p>10</text:p>
          </table:table-cell>
          <table:table-cell table:formula="of:=[.B125]+1" office:value-type="float" office:value="123" calcext:value-type="float">
            <text:p>12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5]*[.$B$1]/12" office:value-type="float" office:value="2722.50223436897" calcext:value-type="float">
            <text:p>2722.50223436897</text:p>
          </table:table-cell>
          <table:table-cell table:formula="of:=+[.C126]+[.D126]" office:value-type="currency" office:currency="CAD" office:value="-4864.8787873538" calcext:value-type="currency">
            <text:p>-$4,864.88</text:p>
          </table:table-cell>
          <table:table-cell table:formula="of:=+[.E126]+[.F125]" office:value-type="currency" office:currency="CAD" office:value="1084136.01496024" calcext:value-type="currency">
            <text:p>$1,084,136.01</text:p>
          </table:table-cell>
          <table:table-cell table:number-columns-repeated="10"/>
        </table:table-row>
        <table:table-row table:style-name="ro1">
          <table:table-cell table:formula="of:=FLOOR(([.B127]-1)/12)" office:value-type="float" office:value="10" calcext:value-type="float">
            <text:p>10</text:p>
          </table:table-cell>
          <table:table-cell table:formula="of:=[.B126]+1" office:value-type="float" office:value="124" calcext:value-type="float">
            <text:p>12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6]*[.$B$1]/12" office:value-type="float" office:value="2710.34003740059" calcext:value-type="float">
            <text:p>2710.34003740059</text:p>
          </table:table-cell>
          <table:table-cell table:formula="of:=+[.C127]+[.D127]" office:value-type="currency" office:currency="CAD" office:value="-4877.04098432218" calcext:value-type="currency">
            <text:p>-$4,877.04</text:p>
          </table:table-cell>
          <table:table-cell table:formula="of:=+[.E127]+[.F126]" office:value-type="currency" office:currency="CAD" office:value="1079258.97397591" calcext:value-type="currency">
            <text:p>$1,079,258.97</text:p>
          </table:table-cell>
          <table:table-cell table:number-columns-repeated="10"/>
        </table:table-row>
        <table:table-row table:style-name="ro1">
          <table:table-cell table:formula="of:=FLOOR(([.B128]-1)/12)" office:value-type="float" office:value="10" calcext:value-type="float">
            <text:p>10</text:p>
          </table:table-cell>
          <table:table-cell table:formula="of:=[.B127]+1" office:value-type="float" office:value="125" calcext:value-type="float">
            <text:p>12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7]*[.$B$1]/12" office:value-type="float" office:value="2698.14743493978" calcext:value-type="float">
            <text:p>2698.14743493978</text:p>
          </table:table-cell>
          <table:table-cell table:formula="of:=+[.C128]+[.D128]" office:value-type="currency" office:currency="CAD" office:value="-4889.23358678299" calcext:value-type="currency">
            <text:p>-$4,889.23</text:p>
          </table:table-cell>
          <table:table-cell table:formula="of:=+[.E128]+[.F127]" office:value-type="currency" office:currency="CAD" office:value="1074369.74038913" calcext:value-type="currency">
            <text:p>$1,074,369.74</text:p>
          </table:table-cell>
          <table:table-cell table:number-columns-repeated="10"/>
        </table:table-row>
        <table:table-row table:style-name="ro1">
          <table:table-cell table:formula="of:=FLOOR(([.B129]-1)/12)" office:value-type="float" office:value="10" calcext:value-type="float">
            <text:p>10</text:p>
          </table:table-cell>
          <table:table-cell table:formula="of:=[.B128]+1" office:value-type="float" office:value="126" calcext:value-type="float">
            <text:p>12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8]*[.$B$1]/12" office:value-type="float" office:value="2685.92435097283" calcext:value-type="float">
            <text:p>2685.92435097283</text:p>
          </table:table-cell>
          <table:table-cell table:formula="of:=+[.C129]+[.D129]" office:value-type="currency" office:currency="CAD" office:value="-4901.45667074995" calcext:value-type="currency">
            <text:p>-$4,901.46</text:p>
          </table:table-cell>
          <table:table-cell table:formula="of:=+[.E129]+[.F128]" office:value-type="currency" office:currency="CAD" office:value="1069468.28371838" calcext:value-type="currency">
            <text:p>$1,069,468.28</text:p>
          </table:table-cell>
          <table:table-cell table:number-columns-repeated="10"/>
        </table:table-row>
        <table:table-row table:style-name="ro1">
          <table:table-cell table:formula="of:=FLOOR(([.B130]-1)/12)" office:value-type="float" office:value="10" calcext:value-type="float">
            <text:p>10</text:p>
          </table:table-cell>
          <table:table-cell table:formula="of:=[.B129]+1" office:value-type="float" office:value="127" calcext:value-type="float">
            <text:p>12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29]*[.$B$1]/12" office:value-type="float" office:value="2673.67070929595" calcext:value-type="float">
            <text:p>2673.67070929595</text:p>
          </table:table-cell>
          <table:table-cell table:formula="of:=+[.C130]+[.D130]" office:value-type="currency" office:currency="CAD" office:value="-4913.71031242682" calcext:value-type="currency">
            <text:p>-$4,913.71</text:p>
          </table:table-cell>
          <table:table-cell table:formula="of:=+[.E130]+[.F129]" office:value-type="currency" office:currency="CAD" office:value="1064554.57340595" calcext:value-type="currency">
            <text:p>$1,064,554.57</text:p>
          </table:table-cell>
          <table:table-cell table:number-columns-repeated="10"/>
        </table:table-row>
        <table:table-row table:style-name="ro1">
          <table:table-cell table:formula="of:=FLOOR(([.B131]-1)/12)" office:value-type="float" office:value="10" calcext:value-type="float">
            <text:p>10</text:p>
          </table:table-cell>
          <table:table-cell table:formula="of:=[.B130]+1" office:value-type="float" office:value="128" calcext:value-type="float">
            <text:p>12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0]*[.$B$1]/12" office:value-type="float" office:value="2661.38643351488" calcext:value-type="float">
            <text:p>2661.38643351488</text:p>
          </table:table-cell>
          <table:table-cell table:formula="of:=+[.C131]+[.D131]" office:value-type="currency" office:currency="CAD" office:value="-4925.99458820789" calcext:value-type="currency">
            <text:p>-$4,925.99</text:p>
          </table:table-cell>
          <table:table-cell table:formula="of:=+[.E131]+[.F130]" office:value-type="currency" office:currency="CAD" office:value="1059628.57881775" calcext:value-type="currency">
            <text:p>$1,059,628.58</text:p>
          </table:table-cell>
          <table:table-cell table:number-columns-repeated="10"/>
        </table:table-row>
        <table:table-row table:style-name="ro1">
          <table:table-cell table:formula="of:=FLOOR(([.B132]-1)/12)" office:value-type="float" office:value="10" calcext:value-type="float">
            <text:p>10</text:p>
          </table:table-cell>
          <table:table-cell table:formula="of:=[.B131]+1" office:value-type="float" office:value="129" calcext:value-type="float">
            <text:p>12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1]*[.$B$1]/12" office:value-type="float" office:value="2649.07144704436" calcext:value-type="float">
            <text:p>2649.07144704436</text:p>
          </table:table-cell>
          <table:table-cell table:formula="of:=+[.C132]+[.D132]" office:value-type="currency" office:currency="CAD" office:value="-4938.30957467841" calcext:value-type="currency">
            <text:p>-$4,938.31</text:p>
          </table:table-cell>
          <table:table-cell table:formula="of:=+[.E132]+[.F131]" office:value-type="currency" office:currency="CAD" office:value="1054690.26924307" calcext:value-type="currency">
            <text:p>$1,054,690.27</text:p>
          </table:table-cell>
          <table:table-cell table:number-columns-repeated="10"/>
        </table:table-row>
        <table:table-row table:style-name="ro1">
          <table:table-cell table:formula="of:=FLOOR(([.B133]-1)/12)" office:value-type="float" office:value="10" calcext:value-type="float">
            <text:p>10</text:p>
          </table:table-cell>
          <table:table-cell table:formula="of:=[.B132]+1" office:value-type="float" office:value="130" calcext:value-type="float">
            <text:p>13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2]*[.$B$1]/12" office:value-type="float" office:value="2636.72567310767" calcext:value-type="float">
            <text:p>2636.72567310767</text:p>
          </table:table-cell>
          <table:table-cell table:formula="of:=+[.C133]+[.D133]" office:value-type="currency" office:currency="CAD" office:value="-4950.6553486151" calcext:value-type="currency">
            <text:p>-$4,950.66</text:p>
          </table:table-cell>
          <table:table-cell table:formula="of:=+[.E133]+[.F132]" office:value-type="currency" office:currency="CAD" office:value="1049739.61389445" calcext:value-type="currency">
            <text:p>$1,049,739.61</text:p>
          </table:table-cell>
          <table:table-cell table:number-columns-repeated="10"/>
        </table:table-row>
        <table:table-row table:style-name="ro1">
          <table:table-cell table:formula="of:=FLOOR(([.B134]-1)/12)" office:value-type="float" office:value="10" calcext:value-type="float">
            <text:p>10</text:p>
          </table:table-cell>
          <table:table-cell table:formula="of:=[.B133]+1" office:value-type="float" office:value="131" calcext:value-type="float">
            <text:p>13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3]*[.$B$1]/12" office:value-type="float" office:value="2624.34903473613" calcext:value-type="float">
            <text:p>2624.34903473613</text:p>
          </table:table-cell>
          <table:table-cell table:formula="of:=+[.C134]+[.D134]" office:value-type="currency" office:currency="CAD" office:value="-4963.03198698664" calcext:value-type="currency">
            <text:p>-$4,963.03</text:p>
          </table:table-cell>
          <table:table-cell table:formula="of:=+[.E134]+[.F133]" office:value-type="currency" office:currency="CAD" office:value="1044776.58190747" calcext:value-type="currency">
            <text:p>$1,044,776.58</text:p>
          </table:table-cell>
          <table:table-cell table:number-columns-repeated="10"/>
        </table:table-row>
        <table:table-row table:style-name="ro1">
          <table:table-cell table:formula="of:=FLOOR(([.B135]-1)/12)" office:value-type="float" office:value="10" calcext:value-type="float">
            <text:p>10</text:p>
          </table:table-cell>
          <table:table-cell table:formula="of:=[.B134]+1" office:value-type="float" office:value="132" calcext:value-type="float">
            <text:p>13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4]*[.$B$1]/12" office:value-type="float" office:value="2611.94145476866" calcext:value-type="float">
            <text:p>2611.94145476866</text:p>
          </table:table-cell>
          <table:table-cell table:formula="of:=+[.C135]+[.D135]" office:value-type="currency" office:currency="CAD" office:value="-4975.43956695411" calcext:value-type="currency">
            <text:p>-$4,975.44</text:p>
          </table:table-cell>
          <table:table-cell table:formula="of:=+[.E135]+[.F134]" office:value-type="currency" office:currency="CAD" office:value="1039801.14234051" calcext:value-type="currency">
            <text:p>$1,039,801.14</text:p>
          </table:table-cell>
          <table:table-cell table:number-columns-repeated="10"/>
        </table:table-row>
        <table:table-row table:style-name="ro1">
          <table:table-cell table:formula="of:=FLOOR(([.B136]-1)/12)" office:value-type="float" office:value="11" calcext:value-type="float">
            <text:p>11</text:p>
          </table:table-cell>
          <table:table-cell table:formula="of:=[.B135]+1" office:value-type="float" office:value="133" calcext:value-type="float">
            <text:p>13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5]*[.$B$1]/12" office:value-type="float" office:value="2599.50285585128" calcext:value-type="float">
            <text:p>2599.50285585128</text:p>
          </table:table-cell>
          <table:table-cell table:formula="of:=+[.C136]+[.D136]" office:value-type="currency" office:currency="CAD" office:value="-4987.87816587149" calcext:value-type="currency">
            <text:p>-$4,987.88</text:p>
          </table:table-cell>
          <table:table-cell table:formula="of:=+[.E136]+[.F135]" office:value-type="currency" office:currency="CAD" office:value="1034813.26417464" calcext:value-type="currency">
            <text:p>$1,034,813.26</text:p>
          </table:table-cell>
          <table:table-cell table:number-columns-repeated="10"/>
        </table:table-row>
        <table:table-row table:style-name="ro1">
          <table:table-cell table:formula="of:=FLOOR(([.B137]-1)/12)" office:value-type="float" office:value="11" calcext:value-type="float">
            <text:p>11</text:p>
          </table:table-cell>
          <table:table-cell table:formula="of:=[.B136]+1" office:value-type="float" office:value="134" calcext:value-type="float">
            <text:p>13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6]*[.$B$1]/12" office:value-type="float" office:value="2587.0331604366" calcext:value-type="float">
            <text:p>2587.0331604366</text:p>
          </table:table-cell>
          <table:table-cell table:formula="of:=+[.C137]+[.D137]" office:value-type="currency" office:currency="CAD" office:value="-5000.34786128617" calcext:value-type="currency">
            <text:p>-$5,000.35</text:p>
          </table:table-cell>
          <table:table-cell table:formula="of:=+[.E137]+[.F136]" office:value-type="currency" office:currency="CAD" office:value="1029812.91631335" calcext:value-type="currency">
            <text:p>$1,029,812.92</text:p>
          </table:table-cell>
          <table:table-cell table:number-columns-repeated="10"/>
        </table:table-row>
        <table:table-row table:style-name="ro1">
          <table:table-cell table:formula="of:=FLOOR(([.B138]-1)/12)" office:value-type="float" office:value="11" calcext:value-type="float">
            <text:p>11</text:p>
          </table:table-cell>
          <table:table-cell table:formula="of:=[.B137]+1" office:value-type="float" office:value="135" calcext:value-type="float">
            <text:p>13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7]*[.$B$1]/12" office:value-type="float" office:value="2574.53229078338" calcext:value-type="float">
            <text:p>2574.53229078338</text:p>
          </table:table-cell>
          <table:table-cell table:formula="of:=+[.C138]+[.D138]" office:value-type="currency" office:currency="CAD" office:value="-5012.84873093939" calcext:value-type="currency">
            <text:p>-$5,012.85</text:p>
          </table:table-cell>
          <table:table-cell table:formula="of:=+[.E138]+[.F137]" office:value-type="currency" office:currency="CAD" office:value="1024800.06758241" calcext:value-type="currency">
            <text:p>$1,024,800.07</text:p>
          </table:table-cell>
          <table:table-cell table:number-columns-repeated="10"/>
        </table:table-row>
        <table:table-row table:style-name="ro1">
          <table:table-cell table:formula="of:=FLOOR(([.B139]-1)/12)" office:value-type="float" office:value="11" calcext:value-type="float">
            <text:p>11</text:p>
          </table:table-cell>
          <table:table-cell table:formula="of:=[.B138]+1" office:value-type="float" office:value="136" calcext:value-type="float">
            <text:p>13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8]*[.$B$1]/12" office:value-type="float" office:value="2562.00016895604" calcext:value-type="float">
            <text:p>2562.00016895604</text:p>
          </table:table-cell>
          <table:table-cell table:formula="of:=+[.C139]+[.D139]" office:value-type="currency" office:currency="CAD" office:value="-5025.38085276674" calcext:value-type="currency">
            <text:p>-$5,025.38</text:p>
          </table:table-cell>
          <table:table-cell table:formula="of:=+[.E139]+[.F138]" office:value-type="currency" office:currency="CAD" office:value="1019774.68672965" calcext:value-type="currency">
            <text:p>$1,019,774.69</text:p>
          </table:table-cell>
          <table:table-cell table:number-columns-repeated="10"/>
        </table:table-row>
        <table:table-row table:style-name="ro1">
          <table:table-cell table:formula="of:=FLOOR(([.B140]-1)/12)" office:value-type="float" office:value="11" calcext:value-type="float">
            <text:p>11</text:p>
          </table:table-cell>
          <table:table-cell table:formula="of:=[.B139]+1" office:value-type="float" office:value="137" calcext:value-type="float">
            <text:p>13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39]*[.$B$1]/12" office:value-type="float" office:value="2549.43671682412" calcext:value-type="float">
            <text:p>2549.43671682412</text:p>
          </table:table-cell>
          <table:table-cell table:formula="of:=+[.C140]+[.D140]" office:value-type="currency" office:currency="CAD" office:value="-5037.94430489865" calcext:value-type="currency">
            <text:p>-$5,037.94</text:p>
          </table:table-cell>
          <table:table-cell table:formula="of:=+[.E140]+[.F139]" office:value-type="currency" office:currency="CAD" office:value="1014736.74242475" calcext:value-type="currency">
            <text:p>$1,014,736.74</text:p>
          </table:table-cell>
          <table:table-cell table:number-columns-repeated="10"/>
        </table:table-row>
        <table:table-row table:style-name="ro1">
          <table:table-cell table:formula="of:=FLOOR(([.B141]-1)/12)" office:value-type="float" office:value="11" calcext:value-type="float">
            <text:p>11</text:p>
          </table:table-cell>
          <table:table-cell table:formula="of:=[.B140]+1" office:value-type="float" office:value="138" calcext:value-type="float">
            <text:p>13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0]*[.$B$1]/12" office:value-type="float" office:value="2536.84185606187" calcext:value-type="float">
            <text:p>2536.84185606187</text:p>
          </table:table-cell>
          <table:table-cell table:formula="of:=+[.C141]+[.D141]" office:value-type="currency" office:currency="CAD" office:value="-5050.5391656609" calcext:value-type="currency">
            <text:p>-$5,050.54</text:p>
          </table:table-cell>
          <table:table-cell table:formula="of:=+[.E141]+[.F140]" office:value-type="currency" office:currency="CAD" office:value="1009686.20325909" calcext:value-type="currency">
            <text:p>$1,009,686.20</text:p>
          </table:table-cell>
          <table:table-cell table:number-columns-repeated="10"/>
        </table:table-row>
        <table:table-row table:style-name="ro1">
          <table:table-cell table:formula="of:=FLOOR(([.B142]-1)/12)" office:value-type="float" office:value="11" calcext:value-type="float">
            <text:p>11</text:p>
          </table:table-cell>
          <table:table-cell table:formula="of:=[.B141]+1" office:value-type="float" office:value="139" calcext:value-type="float">
            <text:p>13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1]*[.$B$1]/12" office:value-type="float" office:value="2524.21550814772" calcext:value-type="float">
            <text:p>2524.21550814772</text:p>
          </table:table-cell>
          <table:table-cell table:formula="of:=+[.C142]+[.D142]" office:value-type="currency" office:currency="CAD" office:value="-5063.16551357505" calcext:value-type="currency">
            <text:p>-$5,063.17</text:p>
          </table:table-cell>
          <table:table-cell table:formula="of:=+[.E142]+[.F141]" office:value-type="currency" office:currency="CAD" office:value="1004623.03774551" calcext:value-type="currency">
            <text:p>$1,004,623.04</text:p>
          </table:table-cell>
          <table:table-cell table:number-columns-repeated="10"/>
        </table:table-row>
        <table:table-row table:style-name="ro1">
          <table:table-cell table:formula="of:=FLOOR(([.B143]-1)/12)" office:value-type="float" office:value="11" calcext:value-type="float">
            <text:p>11</text:p>
          </table:table-cell>
          <table:table-cell table:formula="of:=[.B142]+1" office:value-type="float" office:value="140" calcext:value-type="float">
            <text:p>14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2]*[.$B$1]/12" office:value-type="float" office:value="2511.55759436378" calcext:value-type="float">
            <text:p>2511.55759436378</text:p>
          </table:table-cell>
          <table:table-cell table:formula="of:=+[.C143]+[.D143]" office:value-type="currency" office:currency="CAD" office:value="-5075.82342735899" calcext:value-type="currency">
            <text:p>-$5,075.82</text:p>
          </table:table-cell>
          <table:table-cell table:formula="of:=+[.E143]+[.F142]" office:value-type="currency" office:currency="CAD" office:value="999547.214318154" calcext:value-type="currency">
            <text:p>$999,547.21</text:p>
          </table:table-cell>
          <table:table-cell table:number-columns-repeated="10"/>
        </table:table-row>
        <table:table-row table:style-name="ro1">
          <table:table-cell table:formula="of:=FLOOR(([.B144]-1)/12)" office:value-type="float" office:value="11" calcext:value-type="float">
            <text:p>11</text:p>
          </table:table-cell>
          <table:table-cell table:formula="of:=[.B143]+1" office:value-type="float" office:value="141" calcext:value-type="float">
            <text:p>14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3]*[.$B$1]/12" office:value-type="float" office:value="2498.86803579538" calcext:value-type="float">
            <text:p>2498.86803579538</text:p>
          </table:table-cell>
          <table:table-cell table:formula="of:=+[.C144]+[.D144]" office:value-type="currency" office:currency="CAD" office:value="-5088.51298592739" calcext:value-type="currency">
            <text:p>-$5,088.51</text:p>
          </table:table-cell>
          <table:table-cell table:formula="of:=+[.E144]+[.F143]" office:value-type="currency" office:currency="CAD" office:value="994458.701332227" calcext:value-type="currency">
            <text:p>$994,458.70</text:p>
          </table:table-cell>
          <table:table-cell table:number-columns-repeated="10"/>
        </table:table-row>
        <table:table-row table:style-name="ro1">
          <table:table-cell table:formula="of:=FLOOR(([.B145]-1)/12)" office:value-type="float" office:value="11" calcext:value-type="float">
            <text:p>11</text:p>
          </table:table-cell>
          <table:table-cell table:formula="of:=[.B144]+1" office:value-type="float" office:value="142" calcext:value-type="float">
            <text:p>14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4]*[.$B$1]/12" office:value-type="float" office:value="2486.14675333057" calcext:value-type="float">
            <text:p>2486.14675333057</text:p>
          </table:table-cell>
          <table:table-cell table:formula="of:=+[.C145]+[.D145]" office:value-type="currency" office:currency="CAD" office:value="-5101.2342683922" calcext:value-type="currency">
            <text:p>-$5,101.23</text:p>
          </table:table-cell>
          <table:table-cell table:formula="of:=+[.E145]+[.F144]" office:value-type="currency" office:currency="CAD" office:value="989357.467063834" calcext:value-type="currency">
            <text:p>$989,357.47</text:p>
          </table:table-cell>
          <table:table-cell table:number-columns-repeated="10"/>
        </table:table-row>
        <table:table-row table:style-name="ro1">
          <table:table-cell table:formula="of:=FLOOR(([.B146]-1)/12)" office:value-type="float" office:value="11" calcext:value-type="float">
            <text:p>11</text:p>
          </table:table-cell>
          <table:table-cell table:formula="of:=[.B145]+1" office:value-type="float" office:value="143" calcext:value-type="float">
            <text:p>14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5]*[.$B$1]/12" office:value-type="float" office:value="2473.39366765959" calcext:value-type="float">
            <text:p>2473.39366765959</text:p>
          </table:table-cell>
          <table:table-cell table:formula="of:=+[.C146]+[.D146]" office:value-type="currency" office:currency="CAD" office:value="-5113.98735406318" calcext:value-type="currency">
            <text:p>-$5,113.99</text:p>
          </table:table-cell>
          <table:table-cell table:formula="of:=+[.E146]+[.F145]" office:value-type="currency" office:currency="CAD" office:value="984243.479709771" calcext:value-type="currency">
            <text:p>$984,243.48</text:p>
          </table:table-cell>
          <table:table-cell table:number-columns-repeated="10"/>
        </table:table-row>
        <table:table-row table:style-name="ro1">
          <table:table-cell table:formula="of:=FLOOR(([.B147]-1)/12)" office:value-type="float" office:value="11" calcext:value-type="float">
            <text:p>11</text:p>
          </table:table-cell>
          <table:table-cell table:formula="of:=[.B146]+1" office:value-type="float" office:value="144" calcext:value-type="float">
            <text:p>14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6]*[.$B$1]/12" office:value-type="float" office:value="2460.60869927443" calcext:value-type="float">
            <text:p>2460.60869927443</text:p>
          </table:table-cell>
          <table:table-cell table:formula="of:=+[.C147]+[.D147]" office:value-type="currency" office:currency="CAD" office:value="-5126.77232244834" calcext:value-type="currency">
            <text:p>-$5,126.77</text:p>
          </table:table-cell>
          <table:table-cell table:formula="of:=+[.E147]+[.F146]" office:value-type="currency" office:currency="CAD" office:value="979116.707387323" calcext:value-type="currency">
            <text:p>$979,116.71</text:p>
          </table:table-cell>
          <table:table-cell table:number-columns-repeated="10"/>
        </table:table-row>
        <table:table-row table:style-name="ro1">
          <table:table-cell table:formula="of:=FLOOR(([.B148]-1)/12)" office:value-type="float" office:value="12" calcext:value-type="float">
            <text:p>12</text:p>
          </table:table-cell>
          <table:table-cell table:formula="of:=[.B147]+1" office:value-type="float" office:value="145" calcext:value-type="float">
            <text:p>14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7]*[.$B$1]/12" office:value-type="float" office:value="2447.79176846831" calcext:value-type="float">
            <text:p>2447.79176846831</text:p>
          </table:table-cell>
          <table:table-cell table:formula="of:=+[.C148]+[.D148]" office:value-type="currency" office:currency="CAD" office:value="-5139.58925325446" calcext:value-type="currency">
            <text:p>-$5,139.59</text:p>
          </table:table-cell>
          <table:table-cell table:formula="of:=+[.E148]+[.F147]" office:value-type="currency" office:currency="CAD" office:value="973977.118134068" calcext:value-type="currency">
            <text:p>$973,977.12</text:p>
          </table:table-cell>
          <table:table-cell table:number-columns-repeated="10"/>
        </table:table-row>
        <table:table-row table:style-name="ro1">
          <table:table-cell table:formula="of:=FLOOR(([.B149]-1)/12)" office:value-type="float" office:value="12" calcext:value-type="float">
            <text:p>12</text:p>
          </table:table-cell>
          <table:table-cell table:formula="of:=[.B148]+1" office:value-type="float" office:value="146" calcext:value-type="float">
            <text:p>14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8]*[.$B$1]/12" office:value-type="float" office:value="2434.94279533517" calcext:value-type="float">
            <text:p>2434.94279533517</text:p>
          </table:table-cell>
          <table:table-cell table:formula="of:=+[.C149]+[.D149]" office:value-type="currency" office:currency="CAD" office:value="-5152.4382263876" calcext:value-type="currency">
            <text:p>-$5,152.44</text:p>
          </table:table-cell>
          <table:table-cell table:formula="of:=+[.E149]+[.F148]" office:value-type="currency" office:currency="CAD" office:value="968824.679907681" calcext:value-type="currency">
            <text:p>$968,824.68</text:p>
          </table:table-cell>
          <table:table-cell table:number-columns-repeated="10"/>
        </table:table-row>
        <table:table-row table:style-name="ro1">
          <table:table-cell table:formula="of:=FLOOR(([.B150]-1)/12)" office:value-type="float" office:value="12" calcext:value-type="float">
            <text:p>12</text:p>
          </table:table-cell>
          <table:table-cell table:formula="of:=[.B149]+1" office:value-type="float" office:value="147" calcext:value-type="float">
            <text:p>14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49]*[.$B$1]/12" office:value-type="float" office:value="2422.0616997692" calcext:value-type="float">
            <text:p>2422.0616997692</text:p>
          </table:table-cell>
          <table:table-cell table:formula="of:=+[.C150]+[.D150]" office:value-type="currency" office:currency="CAD" office:value="-5165.31932195357" calcext:value-type="currency">
            <text:p>-$5,165.32</text:p>
          </table:table-cell>
          <table:table-cell table:formula="of:=+[.E150]+[.F149]" office:value-type="currency" office:currency="CAD" office:value="963659.360585727" calcext:value-type="currency">
            <text:p>$963,659.36</text:p>
          </table:table-cell>
          <table:table-cell table:number-columns-repeated="10"/>
        </table:table-row>
        <table:table-row table:style-name="ro1">
          <table:table-cell table:formula="of:=FLOOR(([.B151]-1)/12)" office:value-type="float" office:value="12" calcext:value-type="float">
            <text:p>12</text:p>
          </table:table-cell>
          <table:table-cell table:formula="of:=[.B150]+1" office:value-type="float" office:value="148" calcext:value-type="float">
            <text:p>14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0]*[.$B$1]/12" office:value-type="float" office:value="2409.14840146432" calcext:value-type="float">
            <text:p>2409.14840146432</text:p>
          </table:table-cell>
          <table:table-cell table:formula="of:=+[.C151]+[.D151]" office:value-type="currency" office:currency="CAD" office:value="-5178.23262025845" calcext:value-type="currency">
            <text:p>-$5,178.23</text:p>
          </table:table-cell>
          <table:table-cell table:formula="of:=+[.E151]+[.F150]" office:value-type="currency" office:currency="CAD" office:value="958481.127965469" calcext:value-type="currency">
            <text:p>$958,481.13</text:p>
          </table:table-cell>
          <table:table-cell table:number-columns-repeated="10"/>
        </table:table-row>
        <table:table-row table:style-name="ro1">
          <table:table-cell table:formula="of:=FLOOR(([.B152]-1)/12)" office:value-type="float" office:value="12" calcext:value-type="float">
            <text:p>12</text:p>
          </table:table-cell>
          <table:table-cell table:formula="of:=[.B151]+1" office:value-type="float" office:value="149" calcext:value-type="float">
            <text:p>14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1]*[.$B$1]/12" office:value-type="float" office:value="2396.20281991367" calcext:value-type="float">
            <text:p>2396.20281991367</text:p>
          </table:table-cell>
          <table:table-cell table:formula="of:=+[.C152]+[.D152]" office:value-type="currency" office:currency="CAD" office:value="-5191.1782018091" calcext:value-type="currency">
            <text:p>-$5,191.18</text:p>
          </table:table-cell>
          <table:table-cell table:formula="of:=+[.E152]+[.F151]" office:value-type="currency" office:currency="CAD" office:value="953289.94976366" calcext:value-type="currency">
            <text:p>$953,289.95</text:p>
          </table:table-cell>
          <table:table-cell table:number-columns-repeated="10"/>
        </table:table-row>
        <table:table-row table:style-name="ro1">
          <table:table-cell table:formula="of:=FLOOR(([.B153]-1)/12)" office:value-type="float" office:value="12" calcext:value-type="float">
            <text:p>12</text:p>
          </table:table-cell>
          <table:table-cell table:formula="of:=[.B152]+1" office:value-type="float" office:value="150" calcext:value-type="float">
            <text:p>15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2]*[.$B$1]/12" office:value-type="float" office:value="2383.22487440915" calcext:value-type="float">
            <text:p>2383.22487440915</text:p>
          </table:table-cell>
          <table:table-cell table:formula="of:=+[.C153]+[.D153]" office:value-type="currency" office:currency="CAD" office:value="-5204.15614731362" calcext:value-type="currency">
            <text:p>-$5,204.16</text:p>
          </table:table-cell>
          <table:table-cell table:formula="of:=+[.E153]+[.F152]" office:value-type="currency" office:currency="CAD" office:value="948085.793616346" calcext:value-type="currency">
            <text:p>$948,085.79</text:p>
          </table:table-cell>
          <table:table-cell table:number-columns-repeated="10"/>
        </table:table-row>
        <table:table-row table:style-name="ro1">
          <table:table-cell table:formula="of:=FLOOR(([.B154]-1)/12)" office:value-type="float" office:value="12" calcext:value-type="float">
            <text:p>12</text:p>
          </table:table-cell>
          <table:table-cell table:formula="of:=[.B153]+1" office:value-type="float" office:value="151" calcext:value-type="float">
            <text:p>15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3]*[.$B$1]/12" office:value-type="float" office:value="2370.21448404086" calcext:value-type="float">
            <text:p>2370.21448404086</text:p>
          </table:table-cell>
          <table:table-cell table:formula="of:=+[.C154]+[.D154]" office:value-type="currency" office:currency="CAD" office:value="-5217.16653768191" calcext:value-type="currency">
            <text:p>-$5,217.17</text:p>
          </table:table-cell>
          <table:table-cell table:formula="of:=+[.E154]+[.F153]" office:value-type="currency" office:currency="CAD" office:value="942868.627078664" calcext:value-type="currency">
            <text:p>$942,868.63</text:p>
          </table:table-cell>
          <table:table-cell table:number-columns-repeated="10"/>
        </table:table-row>
        <table:table-row table:style-name="ro1">
          <table:table-cell table:formula="of:=FLOOR(([.B155]-1)/12)" office:value-type="float" office:value="12" calcext:value-type="float">
            <text:p>12</text:p>
          </table:table-cell>
          <table:table-cell table:formula="of:=[.B154]+1" office:value-type="float" office:value="152" calcext:value-type="float">
            <text:p>15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4]*[.$B$1]/12" office:value-type="float" office:value="2357.17156769666" calcext:value-type="float">
            <text:p>2357.17156769666</text:p>
          </table:table-cell>
          <table:table-cell table:formula="of:=+[.C155]+[.D155]" office:value-type="currency" office:currency="CAD" office:value="-5230.20945402611" calcext:value-type="currency">
            <text:p>-$5,230.21</text:p>
          </table:table-cell>
          <table:table-cell table:formula="of:=+[.E155]+[.F154]" office:value-type="currency" office:currency="CAD" office:value="937638.417624638" calcext:value-type="currency">
            <text:p>$937,638.42</text:p>
          </table:table-cell>
          <table:table-cell table:number-columns-repeated="10"/>
        </table:table-row>
        <table:table-row table:style-name="ro1">
          <table:table-cell table:formula="of:=FLOOR(([.B156]-1)/12)" office:value-type="float" office:value="12" calcext:value-type="float">
            <text:p>12</text:p>
          </table:table-cell>
          <table:table-cell table:formula="of:=[.B155]+1" office:value-type="float" office:value="153" calcext:value-type="float">
            <text:p>15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5]*[.$B$1]/12" office:value-type="float" office:value="2344.09604406159" calcext:value-type="float">
            <text:p>2344.09604406159</text:p>
          </table:table-cell>
          <table:table-cell table:formula="of:=+[.C156]+[.D156]" office:value-type="currency" office:currency="CAD" office:value="-5243.28497766117" calcext:value-type="currency">
            <text:p>-$5,243.28</text:p>
          </table:table-cell>
          <table:table-cell table:formula="of:=+[.E156]+[.F155]" office:value-type="currency" office:currency="CAD" office:value="932395.132646977" calcext:value-type="currency">
            <text:p>$932,395.13</text:p>
          </table:table-cell>
          <table:table-cell table:number-columns-repeated="10"/>
        </table:table-row>
        <table:table-row table:style-name="ro1">
          <table:table-cell table:formula="of:=FLOOR(([.B157]-1)/12)" office:value-type="float" office:value="12" calcext:value-type="float">
            <text:p>12</text:p>
          </table:table-cell>
          <table:table-cell table:formula="of:=[.B156]+1" office:value-type="float" office:value="154" calcext:value-type="float">
            <text:p>15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6]*[.$B$1]/12" office:value-type="float" office:value="2330.98783161744" calcext:value-type="float">
            <text:p>2330.98783161744</text:p>
          </table:table-cell>
          <table:table-cell table:formula="of:=+[.C157]+[.D157]" office:value-type="currency" office:currency="CAD" office:value="-5256.39319010533" calcext:value-type="currency">
            <text:p>-$5,256.39</text:p>
          </table:table-cell>
          <table:table-cell table:formula="of:=+[.E157]+[.F156]" office:value-type="currency" office:currency="CAD" office:value="927138.739456871" calcext:value-type="currency">
            <text:p>$927,138.74</text:p>
          </table:table-cell>
          <table:table-cell table:number-columns-repeated="10"/>
        </table:table-row>
        <table:table-row table:style-name="ro1">
          <table:table-cell table:formula="of:=FLOOR(([.B158]-1)/12)" office:value-type="float" office:value="12" calcext:value-type="float">
            <text:p>12</text:p>
          </table:table-cell>
          <table:table-cell table:formula="of:=[.B157]+1" office:value-type="float" office:value="155" calcext:value-type="float">
            <text:p>15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7]*[.$B$1]/12" office:value-type="float" office:value="2317.84684864218" calcext:value-type="float">
            <text:p>2317.84684864218</text:p>
          </table:table-cell>
          <table:table-cell table:formula="of:=+[.C158]+[.D158]" office:value-type="currency" office:currency="CAD" office:value="-5269.53417308059" calcext:value-type="currency">
            <text:p>-$5,269.53</text:p>
          </table:table-cell>
          <table:table-cell table:formula="of:=+[.E158]+[.F157]" office:value-type="currency" office:currency="CAD" office:value="921869.205283791" calcext:value-type="currency">
            <text:p>$921,869.21</text:p>
          </table:table-cell>
          <table:table-cell table:number-columns-repeated="10"/>
        </table:table-row>
        <table:table-row table:style-name="ro1">
          <table:table-cell table:formula="of:=FLOOR(([.B159]-1)/12)" office:value-type="float" office:value="12" calcext:value-type="float">
            <text:p>12</text:p>
          </table:table-cell>
          <table:table-cell table:formula="of:=[.B158]+1" office:value-type="float" office:value="156" calcext:value-type="float">
            <text:p>15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8]*[.$B$1]/12" office:value-type="float" office:value="2304.67301320948" calcext:value-type="float">
            <text:p>2304.67301320948</text:p>
          </table:table-cell>
          <table:table-cell table:formula="of:=+[.C159]+[.D159]" office:value-type="currency" office:currency="CAD" office:value="-5282.70800851329" calcext:value-type="currency">
            <text:p>-$5,282.71</text:p>
          </table:table-cell>
          <table:table-cell table:formula="of:=+[.E159]+[.F158]" office:value-type="currency" office:currency="CAD" office:value="916586.497275278" calcext:value-type="currency">
            <text:p>$916,586.50</text:p>
          </table:table-cell>
          <table:table-cell table:number-columns-repeated="10"/>
        </table:table-row>
        <table:table-row table:style-name="ro1">
          <table:table-cell table:formula="of:=FLOOR(([.B160]-1)/12)" office:value-type="float" office:value="13" calcext:value-type="float">
            <text:p>13</text:p>
          </table:table-cell>
          <table:table-cell table:formula="of:=[.B159]+1" office:value-type="float" office:value="157" calcext:value-type="float">
            <text:p>15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59]*[.$B$1]/12" office:value-type="float" office:value="2291.46624318819" calcext:value-type="float">
            <text:p>2291.46624318819</text:p>
          </table:table-cell>
          <table:table-cell table:formula="of:=+[.C160]+[.D160]" office:value-type="currency" office:currency="CAD" office:value="-5295.91477853458" calcext:value-type="currency">
            <text:p>-$5,295.91</text:p>
          </table:table-cell>
          <table:table-cell table:formula="of:=+[.E160]+[.F159]" office:value-type="currency" office:currency="CAD" office:value="911290.582496743" calcext:value-type="currency">
            <text:p>$911,290.58</text:p>
          </table:table-cell>
          <table:table-cell table:number-columns-repeated="10"/>
        </table:table-row>
        <table:table-row table:style-name="ro1">
          <table:table-cell table:formula="of:=FLOOR(([.B161]-1)/12)" office:value-type="float" office:value="13" calcext:value-type="float">
            <text:p>13</text:p>
          </table:table-cell>
          <table:table-cell table:formula="of:=[.B160]+1" office:value-type="float" office:value="158" calcext:value-type="float">
            <text:p>15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0]*[.$B$1]/12" office:value-type="float" office:value="2278.22645624186" calcext:value-type="float">
            <text:p>2278.22645624186</text:p>
          </table:table-cell>
          <table:table-cell table:formula="of:=+[.C161]+[.D161]" office:value-type="currency" office:currency="CAD" office:value="-5309.15456548091" calcext:value-type="currency">
            <text:p>-$5,309.15</text:p>
          </table:table-cell>
          <table:table-cell table:formula="of:=+[.E161]+[.F160]" office:value-type="currency" office:currency="CAD" office:value="905981.427931262" calcext:value-type="currency">
            <text:p>$905,981.43</text:p>
          </table:table-cell>
          <table:table-cell table:number-columns-repeated="10"/>
        </table:table-row>
        <table:table-row table:style-name="ro1">
          <table:table-cell table:formula="of:=FLOOR(([.B162]-1)/12)" office:value-type="float" office:value="13" calcext:value-type="float">
            <text:p>13</text:p>
          </table:table-cell>
          <table:table-cell table:formula="of:=[.B161]+1" office:value-type="float" office:value="159" calcext:value-type="float">
            <text:p>15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1]*[.$B$1]/12" office:value-type="float" office:value="2264.95356982816" calcext:value-type="float">
            <text:p>2264.95356982816</text:p>
          </table:table-cell>
          <table:table-cell table:formula="of:=+[.C162]+[.D162]" office:value-type="currency" office:currency="CAD" office:value="-5322.42745189462" calcext:value-type="currency">
            <text:p>-$5,322.43</text:p>
          </table:table-cell>
          <table:table-cell table:formula="of:=+[.E162]+[.F161]" office:value-type="currency" office:currency="CAD" office:value="900659.000479368" calcext:value-type="currency">
            <text:p>$900,659.00</text:p>
          </table:table-cell>
          <table:table-cell table:number-columns-repeated="10"/>
        </table:table-row>
        <table:table-row table:style-name="ro1">
          <table:table-cell table:formula="of:=FLOOR(([.B163]-1)/12)" office:value-type="float" office:value="13" calcext:value-type="float">
            <text:p>13</text:p>
          </table:table-cell>
          <table:table-cell table:formula="of:=[.B162]+1" office:value-type="float" office:value="160" calcext:value-type="float">
            <text:p>16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2]*[.$B$1]/12" office:value-type="float" office:value="2251.64750119842" calcext:value-type="float">
            <text:p>2251.64750119842</text:p>
          </table:table-cell>
          <table:table-cell table:formula="of:=+[.C163]+[.D163]" office:value-type="currency" office:currency="CAD" office:value="-5335.73352052435" calcext:value-type="currency">
            <text:p>-$5,335.73</text:p>
          </table:table-cell>
          <table:table-cell table:formula="of:=+[.E163]+[.F162]" office:value-type="currency" office:currency="CAD" office:value="895323.266958843" calcext:value-type="currency">
            <text:p>$895,323.27</text:p>
          </table:table-cell>
          <table:table-cell table:number-columns-repeated="10"/>
        </table:table-row>
        <table:table-row table:style-name="ro1">
          <table:table-cell table:formula="of:=FLOOR(([.B164]-1)/12)" office:value-type="float" office:value="13" calcext:value-type="float">
            <text:p>13</text:p>
          </table:table-cell>
          <table:table-cell table:formula="of:=[.B163]+1" office:value-type="float" office:value="161" calcext:value-type="float">
            <text:p>16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3]*[.$B$1]/12" office:value-type="float" office:value="2238.30816739711" calcext:value-type="float">
            <text:p>2238.30816739711</text:p>
          </table:table-cell>
          <table:table-cell table:formula="of:=+[.C164]+[.D164]" office:value-type="currency" office:currency="CAD" office:value="-5349.07285432566" calcext:value-type="currency">
            <text:p>-$5,349.07</text:p>
          </table:table-cell>
          <table:table-cell table:formula="of:=+[.E164]+[.F163]" office:value-type="currency" office:currency="CAD" office:value="889974.194104518" calcext:value-type="currency">
            <text:p>$889,974.19</text:p>
          </table:table-cell>
          <table:table-cell table:number-columns-repeated="10"/>
        </table:table-row>
        <table:table-row table:style-name="ro1">
          <table:table-cell table:formula="of:=FLOOR(([.B165]-1)/12)" office:value-type="float" office:value="13" calcext:value-type="float">
            <text:p>13</text:p>
          </table:table-cell>
          <table:table-cell table:formula="of:=[.B164]+1" office:value-type="float" office:value="162" calcext:value-type="float">
            <text:p>16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4]*[.$B$1]/12" office:value-type="float" office:value="2224.93548526129" calcext:value-type="float">
            <text:p>2224.93548526129</text:p>
          </table:table-cell>
          <table:table-cell table:formula="of:=+[.C165]+[.D165]" office:value-type="currency" office:currency="CAD" office:value="-5362.44553646148" calcext:value-type="currency">
            <text:p>-$5,362.45</text:p>
          </table:table-cell>
          <table:table-cell table:formula="of:=+[.E165]+[.F164]" office:value-type="currency" office:currency="CAD" office:value="884611.748568056" calcext:value-type="currency">
            <text:p>$884,611.75</text:p>
          </table:table-cell>
          <table:table-cell table:number-columns-repeated="10"/>
        </table:table-row>
        <table:table-row table:style-name="ro1">
          <table:table-cell table:formula="of:=FLOOR(([.B166]-1)/12)" office:value-type="float" office:value="13" calcext:value-type="float">
            <text:p>13</text:p>
          </table:table-cell>
          <table:table-cell table:formula="of:=[.B165]+1" office:value-type="float" office:value="163" calcext:value-type="float">
            <text:p>16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5]*[.$B$1]/12" office:value-type="float" office:value="2211.52937142014" calcext:value-type="float">
            <text:p>2211.52937142014</text:p>
          </table:table-cell>
          <table:table-cell table:formula="of:=+[.C166]+[.D166]" office:value-type="currency" office:currency="CAD" office:value="-5375.85165030263" calcext:value-type="currency">
            <text:p>-$5,375.85</text:p>
          </table:table-cell>
          <table:table-cell table:formula="of:=+[.E166]+[.F165]" office:value-type="currency" office:currency="CAD" office:value="879235.896917754" calcext:value-type="currency">
            <text:p>$879,235.90</text:p>
          </table:table-cell>
          <table:table-cell table:number-columns-repeated="10"/>
        </table:table-row>
        <table:table-row table:style-name="ro1">
          <table:table-cell table:formula="of:=FLOOR(([.B167]-1)/12)" office:value-type="float" office:value="13" calcext:value-type="float">
            <text:p>13</text:p>
          </table:table-cell>
          <table:table-cell table:formula="of:=[.B166]+1" office:value-type="float" office:value="164" calcext:value-type="float">
            <text:p>16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6]*[.$B$1]/12" office:value-type="float" office:value="2198.08974229438" calcext:value-type="float">
            <text:p>2198.08974229438</text:p>
          </table:table-cell>
          <table:table-cell table:formula="of:=+[.C167]+[.D167]" office:value-type="currency" office:currency="CAD" office:value="-5389.29127942839" calcext:value-type="currency">
            <text:p>-$5,389.29</text:p>
          </table:table-cell>
          <table:table-cell table:formula="of:=+[.E167]+[.F166]" office:value-type="currency" office:currency="CAD" office:value="873846.605638325" calcext:value-type="currency">
            <text:p>$873,846.61</text:p>
          </table:table-cell>
          <table:table-cell table:number-columns-repeated="10"/>
        </table:table-row>
        <table:table-row table:style-name="ro1">
          <table:table-cell table:formula="of:=FLOOR(([.B168]-1)/12)" office:value-type="float" office:value="13" calcext:value-type="float">
            <text:p>13</text:p>
          </table:table-cell>
          <table:table-cell table:formula="of:=[.B167]+1" office:value-type="float" office:value="165" calcext:value-type="float">
            <text:p>16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7]*[.$B$1]/12" office:value-type="float" office:value="2184.61651409581" calcext:value-type="float">
            <text:p>2184.61651409581</text:p>
          </table:table-cell>
          <table:table-cell table:formula="of:=+[.C168]+[.D168]" office:value-type="currency" office:currency="CAD" office:value="-5402.76450762696" calcext:value-type="currency">
            <text:p>-$5,402.76</text:p>
          </table:table-cell>
          <table:table-cell table:formula="of:=+[.E168]+[.F167]" office:value-type="currency" office:currency="CAD" office:value="868443.841130698" calcext:value-type="currency">
            <text:p>$868,443.84</text:p>
          </table:table-cell>
          <table:table-cell table:number-columns-repeated="10"/>
        </table:table-row>
        <table:table-row table:style-name="ro1">
          <table:table-cell table:formula="of:=FLOOR(([.B169]-1)/12)" office:value-type="float" office:value="13" calcext:value-type="float">
            <text:p>13</text:p>
          </table:table-cell>
          <table:table-cell table:formula="of:=[.B168]+1" office:value-type="float" office:value="166" calcext:value-type="float">
            <text:p>16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8]*[.$B$1]/12" office:value-type="float" office:value="2171.10960282675" calcext:value-type="float">
            <text:p>2171.10960282675</text:p>
          </table:table-cell>
          <table:table-cell table:formula="of:=+[.C169]+[.D169]" office:value-type="currency" office:currency="CAD" office:value="-5416.27141889603" calcext:value-type="currency">
            <text:p>-$5,416.27</text:p>
          </table:table-cell>
          <table:table-cell table:formula="of:=+[.E169]+[.F168]" office:value-type="currency" office:currency="CAD" office:value="863027.569711802" calcext:value-type="currency">
            <text:p>$863,027.57</text:p>
          </table:table-cell>
          <table:table-cell table:number-columns-repeated="10"/>
        </table:table-row>
        <table:table-row table:style-name="ro1">
          <table:table-cell table:formula="of:=FLOOR(([.B170]-1)/12)" office:value-type="float" office:value="13" calcext:value-type="float">
            <text:p>13</text:p>
          </table:table-cell>
          <table:table-cell table:formula="of:=[.B169]+1" office:value-type="float" office:value="167" calcext:value-type="float">
            <text:p>16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69]*[.$B$1]/12" office:value-type="float" office:value="2157.56892427951" calcext:value-type="float">
            <text:p>2157.56892427951</text:p>
          </table:table-cell>
          <table:table-cell table:formula="of:=+[.C170]+[.D170]" office:value-type="currency" office:currency="CAD" office:value="-5429.81209744327" calcext:value-type="currency">
            <text:p>-$5,429.81</text:p>
          </table:table-cell>
          <table:table-cell table:formula="of:=+[.E170]+[.F169]" office:value-type="currency" office:currency="CAD" office:value="857597.757614359" calcext:value-type="currency">
            <text:p>$857,597.76</text:p>
          </table:table-cell>
          <table:table-cell table:number-columns-repeated="10"/>
        </table:table-row>
        <table:table-row table:style-name="ro1">
          <table:table-cell table:formula="of:=FLOOR(([.B171]-1)/12)" office:value-type="float" office:value="13" calcext:value-type="float">
            <text:p>13</text:p>
          </table:table-cell>
          <table:table-cell table:formula="of:=[.B170]+1" office:value-type="float" office:value="168" calcext:value-type="float">
            <text:p>16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0]*[.$B$1]/12" office:value-type="float" office:value="2143.9943940359" calcext:value-type="float">
            <text:p>2143.9943940359</text:p>
          </table:table-cell>
          <table:table-cell table:formula="of:=+[.C171]+[.D171]" office:value-type="currency" office:currency="CAD" office:value="-5443.38662768687" calcext:value-type="currency">
            <text:p>-$5,443.39</text:p>
          </table:table-cell>
          <table:table-cell table:formula="of:=+[.E171]+[.F170]" office:value-type="currency" office:currency="CAD" office:value="852154.370986672" calcext:value-type="currency">
            <text:p>$852,154.37</text:p>
          </table:table-cell>
          <table:table-cell table:number-columns-repeated="10"/>
        </table:table-row>
        <table:table-row table:style-name="ro1">
          <table:table-cell table:formula="of:=FLOOR(([.B172]-1)/12)" office:value-type="float" office:value="14" calcext:value-type="float">
            <text:p>14</text:p>
          </table:table-cell>
          <table:table-cell table:formula="of:=[.B171]+1" office:value-type="float" office:value="169" calcext:value-type="float">
            <text:p>16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1]*[.$B$1]/12" office:value-type="float" office:value="2130.38592746668" calcext:value-type="float">
            <text:p>2130.38592746668</text:p>
          </table:table-cell>
          <table:table-cell table:formula="of:=+[.C172]+[.D172]" office:value-type="currency" office:currency="CAD" office:value="-5456.99509425609" calcext:value-type="currency">
            <text:p>-$5,457.00</text:p>
          </table:table-cell>
          <table:table-cell table:formula="of:=+[.E172]+[.F171]" office:value-type="currency" office:currency="CAD" office:value="846697.375892416" calcext:value-type="currency">
            <text:p>$846,697.38</text:p>
          </table:table-cell>
          <table:table-cell table:number-columns-repeated="10"/>
        </table:table-row>
        <table:table-row table:style-name="ro1">
          <table:table-cell table:formula="of:=FLOOR(([.B173]-1)/12)" office:value-type="float" office:value="14" calcext:value-type="float">
            <text:p>14</text:p>
          </table:table-cell>
          <table:table-cell table:formula="of:=[.B172]+1" office:value-type="float" office:value="170" calcext:value-type="float">
            <text:p>17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2]*[.$B$1]/12" office:value-type="float" office:value="2116.74343973104" calcext:value-type="float">
            <text:p>2116.74343973104</text:p>
          </table:table-cell>
          <table:table-cell table:formula="of:=+[.C173]+[.D173]" office:value-type="currency" office:currency="CAD" office:value="-5470.63758199173" calcext:value-type="currency">
            <text:p>-$5,470.64</text:p>
          </table:table-cell>
          <table:table-cell table:formula="of:=+[.E173]+[.F172]" office:value-type="currency" office:currency="CAD" office:value="841226.738310424" calcext:value-type="currency">
            <text:p>$841,226.74</text:p>
          </table:table-cell>
          <table:table-cell table:number-columns-repeated="10"/>
        </table:table-row>
        <table:table-row table:style-name="ro1">
          <table:table-cell table:formula="of:=FLOOR(([.B174]-1)/12)" office:value-type="float" office:value="14" calcext:value-type="float">
            <text:p>14</text:p>
          </table:table-cell>
          <table:table-cell table:formula="of:=[.B173]+1" office:value-type="float" office:value="171" calcext:value-type="float">
            <text:p>17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3]*[.$B$1]/12" office:value-type="float" office:value="2103.06684577606" calcext:value-type="float">
            <text:p>2103.06684577606</text:p>
          </table:table-cell>
          <table:table-cell table:formula="of:=+[.C174]+[.D174]" office:value-type="currency" office:currency="CAD" office:value="-5484.31417594671" calcext:value-type="currency">
            <text:p>-$5,484.31</text:p>
          </table:table-cell>
          <table:table-cell table:formula="of:=+[.E174]+[.F173]" office:value-type="currency" office:currency="CAD" office:value="835742.424134477" calcext:value-type="currency">
            <text:p>$835,742.42</text:p>
          </table:table-cell>
          <table:table-cell table:number-columns-repeated="10"/>
        </table:table-row>
        <table:table-row table:style-name="ro1">
          <table:table-cell table:formula="of:=FLOOR(([.B175]-1)/12)" office:value-type="float" office:value="14" calcext:value-type="float">
            <text:p>14</text:p>
          </table:table-cell>
          <table:table-cell table:formula="of:=[.B174]+1" office:value-type="float" office:value="172" calcext:value-type="float">
            <text:p>17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4]*[.$B$1]/12" office:value-type="float" office:value="2089.35606033619" calcext:value-type="float">
            <text:p>2089.35606033619</text:p>
          </table:table-cell>
          <table:table-cell table:formula="of:=+[.C175]+[.D175]" office:value-type="currency" office:currency="CAD" office:value="-5498.02496138658" calcext:value-type="currency">
            <text:p>-$5,498.02</text:p>
          </table:table-cell>
          <table:table-cell table:formula="of:=+[.E175]+[.F174]" office:value-type="currency" office:currency="CAD" office:value="830244.399173091" calcext:value-type="currency">
            <text:p>$830,244.40</text:p>
          </table:table-cell>
          <table:table-cell table:number-columns-repeated="10"/>
        </table:table-row>
        <table:table-row table:style-name="ro1">
          <table:table-cell table:formula="of:=FLOOR(([.B176]-1)/12)" office:value-type="float" office:value="14" calcext:value-type="float">
            <text:p>14</text:p>
          </table:table-cell>
          <table:table-cell table:formula="of:=[.B175]+1" office:value-type="float" office:value="173" calcext:value-type="float">
            <text:p>17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5]*[.$B$1]/12" office:value-type="float" office:value="2075.61099793273" calcext:value-type="float">
            <text:p>2075.61099793273</text:p>
          </table:table-cell>
          <table:table-cell table:formula="of:=+[.C176]+[.D176]" office:value-type="currency" office:currency="CAD" office:value="-5511.77002379004" calcext:value-type="currency">
            <text:p>-$5,511.77</text:p>
          </table:table-cell>
          <table:table-cell table:formula="of:=+[.E176]+[.F175]" office:value-type="currency" office:currency="CAD" office:value="824732.629149301" calcext:value-type="currency">
            <text:p>$824,732.63</text:p>
          </table:table-cell>
          <table:table-cell table:number-columns-repeated="10"/>
        </table:table-row>
        <table:table-row table:style-name="ro1">
          <table:table-cell table:formula="of:=FLOOR(([.B177]-1)/12)" office:value-type="float" office:value="14" calcext:value-type="float">
            <text:p>14</text:p>
          </table:table-cell>
          <table:table-cell table:formula="of:=[.B176]+1" office:value-type="float" office:value="174" calcext:value-type="float">
            <text:p>17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6]*[.$B$1]/12" office:value-type="float" office:value="2061.83157287325" calcext:value-type="float">
            <text:p>2061.83157287325</text:p>
          </table:table-cell>
          <table:table-cell table:formula="of:=+[.C177]+[.D177]" office:value-type="currency" office:currency="CAD" office:value="-5525.54944884952" calcext:value-type="currency">
            <text:p>-$5,525.55</text:p>
          </table:table-cell>
          <table:table-cell table:formula="of:=+[.E177]+[.F176]" office:value-type="currency" office:currency="CAD" office:value="819207.079700451" calcext:value-type="currency">
            <text:p>$819,207.08</text:p>
          </table:table-cell>
          <table:table-cell table:number-columns-repeated="10"/>
        </table:table-row>
        <table:table-row table:style-name="ro1">
          <table:table-cell table:formula="of:=FLOOR(([.B178]-1)/12)" office:value-type="float" office:value="14" calcext:value-type="float">
            <text:p>14</text:p>
          </table:table-cell>
          <table:table-cell table:formula="of:=[.B177]+1" office:value-type="float" office:value="175" calcext:value-type="float">
            <text:p>17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7]*[.$B$1]/12" office:value-type="float" office:value="2048.01769925113" calcext:value-type="float">
            <text:p>2048.01769925113</text:p>
          </table:table-cell>
          <table:table-cell table:formula="of:=+[.C178]+[.D178]" office:value-type="currency" office:currency="CAD" office:value="-5539.36332247164" calcext:value-type="currency">
            <text:p>-$5,539.36</text:p>
          </table:table-cell>
          <table:table-cell table:formula="of:=+[.E178]+[.F177]" office:value-type="currency" office:currency="CAD" office:value="813667.71637798" calcext:value-type="currency">
            <text:p>$813,667.72</text:p>
          </table:table-cell>
          <table:table-cell table:number-columns-repeated="10"/>
        </table:table-row>
        <table:table-row table:style-name="ro1">
          <table:table-cell table:formula="of:=FLOOR(([.B179]-1)/12)" office:value-type="float" office:value="14" calcext:value-type="float">
            <text:p>14</text:p>
          </table:table-cell>
          <table:table-cell table:formula="of:=[.B178]+1" office:value-type="float" office:value="176" calcext:value-type="float">
            <text:p>17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8]*[.$B$1]/12" office:value-type="float" office:value="2034.16929094495" calcext:value-type="float">
            <text:p>2034.16929094495</text:p>
          </table:table-cell>
          <table:table-cell table:formula="of:=+[.C179]+[.D179]" office:value-type="currency" office:currency="CAD" office:value="-5553.21173077782" calcext:value-type="currency">
            <text:p>-$5,553.21</text:p>
          </table:table-cell>
          <table:table-cell table:formula="of:=+[.E179]+[.F178]" office:value-type="currency" office:currency="CAD" office:value="808114.504647202" calcext:value-type="currency">
            <text:p>$808,114.50</text:p>
          </table:table-cell>
          <table:table-cell table:number-columns-repeated="10"/>
        </table:table-row>
        <table:table-row table:style-name="ro1">
          <table:table-cell table:formula="of:=FLOOR(([.B180]-1)/12)" office:value-type="float" office:value="14" calcext:value-type="float">
            <text:p>14</text:p>
          </table:table-cell>
          <table:table-cell table:formula="of:=[.B179]+1" office:value-type="float" office:value="177" calcext:value-type="float">
            <text:p>17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79]*[.$B$1]/12" office:value-type="float" office:value="2020.286261618" calcext:value-type="float">
            <text:p>2020.286261618</text:p>
          </table:table-cell>
          <table:table-cell table:formula="of:=+[.C180]+[.D180]" office:value-type="currency" office:currency="CAD" office:value="-5567.09476010477" calcext:value-type="currency">
            <text:p>-$5,567.09</text:p>
          </table:table-cell>
          <table:table-cell table:formula="of:=+[.E180]+[.F179]" office:value-type="currency" office:currency="CAD" office:value="802547.409887097" calcext:value-type="currency">
            <text:p>$802,547.41</text:p>
          </table:table-cell>
          <table:table-cell table:number-columns-repeated="10"/>
        </table:table-row>
        <table:table-row table:style-name="ro1">
          <table:table-cell table:formula="of:=FLOOR(([.B181]-1)/12)" office:value-type="float" office:value="14" calcext:value-type="float">
            <text:p>14</text:p>
          </table:table-cell>
          <table:table-cell table:formula="of:=[.B180]+1" office:value-type="float" office:value="178" calcext:value-type="float">
            <text:p>17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0]*[.$B$1]/12" office:value-type="float" office:value="2006.36852471774" calcext:value-type="float">
            <text:p>2006.36852471774</text:p>
          </table:table-cell>
          <table:table-cell table:formula="of:=+[.C181]+[.D181]" office:value-type="currency" office:currency="CAD" office:value="-5581.01249700503" calcext:value-type="currency">
            <text:p>-$5,581.01</text:p>
          </table:table-cell>
          <table:table-cell table:formula="of:=+[.E181]+[.F180]" office:value-type="currency" office:currency="CAD" office:value="796966.397390092" calcext:value-type="currency">
            <text:p>$796,966.40</text:p>
          </table:table-cell>
          <table:table-cell table:number-columns-repeated="10"/>
        </table:table-row>
        <table:table-row table:style-name="ro1">
          <table:table-cell table:formula="of:=FLOOR(([.B182]-1)/12)" office:value-type="float" office:value="14" calcext:value-type="float">
            <text:p>14</text:p>
          </table:table-cell>
          <table:table-cell table:formula="of:=[.B181]+1" office:value-type="float" office:value="179" calcext:value-type="float">
            <text:p>17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1]*[.$B$1]/12" office:value-type="float" office:value="1992.41599347523" calcext:value-type="float">
            <text:p>1992.41599347523</text:p>
          </table:table-cell>
          <table:table-cell table:formula="of:=+[.C182]+[.D182]" office:value-type="currency" office:currency="CAD" office:value="-5594.96502824754" calcext:value-type="currency">
            <text:p>-$5,594.97</text:p>
          </table:table-cell>
          <table:table-cell table:formula="of:=+[.E182]+[.F181]" office:value-type="currency" office:currency="CAD" office:value="791371.432361844" calcext:value-type="currency">
            <text:p>$791,371.43</text:p>
          </table:table-cell>
          <table:table-cell table:number-columns-repeated="10"/>
        </table:table-row>
        <table:table-row table:style-name="ro1">
          <table:table-cell table:formula="of:=FLOOR(([.B183]-1)/12)" office:value-type="float" office:value="14" calcext:value-type="float">
            <text:p>14</text:p>
          </table:table-cell>
          <table:table-cell table:formula="of:=[.B182]+1" office:value-type="float" office:value="180" calcext:value-type="float">
            <text:p>18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2]*[.$B$1]/12" office:value-type="float" office:value="1978.42858090461" calcext:value-type="float">
            <text:p>1978.42858090461</text:p>
          </table:table-cell>
          <table:table-cell table:formula="of:=+[.C183]+[.D183]" office:value-type="currency" office:currency="CAD" office:value="-5608.95244081816" calcext:value-type="currency">
            <text:p>-$5,608.95</text:p>
          </table:table-cell>
          <table:table-cell table:formula="of:=+[.E183]+[.F182]" office:value-type="currency" office:currency="CAD" office:value="785762.479921026" calcext:value-type="currency">
            <text:p>$785,762.48</text:p>
          </table:table-cell>
          <table:table-cell table:number-columns-repeated="10"/>
        </table:table-row>
        <table:table-row table:style-name="ro1">
          <table:table-cell table:formula="of:=FLOOR(([.B184]-1)/12)" office:value-type="float" office:value="15" calcext:value-type="float">
            <text:p>15</text:p>
          </table:table-cell>
          <table:table-cell table:formula="of:=[.B183]+1" office:value-type="float" office:value="181" calcext:value-type="float">
            <text:p>18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3]*[.$B$1]/12" office:value-type="float" office:value="1964.40619980257" calcext:value-type="float">
            <text:p>1964.40619980257</text:p>
          </table:table-cell>
          <table:table-cell table:formula="of:=+[.C184]+[.D184]" office:value-type="currency" office:currency="CAD" office:value="-5622.97482192021" calcext:value-type="currency">
            <text:p>-$5,622.97</text:p>
          </table:table-cell>
          <table:table-cell table:formula="of:=+[.E184]+[.F183]" office:value-type="currency" office:currency="CAD" office:value="780139.505099106" calcext:value-type="currency">
            <text:p>$780,139.51</text:p>
          </table:table-cell>
          <table:table-cell table:number-columns-repeated="10"/>
        </table:table-row>
        <table:table-row table:style-name="ro1">
          <table:table-cell table:formula="of:=FLOOR(([.B185]-1)/12)" office:value-type="float" office:value="15" calcext:value-type="float">
            <text:p>15</text:p>
          </table:table-cell>
          <table:table-cell table:formula="of:=[.B184]+1" office:value-type="float" office:value="182" calcext:value-type="float">
            <text:p>18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4]*[.$B$1]/12" office:value-type="float" office:value="1950.34876274776" calcext:value-type="float">
            <text:p>1950.34876274776</text:p>
          </table:table-cell>
          <table:table-cell table:formula="of:=+[.C185]+[.D185]" office:value-type="currency" office:currency="CAD" office:value="-5637.03225897501" calcext:value-type="currency">
            <text:p>-$5,637.03</text:p>
          </table:table-cell>
          <table:table-cell table:formula="of:=+[.E185]+[.F184]" office:value-type="currency" office:currency="CAD" office:value="774502.472840131" calcext:value-type="currency">
            <text:p>$774,502.47</text:p>
          </table:table-cell>
          <table:table-cell table:number-columns-repeated="10"/>
        </table:table-row>
        <table:table-row table:style-name="ro1">
          <table:table-cell table:formula="of:=FLOOR(([.B186]-1)/12)" office:value-type="float" office:value="15" calcext:value-type="float">
            <text:p>15</text:p>
          </table:table-cell>
          <table:table-cell table:formula="of:=[.B185]+1" office:value-type="float" office:value="183" calcext:value-type="float">
            <text:p>18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5]*[.$B$1]/12" office:value-type="float" office:value="1936.25618210033" calcext:value-type="float">
            <text:p>1936.25618210033</text:p>
          </table:table-cell>
          <table:table-cell table:formula="of:=+[.C186]+[.D186]" office:value-type="currency" office:currency="CAD" office:value="-5651.12483962244" calcext:value-type="currency">
            <text:p>-$5,651.12</text:p>
          </table:table-cell>
          <table:table-cell table:formula="of:=+[.E186]+[.F185]" office:value-type="currency" office:currency="CAD" office:value="768851.348000509" calcext:value-type="currency">
            <text:p>$768,851.35</text:p>
          </table:table-cell>
          <table:table-cell table:number-columns-repeated="10"/>
        </table:table-row>
        <table:table-row table:style-name="ro1">
          <table:table-cell table:formula="of:=FLOOR(([.B187]-1)/12)" office:value-type="float" office:value="15" calcext:value-type="float">
            <text:p>15</text:p>
          </table:table-cell>
          <table:table-cell table:formula="of:=[.B186]+1" office:value-type="float" office:value="184" calcext:value-type="float">
            <text:p>18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6]*[.$B$1]/12" office:value-type="float" office:value="1922.12837000127" calcext:value-type="float">
            <text:p>1922.12837000127</text:p>
          </table:table-cell>
          <table:table-cell table:formula="of:=+[.C187]+[.D187]" office:value-type="currency" office:currency="CAD" office:value="-5665.2526517215" calcext:value-type="currency">
            <text:p>-$5,665.25</text:p>
          </table:table-cell>
          <table:table-cell table:formula="of:=+[.E187]+[.F186]" office:value-type="currency" office:currency="CAD" office:value="763186.095348787" calcext:value-type="currency">
            <text:p>$763,186.10</text:p>
          </table:table-cell>
          <table:table-cell table:number-columns-repeated="10"/>
        </table:table-row>
        <table:table-row table:style-name="ro1">
          <table:table-cell table:formula="of:=FLOOR(([.B188]-1)/12)" office:value-type="float" office:value="15" calcext:value-type="float">
            <text:p>15</text:p>
          </table:table-cell>
          <table:table-cell table:formula="of:=[.B187]+1" office:value-type="float" office:value="185" calcext:value-type="float">
            <text:p>18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7]*[.$B$1]/12" office:value-type="float" office:value="1907.96523837197" calcext:value-type="float">
            <text:p>1907.96523837197</text:p>
          </table:table-cell>
          <table:table-cell table:formula="of:=+[.C188]+[.D188]" office:value-type="currency" office:currency="CAD" office:value="-5679.4157833508" calcext:value-type="currency">
            <text:p>-$5,679.42</text:p>
          </table:table-cell>
          <table:table-cell table:formula="of:=+[.E188]+[.F187]" office:value-type="currency" office:currency="CAD" office:value="757506.679565436" calcext:value-type="currency">
            <text:p>$757,506.68</text:p>
          </table:table-cell>
          <table:table-cell table:number-columns-repeated="10"/>
        </table:table-row>
        <table:table-row table:style-name="ro1">
          <table:table-cell table:formula="of:=FLOOR(([.B189]-1)/12)" office:value-type="float" office:value="15" calcext:value-type="float">
            <text:p>15</text:p>
          </table:table-cell>
          <table:table-cell table:formula="of:=[.B188]+1" office:value-type="float" office:value="186" calcext:value-type="float">
            <text:p>18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8]*[.$B$1]/12" office:value-type="float" office:value="1893.76669891359" calcext:value-type="float">
            <text:p>1893.76669891359</text:p>
          </table:table-cell>
          <table:table-cell table:formula="of:=+[.C189]+[.D189]" office:value-type="currency" office:currency="CAD" office:value="-5693.61432280918" calcext:value-type="currency">
            <text:p>-$5,693.61</text:p>
          </table:table-cell>
          <table:table-cell table:formula="of:=+[.E189]+[.F188]" office:value-type="currency" office:currency="CAD" office:value="751813.065242627" calcext:value-type="currency">
            <text:p>$751,813.07</text:p>
          </table:table-cell>
          <table:table-cell table:number-columns-repeated="10"/>
        </table:table-row>
        <table:table-row table:style-name="ro1">
          <table:table-cell table:formula="of:=FLOOR(([.B190]-1)/12)" office:value-type="float" office:value="15" calcext:value-type="float">
            <text:p>15</text:p>
          </table:table-cell>
          <table:table-cell table:formula="of:=[.B189]+1" office:value-type="float" office:value="187" calcext:value-type="float">
            <text:p>18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89]*[.$B$1]/12" office:value-type="float" office:value="1879.53266310657" calcext:value-type="float">
            <text:p>1879.53266310657</text:p>
          </table:table-cell>
          <table:table-cell table:formula="of:=+[.C190]+[.D190]" office:value-type="currency" office:currency="CAD" office:value="-5707.8483586162" calcext:value-type="currency">
            <text:p>-$5,707.85</text:p>
          </table:table-cell>
          <table:table-cell table:formula="of:=+[.E190]+[.F189]" office:value-type="currency" office:currency="CAD" office:value="746105.216884011" calcext:value-type="currency">
            <text:p>$746,105.22</text:p>
          </table:table-cell>
          <table:table-cell table:number-columns-repeated="10"/>
        </table:table-row>
        <table:table-row table:style-name="ro1">
          <table:table-cell table:formula="of:=FLOOR(([.B191]-1)/12)" office:value-type="float" office:value="15" calcext:value-type="float">
            <text:p>15</text:p>
          </table:table-cell>
          <table:table-cell table:formula="of:=[.B190]+1" office:value-type="float" office:value="188" calcext:value-type="float">
            <text:p>18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0]*[.$B$1]/12" office:value-type="float" office:value="1865.26304221003" calcext:value-type="float">
            <text:p>1865.26304221003</text:p>
          </table:table-cell>
          <table:table-cell table:formula="of:=+[.C191]+[.D191]" office:value-type="currency" office:currency="CAD" office:value="-5722.11797951274" calcext:value-type="currency">
            <text:p>-$5,722.12</text:p>
          </table:table-cell>
          <table:table-cell table:formula="of:=+[.E191]+[.F190]" office:value-type="currency" office:currency="CAD" office:value="740383.098904498" calcext:value-type="currency">
            <text:p>$740,383.10</text:p>
          </table:table-cell>
          <table:table-cell table:number-columns-repeated="10"/>
        </table:table-row>
        <table:table-row table:style-name="ro1">
          <table:table-cell table:formula="of:=FLOOR(([.B192]-1)/12)" office:value-type="float" office:value="15" calcext:value-type="float">
            <text:p>15</text:p>
          </table:table-cell>
          <table:table-cell table:formula="of:=[.B191]+1" office:value-type="float" office:value="189" calcext:value-type="float">
            <text:p>18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1]*[.$B$1]/12" office:value-type="float" office:value="1850.95774726125" calcext:value-type="float">
            <text:p>1850.95774726125</text:p>
          </table:table-cell>
          <table:table-cell table:formula="of:=+[.C192]+[.D192]" office:value-type="currency" office:currency="CAD" office:value="-5736.42327446153" calcext:value-type="currency">
            <text:p>-$5,736.42</text:p>
          </table:table-cell>
          <table:table-cell table:formula="of:=+[.E192]+[.F191]" office:value-type="currency" office:currency="CAD" office:value="734646.675630037" calcext:value-type="currency">
            <text:p>$734,646.68</text:p>
          </table:table-cell>
          <table:table-cell table:number-columns-repeated="10"/>
        </table:table-row>
        <table:table-row table:style-name="ro1">
          <table:table-cell table:formula="of:=FLOOR(([.B193]-1)/12)" office:value-type="float" office:value="15" calcext:value-type="float">
            <text:p>15</text:p>
          </table:table-cell>
          <table:table-cell table:formula="of:=[.B192]+1" office:value-type="float" office:value="190" calcext:value-type="float">
            <text:p>19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2]*[.$B$1]/12" office:value-type="float" office:value="1836.61668907509" calcext:value-type="float">
            <text:p>1836.61668907509</text:p>
          </table:table-cell>
          <table:table-cell table:formula="of:=+[.C193]+[.D193]" office:value-type="currency" office:currency="CAD" office:value="-5750.76433264768" calcext:value-type="currency">
            <text:p>-$5,750.76</text:p>
          </table:table-cell>
          <table:table-cell table:formula="of:=+[.E193]+[.F192]" office:value-type="currency" office:currency="CAD" office:value="728895.911297389" calcext:value-type="currency">
            <text:p>$728,895.91</text:p>
          </table:table-cell>
          <table:table-cell table:number-columns-repeated="10"/>
        </table:table-row>
        <table:table-row table:style-name="ro1">
          <table:table-cell table:formula="of:=FLOOR(([.B194]-1)/12)" office:value-type="float" office:value="15" calcext:value-type="float">
            <text:p>15</text:p>
          </table:table-cell>
          <table:table-cell table:formula="of:=[.B193]+1" office:value-type="float" office:value="191" calcext:value-type="float">
            <text:p>19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3]*[.$B$1]/12" office:value-type="float" office:value="1822.23977824347" calcext:value-type="float">
            <text:p>1822.23977824347</text:p>
          </table:table-cell>
          <table:table-cell table:formula="of:=+[.C194]+[.D194]" office:value-type="currency" office:currency="CAD" office:value="-5765.1412434793" calcext:value-type="currency">
            <text:p>-$5,765.14</text:p>
          </table:table-cell>
          <table:table-cell table:formula="of:=+[.E194]+[.F193]" office:value-type="currency" office:currency="CAD" office:value="723130.77005391" calcext:value-type="currency">
            <text:p>$723,130.77</text:p>
          </table:table-cell>
          <table:table-cell table:number-columns-repeated="10"/>
        </table:table-row>
        <table:table-row table:style-name="ro1">
          <table:table-cell table:formula="of:=FLOOR(([.B195]-1)/12)" office:value-type="float" office:value="15" calcext:value-type="float">
            <text:p>15</text:p>
          </table:table-cell>
          <table:table-cell table:formula="of:=[.B194]+1" office:value-type="float" office:value="192" calcext:value-type="float">
            <text:p>19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4]*[.$B$1]/12" office:value-type="float" office:value="1807.82692513477" calcext:value-type="float">
            <text:p>1807.82692513477</text:p>
          </table:table-cell>
          <table:table-cell table:formula="of:=+[.C195]+[.D195]" office:value-type="currency" office:currency="CAD" office:value="-5779.554096588" calcext:value-type="currency">
            <text:p>-$5,779.55</text:p>
          </table:table-cell>
          <table:table-cell table:formula="of:=+[.E195]+[.F194]" office:value-type="currency" office:currency="CAD" office:value="717351.215957322" calcext:value-type="currency">
            <text:p>$717,351.22</text:p>
          </table:table-cell>
          <table:table-cell table:number-columns-repeated="10"/>
        </table:table-row>
        <table:table-row table:style-name="ro1">
          <table:table-cell table:formula="of:=FLOOR(([.B196]-1)/12)" office:value-type="float" office:value="16" calcext:value-type="float">
            <text:p>16</text:p>
          </table:table-cell>
          <table:table-cell table:formula="of:=[.B195]+1" office:value-type="float" office:value="193" calcext:value-type="float">
            <text:p>19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5]*[.$B$1]/12" office:value-type="float" office:value="1793.3780398933" calcext:value-type="float">
            <text:p>1793.3780398933</text:p>
          </table:table-cell>
          <table:table-cell table:formula="of:=+[.C196]+[.D196]" office:value-type="currency" office:currency="CAD" office:value="-5794.00298182947" calcext:value-type="currency">
            <text:p>-$5,794.00</text:p>
          </table:table-cell>
          <table:table-cell table:formula="of:=+[.E196]+[.F195]" office:value-type="currency" office:currency="CAD" office:value="711557.212975492" calcext:value-type="currency">
            <text:p>$711,557.21</text:p>
          </table:table-cell>
          <table:table-cell table:number-columns-repeated="10"/>
        </table:table-row>
        <table:table-row table:style-name="ro1">
          <table:table-cell table:formula="of:=FLOOR(([.B197]-1)/12)" office:value-type="float" office:value="16" calcext:value-type="float">
            <text:p>16</text:p>
          </table:table-cell>
          <table:table-cell table:formula="of:=[.B196]+1" office:value-type="float" office:value="194" calcext:value-type="float">
            <text:p>19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6]*[.$B$1]/12" office:value-type="float" office:value="1778.89303243873" calcext:value-type="float">
            <text:p>1778.89303243873</text:p>
          </table:table-cell>
          <table:table-cell table:formula="of:=+[.C197]+[.D197]" office:value-type="currency" office:currency="CAD" office:value="-5808.48798928404" calcext:value-type="currency">
            <text:p>-$5,808.49</text:p>
          </table:table-cell>
          <table:table-cell table:formula="of:=+[.E197]+[.F196]" office:value-type="currency" office:currency="CAD" office:value="705748.724986208" calcext:value-type="currency">
            <text:p>$705,748.72</text:p>
          </table:table-cell>
          <table:table-cell table:number-columns-repeated="10"/>
        </table:table-row>
        <table:table-row table:style-name="ro1">
          <table:table-cell table:formula="of:=FLOOR(([.B198]-1)/12)" office:value-type="float" office:value="16" calcext:value-type="float">
            <text:p>16</text:p>
          </table:table-cell>
          <table:table-cell table:formula="of:=[.B197]+1" office:value-type="float" office:value="195" calcext:value-type="float">
            <text:p>19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7]*[.$B$1]/12" office:value-type="float" office:value="1764.37181246552" calcext:value-type="float">
            <text:p>1764.37181246552</text:p>
          </table:table-cell>
          <table:table-cell table:formula="of:=+[.C198]+[.D198]" office:value-type="currency" office:currency="CAD" office:value="-5823.00920925725" calcext:value-type="currency">
            <text:p>-$5,823.01</text:p>
          </table:table-cell>
          <table:table-cell table:formula="of:=+[.E198]+[.F197]" office:value-type="currency" office:currency="CAD" office:value="699925.715776951" calcext:value-type="currency">
            <text:p>$699,925.72</text:p>
          </table:table-cell>
          <table:table-cell table:number-columns-repeated="10"/>
        </table:table-row>
        <table:table-row table:style-name="ro1">
          <table:table-cell table:formula="of:=FLOOR(([.B199]-1)/12)" office:value-type="float" office:value="16" calcext:value-type="float">
            <text:p>16</text:p>
          </table:table-cell>
          <table:table-cell table:formula="of:=[.B198]+1" office:value-type="float" office:value="196" calcext:value-type="float">
            <text:p>19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8]*[.$B$1]/12" office:value-type="float" office:value="1749.81428944238" calcext:value-type="float">
            <text:p>1749.81428944238</text:p>
          </table:table-cell>
          <table:table-cell table:formula="of:=+[.C199]+[.D199]" office:value-type="currency" office:currency="CAD" office:value="-5837.56673228039" calcext:value-type="currency">
            <text:p>-$5,837.57</text:p>
          </table:table-cell>
          <table:table-cell table:formula="of:=+[.E199]+[.F198]" office:value-type="currency" office:currency="CAD" office:value="694088.14904467" calcext:value-type="currency">
            <text:p>$694,088.15</text:p>
          </table:table-cell>
          <table:table-cell table:number-columns-repeated="10"/>
        </table:table-row>
        <table:table-row table:style-name="ro1">
          <table:table-cell table:formula="of:=FLOOR(([.B200]-1)/12)" office:value-type="float" office:value="16" calcext:value-type="float">
            <text:p>16</text:p>
          </table:table-cell>
          <table:table-cell table:formula="of:=[.B199]+1" office:value-type="float" office:value="197" calcext:value-type="float">
            <text:p>19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199]*[.$B$1]/12" office:value-type="float" office:value="1735.22037261168" calcext:value-type="float">
            <text:p>1735.22037261168</text:p>
          </table:table-cell>
          <table:table-cell table:formula="of:=+[.C200]+[.D200]" office:value-type="currency" office:currency="CAD" office:value="-5852.16064911109" calcext:value-type="currency">
            <text:p>-$5,852.16</text:p>
          </table:table-cell>
          <table:table-cell table:formula="of:=+[.E200]+[.F199]" office:value-type="currency" office:currency="CAD" office:value="688235.988395559" calcext:value-type="currency">
            <text:p>$688,235.99</text:p>
          </table:table-cell>
          <table:table-cell table:number-columns-repeated="10"/>
        </table:table-row>
        <table:table-row table:style-name="ro1">
          <table:table-cell table:formula="of:=FLOOR(([.B201]-1)/12)" office:value-type="float" office:value="16" calcext:value-type="float">
            <text:p>16</text:p>
          </table:table-cell>
          <table:table-cell table:formula="of:=[.B200]+1" office:value-type="float" office:value="198" calcext:value-type="float">
            <text:p>19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0]*[.$B$1]/12" office:value-type="float" office:value="1720.5899709889" calcext:value-type="float">
            <text:p>1720.5899709889</text:p>
          </table:table-cell>
          <table:table-cell table:formula="of:=+[.C201]+[.D201]" office:value-type="currency" office:currency="CAD" office:value="-5866.79105073387" calcext:value-type="currency">
            <text:p>-$5,866.79</text:p>
          </table:table-cell>
          <table:table-cell table:formula="of:=+[.E201]+[.F200]" office:value-type="currency" office:currency="CAD" office:value="682369.197344825" calcext:value-type="currency">
            <text:p>$682,369.20</text:p>
          </table:table-cell>
          <table:table-cell table:number-columns-repeated="10"/>
        </table:table-row>
        <table:table-row table:style-name="ro1">
          <table:table-cell table:formula="of:=FLOOR(([.B202]-1)/12)" office:value-type="float" office:value="16" calcext:value-type="float">
            <text:p>16</text:p>
          </table:table-cell>
          <table:table-cell table:formula="of:=[.B201]+1" office:value-type="float" office:value="199" calcext:value-type="float">
            <text:p>19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1]*[.$B$1]/12" office:value-type="float" office:value="1705.92299336206" calcext:value-type="float">
            <text:p>1705.92299336206</text:p>
          </table:table-cell>
          <table:table-cell table:formula="of:=+[.C202]+[.D202]" office:value-type="currency" office:currency="CAD" office:value="-5881.45802836071" calcext:value-type="currency">
            <text:p>-$5,881.46</text:p>
          </table:table-cell>
          <table:table-cell table:formula="of:=+[.E202]+[.F201]" office:value-type="currency" office:currency="CAD" office:value="676487.739316465" calcext:value-type="currency">
            <text:p>$676,487.74</text:p>
          </table:table-cell>
          <table:table-cell table:number-columns-repeated="10"/>
        </table:table-row>
        <table:table-row table:style-name="ro1">
          <table:table-cell table:formula="of:=FLOOR(([.B203]-1)/12)" office:value-type="float" office:value="16" calcext:value-type="float">
            <text:p>16</text:p>
          </table:table-cell>
          <table:table-cell table:formula="of:=[.B202]+1" office:value-type="float" office:value="200" calcext:value-type="float">
            <text:p>20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2]*[.$B$1]/12" office:value-type="float" office:value="1691.21934829116" calcext:value-type="float">
            <text:p>1691.21934829116</text:p>
          </table:table-cell>
          <table:table-cell table:formula="of:=+[.C203]+[.D203]" office:value-type="currency" office:currency="CAD" office:value="-5896.16167343161" calcext:value-type="currency">
            <text:p>-$5,896.16</text:p>
          </table:table-cell>
          <table:table-cell table:formula="of:=+[.E203]+[.F202]" office:value-type="currency" office:currency="CAD" office:value="670591.577643033" calcext:value-type="currency">
            <text:p>$670,591.58</text:p>
          </table:table-cell>
          <table:table-cell table:number-columns-repeated="10"/>
        </table:table-row>
        <table:table-row table:style-name="ro1">
          <table:table-cell table:formula="of:=FLOOR(([.B204]-1)/12)" office:value-type="float" office:value="16" calcext:value-type="float">
            <text:p>16</text:p>
          </table:table-cell>
          <table:table-cell table:formula="of:=[.B203]+1" office:value-type="float" office:value="201" calcext:value-type="float">
            <text:p>20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3]*[.$B$1]/12" office:value-type="float" office:value="1676.47894410758" calcext:value-type="float">
            <text:p>1676.47894410758</text:p>
          </table:table-cell>
          <table:table-cell table:formula="of:=+[.C204]+[.D204]" office:value-type="currency" office:currency="CAD" office:value="-5910.90207761519" calcext:value-type="currency">
            <text:p>-$5,910.90</text:p>
          </table:table-cell>
          <table:table-cell table:formula="of:=+[.E204]+[.F203]" office:value-type="currency" office:currency="CAD" office:value="664680.675565418" calcext:value-type="currency">
            <text:p>$664,680.68</text:p>
          </table:table-cell>
          <table:table-cell table:number-columns-repeated="10"/>
        </table:table-row>
        <table:table-row table:style-name="ro1">
          <table:table-cell table:formula="of:=FLOOR(([.B205]-1)/12)" office:value-type="float" office:value="16" calcext:value-type="float">
            <text:p>16</text:p>
          </table:table-cell>
          <table:table-cell table:formula="of:=[.B204]+1" office:value-type="float" office:value="202" calcext:value-type="float">
            <text:p>20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4]*[.$B$1]/12" office:value-type="float" office:value="1661.70168891354" calcext:value-type="float">
            <text:p>1661.70168891354</text:p>
          </table:table-cell>
          <table:table-cell table:formula="of:=+[.C205]+[.D205]" office:value-type="currency" office:currency="CAD" office:value="-5925.67933280923" calcext:value-type="currency">
            <text:p>-$5,925.68</text:p>
          </table:table-cell>
          <table:table-cell table:formula="of:=+[.E205]+[.F204]" office:value-type="currency" office:currency="CAD" office:value="658754.996232609" calcext:value-type="currency">
            <text:p>$658,755.00</text:p>
          </table:table-cell>
          <table:table-cell table:number-columns-repeated="10"/>
        </table:table-row>
        <table:table-row table:style-name="ro1">
          <table:table-cell table:formula="of:=FLOOR(([.B206]-1)/12)" office:value-type="float" office:value="16" calcext:value-type="float">
            <text:p>16</text:p>
          </table:table-cell>
          <table:table-cell table:formula="of:=[.B205]+1" office:value-type="float" office:value="203" calcext:value-type="float">
            <text:p>20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5]*[.$B$1]/12" office:value-type="float" office:value="1646.88749058152" calcext:value-type="float">
            <text:p>1646.88749058152</text:p>
          </table:table-cell>
          <table:table-cell table:formula="of:=+[.C206]+[.D206]" office:value-type="currency" office:currency="CAD" office:value="-5940.49353114125" calcext:value-type="currency">
            <text:p>-$5,940.49</text:p>
          </table:table-cell>
          <table:table-cell table:formula="of:=+[.E206]+[.F205]" office:value-type="currency" office:currency="CAD" office:value="652814.502701467" calcext:value-type="currency">
            <text:p>$652,814.50</text:p>
          </table:table-cell>
          <table:table-cell table:number-columns-repeated="10"/>
        </table:table-row>
        <table:table-row table:style-name="ro1">
          <table:table-cell table:formula="of:=FLOOR(([.B207]-1)/12)" office:value-type="float" office:value="16" calcext:value-type="float">
            <text:p>16</text:p>
          </table:table-cell>
          <table:table-cell table:formula="of:=[.B206]+1" office:value-type="float" office:value="204" calcext:value-type="float">
            <text:p>20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6]*[.$B$1]/12" office:value-type="float" office:value="1632.03625675367" calcext:value-type="float">
            <text:p>1632.03625675367</text:p>
          </table:table-cell>
          <table:table-cell table:formula="of:=+[.C207]+[.D207]" office:value-type="currency" office:currency="CAD" office:value="-5955.3447649691" calcext:value-type="currency">
            <text:p>-$5,955.34</text:p>
          </table:table-cell>
          <table:table-cell table:formula="of:=+[.E207]+[.F206]" office:value-type="currency" office:currency="CAD" office:value="646859.157936498" calcext:value-type="currency">
            <text:p>$646,859.16</text:p>
          </table:table-cell>
          <table:table-cell table:number-columns-repeated="10"/>
        </table:table-row>
        <table:table-row table:style-name="ro1">
          <table:table-cell table:formula="of:=FLOOR(([.B208]-1)/12)" office:value-type="float" office:value="17" calcext:value-type="float">
            <text:p>17</text:p>
          </table:table-cell>
          <table:table-cell table:formula="of:=[.B207]+1" office:value-type="float" office:value="205" calcext:value-type="float">
            <text:p>20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7]*[.$B$1]/12" office:value-type="float" office:value="1617.14789484125" calcext:value-type="float">
            <text:p>1617.14789484125</text:p>
          </table:table-cell>
          <table:table-cell table:formula="of:=+[.C208]+[.D208]" office:value-type="currency" office:currency="CAD" office:value="-5970.23312688152" calcext:value-type="currency">
            <text:p>-$5,970.23</text:p>
          </table:table-cell>
          <table:table-cell table:formula="of:=+[.E208]+[.F207]" office:value-type="currency" office:currency="CAD" office:value="640888.924809617" calcext:value-type="currency">
            <text:p>$640,888.92</text:p>
          </table:table-cell>
          <table:table-cell table:number-columns-repeated="10"/>
        </table:table-row>
        <table:table-row table:style-name="ro1">
          <table:table-cell table:formula="of:=FLOOR(([.B209]-1)/12)" office:value-type="float" office:value="17" calcext:value-type="float">
            <text:p>17</text:p>
          </table:table-cell>
          <table:table-cell table:formula="of:=[.B208]+1" office:value-type="float" office:value="206" calcext:value-type="float">
            <text:p>20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8]*[.$B$1]/12" office:value-type="float" office:value="1602.22231202404" calcext:value-type="float">
            <text:p>1602.22231202404</text:p>
          </table:table-cell>
          <table:table-cell table:formula="of:=+[.C209]+[.D209]" office:value-type="currency" office:currency="CAD" office:value="-5985.15870969873" calcext:value-type="currency">
            <text:p>-$5,985.16</text:p>
          </table:table-cell>
          <table:table-cell table:formula="of:=+[.E209]+[.F208]" office:value-type="currency" office:currency="CAD" office:value="634903.766099918" calcext:value-type="currency">
            <text:p>$634,903.77</text:p>
          </table:table-cell>
          <table:table-cell table:number-columns-repeated="10"/>
        </table:table-row>
        <table:table-row table:style-name="ro1">
          <table:table-cell table:formula="of:=FLOOR(([.B210]-1)/12)" office:value-type="float" office:value="17" calcext:value-type="float">
            <text:p>17</text:p>
          </table:table-cell>
          <table:table-cell table:formula="of:=[.B209]+1" office:value-type="float" office:value="207" calcext:value-type="float">
            <text:p>20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09]*[.$B$1]/12" office:value-type="float" office:value="1587.2594152498" calcext:value-type="float">
            <text:p>1587.2594152498</text:p>
          </table:table-cell>
          <table:table-cell table:formula="of:=+[.C210]+[.D210]" office:value-type="currency" office:currency="CAD" office:value="-6000.12160647298" calcext:value-type="currency">
            <text:p>-$6,000.12</text:p>
          </table:table-cell>
          <table:table-cell table:formula="of:=+[.E210]+[.F209]" office:value-type="currency" office:currency="CAD" office:value="628903.644493445" calcext:value-type="currency">
            <text:p>$628,903.64</text:p>
          </table:table-cell>
          <table:table-cell table:number-columns-repeated="10"/>
        </table:table-row>
        <table:table-row table:style-name="ro1">
          <table:table-cell table:formula="of:=FLOOR(([.B211]-1)/12)" office:value-type="float" office:value="17" calcext:value-type="float">
            <text:p>17</text:p>
          </table:table-cell>
          <table:table-cell table:formula="of:=[.B210]+1" office:value-type="float" office:value="208" calcext:value-type="float">
            <text:p>20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0]*[.$B$1]/12" office:value-type="float" office:value="1572.25911123361" calcext:value-type="float">
            <text:p>1572.25911123361</text:p>
          </table:table-cell>
          <table:table-cell table:formula="of:=+[.C211]+[.D211]" office:value-type="currency" office:currency="CAD" office:value="-6015.12191048916" calcext:value-type="currency">
            <text:p>-$6,015.12</text:p>
          </table:table-cell>
          <table:table-cell table:formula="of:=+[.E211]+[.F210]" office:value-type="currency" office:currency="CAD" office:value="622888.522582956" calcext:value-type="currency">
            <text:p>$622,888.52</text:p>
          </table:table-cell>
          <table:table-cell table:number-columns-repeated="10"/>
        </table:table-row>
        <table:table-row table:style-name="ro1">
          <table:table-cell table:formula="of:=FLOOR(([.B212]-1)/12)" office:value-type="float" office:value="17" calcext:value-type="float">
            <text:p>17</text:p>
          </table:table-cell>
          <table:table-cell table:formula="of:=[.B211]+1" office:value-type="float" office:value="209" calcext:value-type="float">
            <text:p>20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1]*[.$B$1]/12" office:value-type="float" office:value="1557.22130645739" calcext:value-type="float">
            <text:p>1557.22130645739</text:p>
          </table:table-cell>
          <table:table-cell table:formula="of:=+[.C212]+[.D212]" office:value-type="currency" office:currency="CAD" office:value="-6030.15971526538" calcext:value-type="currency">
            <text:p>-$6,030.16</text:p>
          </table:table-cell>
          <table:table-cell table:formula="of:=+[.E212]+[.F211]" office:value-type="currency" office:currency="CAD" office:value="616858.362867691" calcext:value-type="currency">
            <text:p>$616,858.36</text:p>
          </table:table-cell>
          <table:table-cell table:number-columns-repeated="10"/>
        </table:table-row>
        <table:table-row table:style-name="ro1">
          <table:table-cell table:formula="of:=FLOOR(([.B213]-1)/12)" office:value-type="float" office:value="17" calcext:value-type="float">
            <text:p>17</text:p>
          </table:table-cell>
          <table:table-cell table:formula="of:=[.B212]+1" office:value-type="float" office:value="210" calcext:value-type="float">
            <text:p>21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2]*[.$B$1]/12" office:value-type="float" office:value="1542.14590716923" calcext:value-type="float">
            <text:p>1542.14590716923</text:p>
          </table:table-cell>
          <table:table-cell table:formula="of:=+[.C213]+[.D213]" office:value-type="currency" office:currency="CAD" office:value="-6045.23511455354" calcext:value-type="currency">
            <text:p>-$6,045.24</text:p>
          </table:table-cell>
          <table:table-cell table:formula="of:=+[.E213]+[.F212]" office:value-type="currency" office:currency="CAD" office:value="610813.127753137" calcext:value-type="currency">
            <text:p>$610,813.13</text:p>
          </table:table-cell>
          <table:table-cell table:number-columns-repeated="10"/>
        </table:table-row>
        <table:table-row table:style-name="ro1">
          <table:table-cell table:formula="of:=FLOOR(([.B214]-1)/12)" office:value-type="float" office:value="17" calcext:value-type="float">
            <text:p>17</text:p>
          </table:table-cell>
          <table:table-cell table:formula="of:=[.B213]+1" office:value-type="float" office:value="211" calcext:value-type="float">
            <text:p>21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3]*[.$B$1]/12" office:value-type="float" office:value="1527.03281938284" calcext:value-type="float">
            <text:p>1527.03281938284</text:p>
          </table:table-cell>
          <table:table-cell table:formula="of:=+[.C214]+[.D214]" office:value-type="currency" office:currency="CAD" office:value="-6060.34820233993" calcext:value-type="currency">
            <text:p>-$6,060.35</text:p>
          </table:table-cell>
          <table:table-cell table:formula="of:=+[.E214]+[.F213]" office:value-type="currency" office:currency="CAD" office:value="604752.779550797" calcext:value-type="currency">
            <text:p>$604,752.78</text:p>
          </table:table-cell>
          <table:table-cell table:number-columns-repeated="10"/>
        </table:table-row>
        <table:table-row table:style-name="ro1">
          <table:table-cell table:formula="of:=FLOOR(([.B215]-1)/12)" office:value-type="float" office:value="17" calcext:value-type="float">
            <text:p>17</text:p>
          </table:table-cell>
          <table:table-cell table:formula="of:=[.B214]+1" office:value-type="float" office:value="212" calcext:value-type="float">
            <text:p>21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4]*[.$B$1]/12" office:value-type="float" office:value="1511.88194887699" calcext:value-type="float">
            <text:p>1511.88194887699</text:p>
          </table:table-cell>
          <table:table-cell table:formula="of:=+[.C215]+[.D215]" office:value-type="currency" office:currency="CAD" office:value="-6075.49907284578" calcext:value-type="currency">
            <text:p>-$6,075.50</text:p>
          </table:table-cell>
          <table:table-cell table:formula="of:=+[.E215]+[.F214]" office:value-type="currency" office:currency="CAD" office:value="598677.280477951" calcext:value-type="currency">
            <text:p>$598,677.28</text:p>
          </table:table-cell>
          <table:table-cell table:number-columns-repeated="10"/>
        </table:table-row>
        <table:table-row table:style-name="ro1">
          <table:table-cell table:formula="of:=FLOOR(([.B216]-1)/12)" office:value-type="float" office:value="17" calcext:value-type="float">
            <text:p>17</text:p>
          </table:table-cell>
          <table:table-cell table:formula="of:=[.B215]+1" office:value-type="float" office:value="213" calcext:value-type="float">
            <text:p>21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5]*[.$B$1]/12" office:value-type="float" office:value="1496.69320119488" calcext:value-type="float">
            <text:p>1496.69320119488</text:p>
          </table:table-cell>
          <table:table-cell table:formula="of:=+[.C216]+[.D216]" office:value-type="currency" office:currency="CAD" office:value="-6090.68782052789" calcext:value-type="currency">
            <text:p>-$6,090.69</text:p>
          </table:table-cell>
          <table:table-cell table:formula="of:=+[.E216]+[.F215]" office:value-type="currency" office:currency="CAD" office:value="592586.592657423" calcext:value-type="currency">
            <text:p>$592,586.59</text:p>
          </table:table-cell>
          <table:table-cell table:number-columns-repeated="10"/>
        </table:table-row>
        <table:table-row table:style-name="ro1">
          <table:table-cell table:formula="of:=FLOOR(([.B217]-1)/12)" office:value-type="float" office:value="17" calcext:value-type="float">
            <text:p>17</text:p>
          </table:table-cell>
          <table:table-cell table:formula="of:=[.B216]+1" office:value-type="float" office:value="214" calcext:value-type="float">
            <text:p>21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6]*[.$B$1]/12" office:value-type="float" office:value="1481.46648164356" calcext:value-type="float">
            <text:p>1481.46648164356</text:p>
          </table:table-cell>
          <table:table-cell table:formula="of:=+[.C217]+[.D217]" office:value-type="currency" office:currency="CAD" office:value="-6105.91454007921" calcext:value-type="currency">
            <text:p>-$6,105.91</text:p>
          </table:table-cell>
          <table:table-cell table:formula="of:=+[.E217]+[.F216]" office:value-type="currency" office:currency="CAD" office:value="586480.678117344" calcext:value-type="currency">
            <text:p>$586,480.68</text:p>
          </table:table-cell>
          <table:table-cell table:number-columns-repeated="10"/>
        </table:table-row>
        <table:table-row table:style-name="ro1">
          <table:table-cell table:formula="of:=FLOOR(([.B218]-1)/12)" office:value-type="float" office:value="17" calcext:value-type="float">
            <text:p>17</text:p>
          </table:table-cell>
          <table:table-cell table:formula="of:=[.B217]+1" office:value-type="float" office:value="215" calcext:value-type="float">
            <text:p>21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7]*[.$B$1]/12" office:value-type="float" office:value="1466.20169529336" calcext:value-type="float">
            <text:p>1466.20169529336</text:p>
          </table:table-cell>
          <table:table-cell table:formula="of:=+[.C218]+[.D218]" office:value-type="currency" office:currency="CAD" office:value="-6121.17932642941" calcext:value-type="currency">
            <text:p>-$6,121.18</text:p>
          </table:table-cell>
          <table:table-cell table:formula="of:=+[.E218]+[.F217]" office:value-type="currency" office:currency="CAD" office:value="580359.498790915" calcext:value-type="currency">
            <text:p>$580,359.50</text:p>
          </table:table-cell>
          <table:table-cell table:number-columns-repeated="10"/>
        </table:table-row>
        <table:table-row table:style-name="ro1">
          <table:table-cell table:formula="of:=FLOOR(([.B219]-1)/12)" office:value-type="float" office:value="17" calcext:value-type="float">
            <text:p>17</text:p>
          </table:table-cell>
          <table:table-cell table:formula="of:=[.B218]+1" office:value-type="float" office:value="216" calcext:value-type="float">
            <text:p>21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8]*[.$B$1]/12" office:value-type="float" office:value="1450.89874697729" calcext:value-type="float">
            <text:p>1450.89874697729</text:p>
          </table:table-cell>
          <table:table-cell table:formula="of:=+[.C219]+[.D219]" office:value-type="currency" office:currency="CAD" office:value="-6136.48227474548" calcext:value-type="currency">
            <text:p>-$6,136.48</text:p>
          </table:table-cell>
          <table:table-cell table:formula="of:=+[.E219]+[.F218]" office:value-type="currency" office:currency="CAD" office:value="574223.016516169" calcext:value-type="currency">
            <text:p>$574,223.02</text:p>
          </table:table-cell>
          <table:table-cell table:number-columns-repeated="10"/>
        </table:table-row>
        <table:table-row table:style-name="ro1">
          <table:table-cell table:formula="of:=FLOOR(([.B220]-1)/12)" office:value-type="float" office:value="18" calcext:value-type="float">
            <text:p>18</text:p>
          </table:table-cell>
          <table:table-cell table:formula="of:=[.B219]+1" office:value-type="float" office:value="217" calcext:value-type="float">
            <text:p>21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19]*[.$B$1]/12" office:value-type="float" office:value="1435.55754129042" calcext:value-type="float">
            <text:p>1435.55754129042</text:p>
          </table:table-cell>
          <table:table-cell table:formula="of:=+[.C220]+[.D220]" office:value-type="currency" office:currency="CAD" office:value="-6151.82348043235" calcext:value-type="currency">
            <text:p>-$6,151.82</text:p>
          </table:table-cell>
          <table:table-cell table:formula="of:=+[.E220]+[.F219]" office:value-type="currency" office:currency="CAD" office:value="568071.193035737" calcext:value-type="currency">
            <text:p>$568,071.19</text:p>
          </table:table-cell>
          <table:table-cell table:number-columns-repeated="10"/>
        </table:table-row>
        <table:table-row table:style-name="ro1">
          <table:table-cell table:formula="of:=FLOOR(([.B221]-1)/12)" office:value-type="float" office:value="18" calcext:value-type="float">
            <text:p>18</text:p>
          </table:table-cell>
          <table:table-cell table:formula="of:=[.B220]+1" office:value-type="float" office:value="218" calcext:value-type="float">
            <text:p>21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0]*[.$B$1]/12" office:value-type="float" office:value="1420.17798258934" calcext:value-type="float">
            <text:p>1420.17798258934</text:p>
          </table:table-cell>
          <table:table-cell table:formula="of:=+[.C221]+[.D221]" office:value-type="currency" office:currency="CAD" office:value="-6167.20303913343" calcext:value-type="currency">
            <text:p>-$6,167.20</text:p>
          </table:table-cell>
          <table:table-cell table:formula="of:=+[.E221]+[.F220]" office:value-type="currency" office:currency="CAD" office:value="561903.989996603" calcext:value-type="currency">
            <text:p>$561,903.99</text:p>
          </table:table-cell>
          <table:table-cell table:number-columns-repeated="10"/>
        </table:table-row>
        <table:table-row table:style-name="ro1">
          <table:table-cell table:formula="of:=FLOOR(([.B222]-1)/12)" office:value-type="float" office:value="18" calcext:value-type="float">
            <text:p>18</text:p>
          </table:table-cell>
          <table:table-cell table:formula="of:=[.B221]+1" office:value-type="float" office:value="219" calcext:value-type="float">
            <text:p>21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1]*[.$B$1]/12" office:value-type="float" office:value="1404.75997499151" calcext:value-type="float">
            <text:p>1404.75997499151</text:p>
          </table:table-cell>
          <table:table-cell table:formula="of:=+[.C222]+[.D222]" office:value-type="currency" office:currency="CAD" office:value="-6182.62104673126" calcext:value-type="currency">
            <text:p>-$6,182.62</text:p>
          </table:table-cell>
          <table:table-cell table:formula="of:=+[.E222]+[.F221]" office:value-type="currency" office:currency="CAD" office:value="555721.368949872" calcext:value-type="currency">
            <text:p>$555,721.37</text:p>
          </table:table-cell>
          <table:table-cell table:number-columns-repeated="10"/>
        </table:table-row>
        <table:table-row table:style-name="ro1">
          <table:table-cell table:formula="of:=FLOOR(([.B223]-1)/12)" office:value-type="float" office:value="18" calcext:value-type="float">
            <text:p>18</text:p>
          </table:table-cell>
          <table:table-cell table:formula="of:=[.B222]+1" office:value-type="float" office:value="220" calcext:value-type="float">
            <text:p>22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2]*[.$B$1]/12" office:value-type="float" office:value="1389.30342237468" calcext:value-type="float">
            <text:p>1389.30342237468</text:p>
          </table:table-cell>
          <table:table-cell table:formula="of:=+[.C223]+[.D223]" office:value-type="currency" office:currency="CAD" office:value="-6198.07759934809" calcext:value-type="currency">
            <text:p>-$6,198.08</text:p>
          </table:table-cell>
          <table:table-cell table:formula="of:=+[.E223]+[.F222]" office:value-type="currency" office:currency="CAD" office:value="549523.291350524" calcext:value-type="currency">
            <text:p>$549,523.29</text:p>
          </table:table-cell>
          <table:table-cell table:number-columns-repeated="10"/>
        </table:table-row>
        <table:table-row table:style-name="ro1">
          <table:table-cell table:formula="of:=FLOOR(([.B224]-1)/12)" office:value-type="float" office:value="18" calcext:value-type="float">
            <text:p>18</text:p>
          </table:table-cell>
          <table:table-cell table:formula="of:=[.B223]+1" office:value-type="float" office:value="221" calcext:value-type="float">
            <text:p>22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3]*[.$B$1]/12" office:value-type="float" office:value="1373.80822837631" calcext:value-type="float">
            <text:p>1373.80822837631</text:p>
          </table:table-cell>
          <table:table-cell table:formula="of:=+[.C224]+[.D224]" office:value-type="currency" office:currency="CAD" office:value="-6213.57279334646" calcext:value-type="currency">
            <text:p>-$6,213.57</text:p>
          </table:table-cell>
          <table:table-cell table:formula="of:=+[.E224]+[.F223]" office:value-type="currency" office:currency="CAD" office:value="543309.718557178" calcext:value-type="currency">
            <text:p>$543,309.72</text:p>
          </table:table-cell>
          <table:table-cell table:number-columns-repeated="10"/>
        </table:table-row>
        <table:table-row table:style-name="ro1">
          <table:table-cell table:formula="of:=FLOOR(([.B225]-1)/12)" office:value-type="float" office:value="18" calcext:value-type="float">
            <text:p>18</text:p>
          </table:table-cell>
          <table:table-cell table:formula="of:=[.B224]+1" office:value-type="float" office:value="222" calcext:value-type="float">
            <text:p>22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4]*[.$B$1]/12" office:value-type="float" office:value="1358.27429639294" calcext:value-type="float">
            <text:p>1358.27429639294</text:p>
          </table:table-cell>
          <table:table-cell table:formula="of:=+[.C225]+[.D225]" office:value-type="currency" office:currency="CAD" office:value="-6229.10672532983" calcext:value-type="currency">
            <text:p>-$6,229.11</text:p>
          </table:table-cell>
          <table:table-cell table:formula="of:=+[.E225]+[.F224]" office:value-type="currency" office:currency="CAD" office:value="537080.611831848" calcext:value-type="currency">
            <text:p>$537,080.61</text:p>
          </table:table-cell>
          <table:table-cell table:number-columns-repeated="10"/>
        </table:table-row>
        <table:table-row table:style-name="ro1">
          <table:table-cell table:formula="of:=FLOOR(([.B226]-1)/12)" office:value-type="float" office:value="18" calcext:value-type="float">
            <text:p>18</text:p>
          </table:table-cell>
          <table:table-cell table:formula="of:=[.B225]+1" office:value-type="float" office:value="223" calcext:value-type="float">
            <text:p>22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5]*[.$B$1]/12" office:value-type="float" office:value="1342.70152957962" calcext:value-type="float">
            <text:p>1342.70152957962</text:p>
          </table:table-cell>
          <table:table-cell table:formula="of:=+[.C226]+[.D226]" office:value-type="currency" office:currency="CAD" office:value="-6244.67949214315" calcext:value-type="currency">
            <text:p>-$6,244.68</text:p>
          </table:table-cell>
          <table:table-cell table:formula="of:=+[.E226]+[.F225]" office:value-type="currency" office:currency="CAD" office:value="530835.932339705" calcext:value-type="currency">
            <text:p>$530,835.93</text:p>
          </table:table-cell>
          <table:table-cell table:number-columns-repeated="10"/>
        </table:table-row>
        <table:table-row table:style-name="ro1">
          <table:table-cell table:formula="of:=FLOOR(([.B227]-1)/12)" office:value-type="float" office:value="18" calcext:value-type="float">
            <text:p>18</text:p>
          </table:table-cell>
          <table:table-cell table:formula="of:=[.B226]+1" office:value-type="float" office:value="224" calcext:value-type="float">
            <text:p>22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6]*[.$B$1]/12" office:value-type="float" office:value="1327.08983084926" calcext:value-type="float">
            <text:p>1327.08983084926</text:p>
          </table:table-cell>
          <table:table-cell table:formula="of:=+[.C227]+[.D227]" office:value-type="currency" office:currency="CAD" office:value="-6260.29119087351" calcext:value-type="currency">
            <text:p>-$6,260.29</text:p>
          </table:table-cell>
          <table:table-cell table:formula="of:=+[.E227]+[.F226]" office:value-type="currency" office:currency="CAD" office:value="524575.641148831" calcext:value-type="currency">
            <text:p>$524,575.64</text:p>
          </table:table-cell>
          <table:table-cell table:number-columns-repeated="10"/>
        </table:table-row>
        <table:table-row table:style-name="ro1">
          <table:table-cell table:formula="of:=FLOOR(([.B228]-1)/12)" office:value-type="float" office:value="18" calcext:value-type="float">
            <text:p>18</text:p>
          </table:table-cell>
          <table:table-cell table:formula="of:=[.B227]+1" office:value-type="float" office:value="225" calcext:value-type="float">
            <text:p>22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7]*[.$B$1]/12" office:value-type="float" office:value="1311.43910287208" calcext:value-type="float">
            <text:p>1311.43910287208</text:p>
          </table:table-cell>
          <table:table-cell table:formula="of:=+[.C228]+[.D228]" office:value-type="currency" office:currency="CAD" office:value="-6275.94191885069" calcext:value-type="currency">
            <text:p>-$6,275.94</text:p>
          </table:table-cell>
          <table:table-cell table:formula="of:=+[.E228]+[.F227]" office:value-type="currency" office:currency="CAD" office:value="518299.69922998" calcext:value-type="currency">
            <text:p>$518,299.70</text:p>
          </table:table-cell>
          <table:table-cell table:number-columns-repeated="10"/>
        </table:table-row>
        <table:table-row table:style-name="ro1">
          <table:table-cell table:formula="of:=FLOOR(([.B229]-1)/12)" office:value-type="float" office:value="18" calcext:value-type="float">
            <text:p>18</text:p>
          </table:table-cell>
          <table:table-cell table:formula="of:=[.B228]+1" office:value-type="float" office:value="226" calcext:value-type="float">
            <text:p>22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8]*[.$B$1]/12" office:value-type="float" office:value="1295.74924807495" calcext:value-type="float">
            <text:p>1295.74924807495</text:p>
          </table:table-cell>
          <table:table-cell table:formula="of:=+[.C229]+[.D229]" office:value-type="currency" office:currency="CAD" office:value="-6291.63177364782" calcext:value-type="currency">
            <text:p>-$6,291.63</text:p>
          </table:table-cell>
          <table:table-cell table:formula="of:=+[.E229]+[.F228]" office:value-type="currency" office:currency="CAD" office:value="512008.067456333" calcext:value-type="currency">
            <text:p>$512,008.07</text:p>
          </table:table-cell>
          <table:table-cell table:number-columns-repeated="10"/>
        </table:table-row>
        <table:table-row table:style-name="ro1">
          <table:table-cell table:formula="of:=FLOOR(([.B230]-1)/12)" office:value-type="float" office:value="18" calcext:value-type="float">
            <text:p>18</text:p>
          </table:table-cell>
          <table:table-cell table:formula="of:=[.B229]+1" office:value-type="float" office:value="227" calcext:value-type="float">
            <text:p>22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29]*[.$B$1]/12" office:value-type="float" office:value="1280.02016864083" calcext:value-type="float">
            <text:p>1280.02016864083</text:p>
          </table:table-cell>
          <table:table-cell table:formula="of:=+[.C230]+[.D230]" office:value-type="currency" office:currency="CAD" office:value="-6307.36085308194" calcext:value-type="currency">
            <text:p>-$6,307.36</text:p>
          </table:table-cell>
          <table:table-cell table:formula="of:=+[.E230]+[.F229]" office:value-type="currency" office:currency="CAD" office:value="505700.706603251" calcext:value-type="currency">
            <text:p>$505,700.71</text:p>
          </table:table-cell>
          <table:table-cell table:number-columns-repeated="10"/>
        </table:table-row>
        <table:table-row table:style-name="ro1">
          <table:table-cell table:formula="of:=FLOOR(([.B231]-1)/12)" office:value-type="float" office:value="18" calcext:value-type="float">
            <text:p>18</text:p>
          </table:table-cell>
          <table:table-cell table:formula="of:=[.B230]+1" office:value-type="float" office:value="228" calcext:value-type="float">
            <text:p>22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0]*[.$B$1]/12" office:value-type="float" office:value="1264.25176650813" calcext:value-type="float">
            <text:p>1264.25176650813</text:p>
          </table:table-cell>
          <table:table-cell table:formula="of:=+[.C231]+[.D231]" office:value-type="currency" office:currency="CAD" office:value="-6323.12925521464" calcext:value-type="currency">
            <text:p>-$6,323.13</text:p>
          </table:table-cell>
          <table:table-cell table:formula="of:=+[.E231]+[.F230]" office:value-type="currency" office:currency="CAD" office:value="499377.577348036" calcext:value-type="currency">
            <text:p>$499,377.58</text:p>
          </table:table-cell>
          <table:table-cell table:number-columns-repeated="10"/>
        </table:table-row>
        <table:table-row table:style-name="ro1">
          <table:table-cell table:formula="of:=FLOOR(([.B232]-1)/12)" office:value-type="float" office:value="19" calcext:value-type="float">
            <text:p>19</text:p>
          </table:table-cell>
          <table:table-cell table:formula="of:=[.B231]+1" office:value-type="float" office:value="229" calcext:value-type="float">
            <text:p>22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1]*[.$B$1]/12" office:value-type="float" office:value="1248.44394337009" calcext:value-type="float">
            <text:p>1248.44394337009</text:p>
          </table:table-cell>
          <table:table-cell table:formula="of:=+[.C232]+[.D232]" office:value-type="currency" office:currency="CAD" office:value="-6338.93707835268" calcext:value-type="currency">
            <text:p>-$6,338.94</text:p>
          </table:table-cell>
          <table:table-cell table:formula="of:=+[.E232]+[.F231]" office:value-type="currency" office:currency="CAD" office:value="493038.640269683" calcext:value-type="currency">
            <text:p>$493,038.64</text:p>
          </table:table-cell>
          <table:table-cell table:number-columns-repeated="10"/>
        </table:table-row>
        <table:table-row table:style-name="ro1">
          <table:table-cell table:formula="of:=FLOOR(([.B233]-1)/12)" office:value-type="float" office:value="19" calcext:value-type="float">
            <text:p>19</text:p>
          </table:table-cell>
          <table:table-cell table:formula="of:=[.B232]+1" office:value-type="float" office:value="230" calcext:value-type="float">
            <text:p>23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2]*[.$B$1]/12" office:value-type="float" office:value="1232.59660067421" calcext:value-type="float">
            <text:p>1232.59660067421</text:p>
          </table:table-cell>
          <table:table-cell table:formula="of:=+[.C233]+[.D233]" office:value-type="currency" office:currency="CAD" office:value="-6354.78442104856" calcext:value-type="currency">
            <text:p>-$6,354.78</text:p>
          </table:table-cell>
          <table:table-cell table:formula="of:=+[.E233]+[.F232]" office:value-type="currency" office:currency="CAD" office:value="486683.855848635" calcext:value-type="currency">
            <text:p>$486,683.86</text:p>
          </table:table-cell>
          <table:table-cell table:number-columns-repeated="10"/>
        </table:table-row>
        <table:table-row table:style-name="ro1">
          <table:table-cell table:formula="of:=FLOOR(([.B234]-1)/12)" office:value-type="float" office:value="19" calcext:value-type="float">
            <text:p>19</text:p>
          </table:table-cell>
          <table:table-cell table:formula="of:=[.B233]+1" office:value-type="float" office:value="231" calcext:value-type="float">
            <text:p>23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3]*[.$B$1]/12" office:value-type="float" office:value="1216.70963962159" calcext:value-type="float">
            <text:p>1216.70963962159</text:p>
          </table:table-cell>
          <table:table-cell table:formula="of:=+[.C234]+[.D234]" office:value-type="currency" office:currency="CAD" office:value="-6370.67138210118" calcext:value-type="currency">
            <text:p>-$6,370.67</text:p>
          </table:table-cell>
          <table:table-cell table:formula="of:=+[.E234]+[.F233]" office:value-type="currency" office:currency="CAD" office:value="480313.184466534" calcext:value-type="currency">
            <text:p>$480,313.18</text:p>
          </table:table-cell>
          <table:table-cell table:number-columns-repeated="10"/>
        </table:table-row>
        <table:table-row table:style-name="ro1">
          <table:table-cell table:formula="of:=FLOOR(([.B235]-1)/12)" office:value-type="float" office:value="19" calcext:value-type="float">
            <text:p>19</text:p>
          </table:table-cell>
          <table:table-cell table:formula="of:=[.B234]+1" office:value-type="float" office:value="232" calcext:value-type="float">
            <text:p>23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4]*[.$B$1]/12" office:value-type="float" office:value="1200.78296116633" calcext:value-type="float">
            <text:p>1200.78296116633</text:p>
          </table:table-cell>
          <table:table-cell table:formula="of:=+[.C235]+[.D235]" office:value-type="currency" office:currency="CAD" office:value="-6386.59806055644" calcext:value-type="currency">
            <text:p>-$6,386.60</text:p>
          </table:table-cell>
          <table:table-cell table:formula="of:=+[.E235]+[.F234]" office:value-type="currency" office:currency="CAD" office:value="473926.586405977" calcext:value-type="currency">
            <text:p>$473,926.59</text:p>
          </table:table-cell>
          <table:table-cell table:number-columns-repeated="10"/>
        </table:table-row>
        <table:table-row table:style-name="ro1">
          <table:table-cell table:formula="of:=FLOOR(([.B236]-1)/12)" office:value-type="float" office:value="19" calcext:value-type="float">
            <text:p>19</text:p>
          </table:table-cell>
          <table:table-cell table:formula="of:=[.B235]+1" office:value-type="float" office:value="233" calcext:value-type="float">
            <text:p>23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5]*[.$B$1]/12" office:value-type="float" office:value="1184.81646601494" calcext:value-type="float">
            <text:p>1184.81646601494</text:p>
          </table:table-cell>
          <table:table-cell table:formula="of:=+[.C236]+[.D236]" office:value-type="currency" office:currency="CAD" office:value="-6402.56455570783" calcext:value-type="currency">
            <text:p>-$6,402.56</text:p>
          </table:table-cell>
          <table:table-cell table:formula="of:=+[.E236]+[.F235]" office:value-type="currency" office:currency="CAD" office:value="467524.021850269" calcext:value-type="currency">
            <text:p>$467,524.02</text:p>
          </table:table-cell>
          <table:table-cell table:number-columns-repeated="10"/>
        </table:table-row>
        <table:table-row table:style-name="ro1">
          <table:table-cell table:formula="of:=FLOOR(([.B237]-1)/12)" office:value-type="float" office:value="19" calcext:value-type="float">
            <text:p>19</text:p>
          </table:table-cell>
          <table:table-cell table:formula="of:=[.B236]+1" office:value-type="float" office:value="234" calcext:value-type="float">
            <text:p>23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6]*[.$B$1]/12" office:value-type="float" office:value="1168.81005462567" calcext:value-type="float">
            <text:p>1168.81005462567</text:p>
          </table:table-cell>
          <table:table-cell table:formula="of:=+[.C237]+[.D237]" office:value-type="currency" office:currency="CAD" office:value="-6418.5709670971" calcext:value-type="currency">
            <text:p>-$6,418.57</text:p>
          </table:table-cell>
          <table:table-cell table:formula="of:=+[.E237]+[.F236]" office:value-type="currency" office:currency="CAD" office:value="461105.450883172" calcext:value-type="currency">
            <text:p>$461,105.45</text:p>
          </table:table-cell>
          <table:table-cell table:number-columns-repeated="10"/>
        </table:table-row>
        <table:table-row table:style-name="ro1">
          <table:table-cell table:formula="of:=FLOOR(([.B238]-1)/12)" office:value-type="float" office:value="19" calcext:value-type="float">
            <text:p>19</text:p>
          </table:table-cell>
          <table:table-cell table:formula="of:=[.B237]+1" office:value-type="float" office:value="235" calcext:value-type="float">
            <text:p>23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7]*[.$B$1]/12" office:value-type="float" office:value="1152.76362720793" calcext:value-type="float">
            <text:p>1152.76362720793</text:p>
          </table:table-cell>
          <table:table-cell table:formula="of:=+[.C238]+[.D238]" office:value-type="currency" office:currency="CAD" office:value="-6434.61739451484" calcext:value-type="currency">
            <text:p>-$6,434.62</text:p>
          </table:table-cell>
          <table:table-cell table:formula="of:=+[.E238]+[.F237]" office:value-type="currency" office:currency="CAD" office:value="454670.833488657" calcext:value-type="currency">
            <text:p>$454,670.83</text:p>
          </table:table-cell>
          <table:table-cell table:number-columns-repeated="10"/>
        </table:table-row>
        <table:table-row table:style-name="ro1">
          <table:table-cell table:formula="of:=FLOOR(([.B239]-1)/12)" office:value-type="float" office:value="19" calcext:value-type="float">
            <text:p>19</text:p>
          </table:table-cell>
          <table:table-cell table:formula="of:=[.B238]+1" office:value-type="float" office:value="236" calcext:value-type="float">
            <text:p>23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8]*[.$B$1]/12" office:value-type="float" office:value="1136.67708372164" calcext:value-type="float">
            <text:p>1136.67708372164</text:p>
          </table:table-cell>
          <table:table-cell table:formula="of:=+[.C239]+[.D239]" office:value-type="currency" office:currency="CAD" office:value="-6450.70393800113" calcext:value-type="currency">
            <text:p>-$6,450.70</text:p>
          </table:table-cell>
          <table:table-cell table:formula="of:=+[.E239]+[.F238]" office:value-type="currency" office:currency="CAD" office:value="448220.129550656" calcext:value-type="currency">
            <text:p>$448,220.13</text:p>
          </table:table-cell>
          <table:table-cell table:number-columns-repeated="10"/>
        </table:table-row>
        <table:table-row table:style-name="ro1">
          <table:table-cell table:formula="of:=FLOOR(([.B240]-1)/12)" office:value-type="float" office:value="19" calcext:value-type="float">
            <text:p>19</text:p>
          </table:table-cell>
          <table:table-cell table:formula="of:=[.B239]+1" office:value-type="float" office:value="237" calcext:value-type="float">
            <text:p>23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39]*[.$B$1]/12" office:value-type="float" office:value="1120.55032387664" calcext:value-type="float">
            <text:p>1120.55032387664</text:p>
          </table:table-cell>
          <table:table-cell table:formula="of:=+[.C240]+[.D240]" office:value-type="currency" office:currency="CAD" office:value="-6466.83069784613" calcext:value-type="currency">
            <text:p>-$6,466.83</text:p>
          </table:table-cell>
          <table:table-cell table:formula="of:=+[.E240]+[.F239]" office:value-type="currency" office:currency="CAD" office:value="441753.29885281" calcext:value-type="currency">
            <text:p>$441,753.30</text:p>
          </table:table-cell>
          <table:table-cell table:number-columns-repeated="10"/>
        </table:table-row>
        <table:table-row table:style-name="ro1">
          <table:table-cell table:formula="of:=FLOOR(([.B241]-1)/12)" office:value-type="float" office:value="19" calcext:value-type="float">
            <text:p>19</text:p>
          </table:table-cell>
          <table:table-cell table:formula="of:=[.B240]+1" office:value-type="float" office:value="238" calcext:value-type="float">
            <text:p>23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0]*[.$B$1]/12" office:value-type="float" office:value="1104.38324713203" calcext:value-type="float">
            <text:p>1104.38324713203</text:p>
          </table:table-cell>
          <table:table-cell table:formula="of:=+[.C241]+[.D241]" office:value-type="currency" office:currency="CAD" office:value="-6482.99777459075" calcext:value-type="currency">
            <text:p>-$6,483.00</text:p>
          </table:table-cell>
          <table:table-cell table:formula="of:=+[.E241]+[.F240]" office:value-type="currency" office:currency="CAD" office:value="435270.301078219" calcext:value-type="currency">
            <text:p>$435,270.30</text:p>
          </table:table-cell>
          <table:table-cell table:number-columns-repeated="10"/>
        </table:table-row>
        <table:table-row table:style-name="ro1">
          <table:table-cell table:formula="of:=FLOOR(([.B242]-1)/12)" office:value-type="float" office:value="19" calcext:value-type="float">
            <text:p>19</text:p>
          </table:table-cell>
          <table:table-cell table:formula="of:=[.B241]+1" office:value-type="float" office:value="239" calcext:value-type="float">
            <text:p>23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1]*[.$B$1]/12" office:value-type="float" office:value="1088.17575269555" calcext:value-type="float">
            <text:p>1088.17575269555</text:p>
          </table:table-cell>
          <table:table-cell table:formula="of:=+[.C242]+[.D242]" office:value-type="currency" office:currency="CAD" office:value="-6499.20526902722" calcext:value-type="currency">
            <text:p>-$6,499.21</text:p>
          </table:table-cell>
          <table:table-cell table:formula="of:=+[.E242]+[.F241]" office:value-type="currency" office:currency="CAD" office:value="428771.095809192" calcext:value-type="currency">
            <text:p>$428,771.10</text:p>
          </table:table-cell>
          <table:table-cell table:number-columns-repeated="10"/>
        </table:table-row>
        <table:table-row table:style-name="ro1">
          <table:table-cell table:formula="of:=FLOOR(([.B243]-1)/12)" office:value-type="float" office:value="19" calcext:value-type="float">
            <text:p>19</text:p>
          </table:table-cell>
          <table:table-cell table:formula="of:=[.B242]+1" office:value-type="float" office:value="240" calcext:value-type="float">
            <text:p>24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2]*[.$B$1]/12" office:value-type="float" office:value="1071.92773952298" calcext:value-type="float">
            <text:p>1071.92773952298</text:p>
          </table:table-cell>
          <table:table-cell table:formula="of:=+[.C243]+[.D243]" office:value-type="currency" office:currency="CAD" office:value="-6515.45328219979" calcext:value-type="currency">
            <text:p>-$6,515.45</text:p>
          </table:table-cell>
          <table:table-cell table:formula="of:=+[.E243]+[.F242]" office:value-type="currency" office:currency="CAD" office:value="422255.642526992" calcext:value-type="currency">
            <text:p>$422,255.64</text:p>
          </table:table-cell>
          <table:table-cell table:number-columns-repeated="10"/>
        </table:table-row>
        <table:table-row table:style-name="ro1">
          <table:table-cell table:formula="of:=FLOOR(([.B244]-1)/12)" office:value-type="float" office:value="20" calcext:value-type="float">
            <text:p>20</text:p>
          </table:table-cell>
          <table:table-cell table:formula="of:=[.B243]+1" office:value-type="float" office:value="241" calcext:value-type="float">
            <text:p>24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3]*[.$B$1]/12" office:value-type="float" office:value="1055.63910631748" calcext:value-type="float">
            <text:p>1055.63910631748</text:p>
          </table:table-cell>
          <table:table-cell table:formula="of:=+[.C244]+[.D244]" office:value-type="currency" office:currency="CAD" office:value="-6531.74191540529" calcext:value-type="currency">
            <text:p>-$6,531.74</text:p>
          </table:table-cell>
          <table:table-cell table:formula="of:=+[.E244]+[.F243]" office:value-type="currency" office:currency="CAD" office:value="415723.900611587" calcext:value-type="currency">
            <text:p>$415,723.90</text:p>
          </table:table-cell>
          <table:table-cell table:number-columns-repeated="10"/>
        </table:table-row>
        <table:table-row table:style-name="ro1">
          <table:table-cell table:formula="of:=FLOOR(([.B245]-1)/12)" office:value-type="float" office:value="20" calcext:value-type="float">
            <text:p>20</text:p>
          </table:table-cell>
          <table:table-cell table:formula="of:=[.B244]+1" office:value-type="float" office:value="242" calcext:value-type="float">
            <text:p>24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4]*[.$B$1]/12" office:value-type="float" office:value="1039.30975152897" calcext:value-type="float">
            <text:p>1039.30975152897</text:p>
          </table:table-cell>
          <table:table-cell table:formula="of:=+[.C245]+[.D245]" office:value-type="currency" office:currency="CAD" office:value="-6548.0712701938" calcext:value-type="currency">
            <text:p>-$6,548.07</text:p>
          </table:table-cell>
          <table:table-cell table:formula="of:=+[.E245]+[.F244]" office:value-type="currency" office:currency="CAD" office:value="409175.829341393" calcext:value-type="currency">
            <text:p>$409,175.83</text:p>
          </table:table-cell>
          <table:table-cell table:number-columns-repeated="10"/>
        </table:table-row>
        <table:table-row table:style-name="ro1">
          <table:table-cell table:formula="of:=FLOOR(([.B246]-1)/12)" office:value-type="float" office:value="20" calcext:value-type="float">
            <text:p>20</text:p>
          </table:table-cell>
          <table:table-cell table:formula="of:=[.B245]+1" office:value-type="float" office:value="243" calcext:value-type="float">
            <text:p>24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5]*[.$B$1]/12" office:value-type="float" office:value="1022.93957335348" calcext:value-type="float">
            <text:p>1022.93957335348</text:p>
          </table:table-cell>
          <table:table-cell table:formula="of:=+[.C246]+[.D246]" office:value-type="currency" office:currency="CAD" office:value="-6564.44144836929" calcext:value-type="currency">
            <text:p>-$6,564.44</text:p>
          </table:table-cell>
          <table:table-cell table:formula="of:=+[.E246]+[.F245]" office:value-type="currency" office:currency="CAD" office:value="402611.387893024" calcext:value-type="currency">
            <text:p>$402,611.39</text:p>
          </table:table-cell>
          <table:table-cell table:number-columns-repeated="10"/>
        </table:table-row>
        <table:table-row table:style-name="ro1">
          <table:table-cell table:formula="of:=FLOOR(([.B247]-1)/12)" office:value-type="float" office:value="20" calcext:value-type="float">
            <text:p>20</text:p>
          </table:table-cell>
          <table:table-cell table:formula="of:=[.B246]+1" office:value-type="float" office:value="244" calcext:value-type="float">
            <text:p>24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6]*[.$B$1]/12" office:value-type="float" office:value="1006.52846973256" calcext:value-type="float">
            <text:p>1006.52846973256</text:p>
          </table:table-cell>
          <table:table-cell table:formula="of:=+[.C247]+[.D247]" office:value-type="currency" office:currency="CAD" office:value="-6580.85255199021" calcext:value-type="currency">
            <text:p>-$6,580.85</text:p>
          </table:table-cell>
          <table:table-cell table:formula="of:=+[.E247]+[.F246]" office:value-type="currency" office:currency="CAD" office:value="396030.535341034" calcext:value-type="currency">
            <text:p>$396,030.54</text:p>
          </table:table-cell>
          <table:table-cell table:number-columns-repeated="10"/>
        </table:table-row>
        <table:table-row table:style-name="ro1">
          <table:table-cell table:formula="of:=FLOOR(([.B248]-1)/12)" office:value-type="float" office:value="20" calcext:value-type="float">
            <text:p>20</text:p>
          </table:table-cell>
          <table:table-cell table:formula="of:=[.B247]+1" office:value-type="float" office:value="245" calcext:value-type="float">
            <text:p>24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7]*[.$B$1]/12" office:value-type="float" office:value="990.076338352585" calcext:value-type="float">
            <text:p>990.076338352585</text:p>
          </table:table-cell>
          <table:table-cell table:formula="of:=+[.C248]+[.D248]" office:value-type="currency" office:currency="CAD" office:value="-6597.30468337019" calcext:value-type="currency">
            <text:p>-$6,597.30</text:p>
          </table:table-cell>
          <table:table-cell table:formula="of:=+[.E248]+[.F247]" office:value-type="currency" office:currency="CAD" office:value="389433.230657664" calcext:value-type="currency">
            <text:p>$389,433.23</text:p>
          </table:table-cell>
          <table:table-cell table:number-columns-repeated="10"/>
        </table:table-row>
        <table:table-row table:style-name="ro1">
          <table:table-cell table:formula="of:=FLOOR(([.B249]-1)/12)" office:value-type="float" office:value="20" calcext:value-type="float">
            <text:p>20</text:p>
          </table:table-cell>
          <table:table-cell table:formula="of:=[.B248]+1" office:value-type="float" office:value="246" calcext:value-type="float">
            <text:p>24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8]*[.$B$1]/12" office:value-type="float" office:value="973.583076644159" calcext:value-type="float">
            <text:p>973.583076644159</text:p>
          </table:table-cell>
          <table:table-cell table:formula="of:=+[.C249]+[.D249]" office:value-type="currency" office:currency="CAD" office:value="-6613.79794507861" calcext:value-type="currency">
            <text:p>-$6,613.80</text:p>
          </table:table-cell>
          <table:table-cell table:formula="of:=+[.E249]+[.F248]" office:value-type="currency" office:currency="CAD" office:value="382819.432712585" calcext:value-type="currency">
            <text:p>$382,819.43</text:p>
          </table:table-cell>
          <table:table-cell table:number-columns-repeated="10"/>
        </table:table-row>
        <table:table-row table:style-name="ro1">
          <table:table-cell table:formula="of:=FLOOR(([.B250]-1)/12)" office:value-type="float" office:value="20" calcext:value-type="float">
            <text:p>20</text:p>
          </table:table-cell>
          <table:table-cell table:formula="of:=[.B249]+1" office:value-type="float" office:value="247" calcext:value-type="float">
            <text:p>24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49]*[.$B$1]/12" office:value-type="float" office:value="957.048581781462" calcext:value-type="float">
            <text:p>957.048581781462</text:p>
          </table:table-cell>
          <table:table-cell table:formula="of:=+[.C250]+[.D250]" office:value-type="currency" office:currency="CAD" office:value="-6630.33243994131" calcext:value-type="currency">
            <text:p>-$6,630.33</text:p>
          </table:table-cell>
          <table:table-cell table:formula="of:=+[.E250]+[.F249]" office:value-type="currency" office:currency="CAD" office:value="376189.100272644" calcext:value-type="currency">
            <text:p>$376,189.10</text:p>
          </table:table-cell>
          <table:table-cell table:number-columns-repeated="10"/>
        </table:table-row>
        <table:table-row table:style-name="ro1">
          <table:table-cell table:formula="of:=FLOOR(([.B251]-1)/12)" office:value-type="float" office:value="20" calcext:value-type="float">
            <text:p>20</text:p>
          </table:table-cell>
          <table:table-cell table:formula="of:=[.B250]+1" office:value-type="float" office:value="248" calcext:value-type="float">
            <text:p>24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0]*[.$B$1]/12" office:value-type="float" office:value="940.472750681609" calcext:value-type="float">
            <text:p>940.472750681609</text:p>
          </table:table-cell>
          <table:table-cell table:formula="of:=+[.C251]+[.D251]" office:value-type="currency" office:currency="CAD" office:value="-6646.90827104116" calcext:value-type="currency">
            <text:p>-$6,646.91</text:p>
          </table:table-cell>
          <table:table-cell table:formula="of:=+[.E251]+[.F250]" office:value-type="currency" office:currency="CAD" office:value="369542.192001603" calcext:value-type="currency">
            <text:p>$369,542.19</text:p>
          </table:table-cell>
          <table:table-cell table:number-columns-repeated="10"/>
        </table:table-row>
        <table:table-row table:style-name="ro1">
          <table:table-cell table:formula="of:=FLOOR(([.B252]-1)/12)" office:value-type="float" office:value="20" calcext:value-type="float">
            <text:p>20</text:p>
          </table:table-cell>
          <table:table-cell table:formula="of:=[.B251]+1" office:value-type="float" office:value="249" calcext:value-type="float">
            <text:p>24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1]*[.$B$1]/12" office:value-type="float" office:value="923.855480004006" calcext:value-type="float">
            <text:p>923.855480004006</text:p>
          </table:table-cell>
          <table:table-cell table:formula="of:=+[.C252]+[.D252]" office:value-type="currency" office:currency="CAD" office:value="-6663.52554171876" calcext:value-type="currency">
            <text:p>-$6,663.53</text:p>
          </table:table-cell>
          <table:table-cell table:formula="of:=+[.E252]+[.F251]" office:value-type="currency" office:currency="CAD" office:value="362878.666459884" calcext:value-type="currency">
            <text:p>$362,878.67</text:p>
          </table:table-cell>
          <table:table-cell table:number-columns-repeated="10"/>
        </table:table-row>
        <table:table-row table:style-name="ro1">
          <table:table-cell table:formula="of:=FLOOR(([.B253]-1)/12)" office:value-type="float" office:value="20" calcext:value-type="float">
            <text:p>20</text:p>
          </table:table-cell>
          <table:table-cell table:formula="of:=[.B252]+1" office:value-type="float" office:value="250" calcext:value-type="float">
            <text:p>25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2]*[.$B$1]/12" office:value-type="float" office:value="907.19666614971" calcext:value-type="float">
            <text:p>907.19666614971</text:p>
          </table:table-cell>
          <table:table-cell table:formula="of:=+[.C253]+[.D253]" office:value-type="currency" office:currency="CAD" office:value="-6680.18435557306" calcext:value-type="currency">
            <text:p>-$6,680.18</text:p>
          </table:table-cell>
          <table:table-cell table:formula="of:=+[.E253]+[.F252]" office:value-type="currency" office:currency="CAD" office:value="356198.482104311" calcext:value-type="currency">
            <text:p>$356,198.48</text:p>
          </table:table-cell>
          <table:table-cell table:number-columns-repeated="10"/>
        </table:table-row>
        <table:table-row table:style-name="ro1">
          <table:table-cell table:formula="of:=FLOOR(([.B254]-1)/12)" office:value-type="float" office:value="20" calcext:value-type="float">
            <text:p>20</text:p>
          </table:table-cell>
          <table:table-cell table:formula="of:=[.B253]+1" office:value-type="float" office:value="251" calcext:value-type="float">
            <text:p>25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3]*[.$B$1]/12" office:value-type="float" office:value="890.496205260777" calcext:value-type="float">
            <text:p>890.496205260777</text:p>
          </table:table-cell>
          <table:table-cell table:formula="of:=+[.C254]+[.D254]" office:value-type="currency" office:currency="CAD" office:value="-6696.88481646199" calcext:value-type="currency">
            <text:p>-$6,696.88</text:p>
          </table:table-cell>
          <table:table-cell table:formula="of:=+[.E254]+[.F253]" office:value-type="currency" office:currency="CAD" office:value="349501.597287849" calcext:value-type="currency">
            <text:p>$349,501.60</text:p>
          </table:table-cell>
          <table:table-cell table:number-columns-repeated="10"/>
        </table:table-row>
        <table:table-row table:style-name="ro1">
          <table:table-cell table:formula="of:=FLOOR(([.B255]-1)/12)" office:value-type="float" office:value="20" calcext:value-type="float">
            <text:p>20</text:p>
          </table:table-cell>
          <table:table-cell table:formula="of:=[.B254]+1" office:value-type="float" office:value="252" calcext:value-type="float">
            <text:p>25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4]*[.$B$1]/12" office:value-type="float" office:value="873.753993219622" calcext:value-type="float">
            <text:p>873.753993219622</text:p>
          </table:table-cell>
          <table:table-cell table:formula="of:=+[.C255]+[.D255]" office:value-type="currency" office:currency="CAD" office:value="-6713.62702850315" calcext:value-type="currency">
            <text:p>-$6,713.63</text:p>
          </table:table-cell>
          <table:table-cell table:formula="of:=+[.E255]+[.F254]" office:value-type="currency" office:currency="CAD" office:value="342787.970259346" calcext:value-type="currency">
            <text:p>$342,787.97</text:p>
          </table:table-cell>
          <table:table-cell table:number-columns-repeated="10"/>
        </table:table-row>
        <table:table-row table:style-name="ro1">
          <table:table-cell table:formula="of:=FLOOR(([.B256]-1)/12)" office:value-type="float" office:value="21" calcext:value-type="float">
            <text:p>21</text:p>
          </table:table-cell>
          <table:table-cell table:formula="of:=[.B255]+1" office:value-type="float" office:value="253" calcext:value-type="float">
            <text:p>25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5]*[.$B$1]/12" office:value-type="float" office:value="856.969925648364" calcext:value-type="float">
            <text:p>856.969925648364</text:p>
          </table:table-cell>
          <table:table-cell table:formula="of:=+[.C256]+[.D256]" office:value-type="currency" office:currency="CAD" office:value="-6730.41109607441" calcext:value-type="currency">
            <text:p>-$6,730.41</text:p>
          </table:table-cell>
          <table:table-cell table:formula="of:=+[.E256]+[.F255]" office:value-type="currency" office:currency="CAD" office:value="336057.559163271" calcext:value-type="currency">
            <text:p>$336,057.56</text:p>
          </table:table-cell>
          <table:table-cell table:number-columns-repeated="10"/>
        </table:table-row>
        <table:table-row table:style-name="ro1">
          <table:table-cell table:formula="of:=FLOOR(([.B257]-1)/12)" office:value-type="float" office:value="21" calcext:value-type="float">
            <text:p>21</text:p>
          </table:table-cell>
          <table:table-cell table:formula="of:=[.B256]+1" office:value-type="float" office:value="254" calcext:value-type="float">
            <text:p>25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6]*[.$B$1]/12" office:value-type="float" office:value="840.143897908178" calcext:value-type="float">
            <text:p>840.143897908178</text:p>
          </table:table-cell>
          <table:table-cell table:formula="of:=+[.C257]+[.D257]" office:value-type="currency" office:currency="CAD" office:value="-6747.23712381459" calcext:value-type="currency">
            <text:p>-$6,747.24</text:p>
          </table:table-cell>
          <table:table-cell table:formula="of:=+[.E257]+[.F256]" office:value-type="currency" office:currency="CAD" office:value="329310.322039457" calcext:value-type="currency">
            <text:p>$329,310.32</text:p>
          </table:table-cell>
          <table:table-cell table:number-columns-repeated="10"/>
        </table:table-row>
        <table:table-row table:style-name="ro1">
          <table:table-cell table:formula="of:=FLOOR(([.B258]-1)/12)" office:value-type="float" office:value="21" calcext:value-type="float">
            <text:p>21</text:p>
          </table:table-cell>
          <table:table-cell table:formula="of:=[.B257]+1" office:value-type="float" office:value="255" calcext:value-type="float">
            <text:p>25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7]*[.$B$1]/12" office:value-type="float" office:value="823.275805098641" calcext:value-type="float">
            <text:p>823.275805098641</text:p>
          </table:table-cell>
          <table:table-cell table:formula="of:=+[.C258]+[.D258]" office:value-type="currency" office:currency="CAD" office:value="-6764.10521662413" calcext:value-type="currency">
            <text:p>-$6,764.11</text:p>
          </table:table-cell>
          <table:table-cell table:formula="of:=+[.E258]+[.F257]" office:value-type="currency" office:currency="CAD" office:value="322546.216822832" calcext:value-type="currency">
            <text:p>$322,546.22</text:p>
          </table:table-cell>
          <table:table-cell table:number-columns-repeated="10"/>
        </table:table-row>
        <table:table-row table:style-name="ro1">
          <table:table-cell table:formula="of:=FLOOR(([.B259]-1)/12)" office:value-type="float" office:value="21" calcext:value-type="float">
            <text:p>21</text:p>
          </table:table-cell>
          <table:table-cell table:formula="of:=[.B258]+1" office:value-type="float" office:value="256" calcext:value-type="float">
            <text:p>25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8]*[.$B$1]/12" office:value-type="float" office:value="806.365542057081" calcext:value-type="float">
            <text:p>806.365542057081</text:p>
          </table:table-cell>
          <table:table-cell table:formula="of:=+[.C259]+[.D259]" office:value-type="currency" office:currency="CAD" office:value="-6781.01547966569" calcext:value-type="currency">
            <text:p>-$6,781.02</text:p>
          </table:table-cell>
          <table:table-cell table:formula="of:=+[.E259]+[.F258]" office:value-type="currency" office:currency="CAD" office:value="315765.201343167" calcext:value-type="currency">
            <text:p>$315,765.20</text:p>
          </table:table-cell>
          <table:table-cell table:number-columns-repeated="10"/>
        </table:table-row>
        <table:table-row table:style-name="ro1">
          <table:table-cell table:formula="of:=FLOOR(([.B260]-1)/12)" office:value-type="float" office:value="21" calcext:value-type="float">
            <text:p>21</text:p>
          </table:table-cell>
          <table:table-cell table:formula="of:=[.B259]+1" office:value-type="float" office:value="257" calcext:value-type="float">
            <text:p>25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59]*[.$B$1]/12" office:value-type="float" office:value="789.413003357917" calcext:value-type="float">
            <text:p>789.413003357917</text:p>
          </table:table-cell>
          <table:table-cell table:formula="of:=+[.C260]+[.D260]" office:value-type="currency" office:currency="CAD" office:value="-6797.96801836485" calcext:value-type="currency">
            <text:p>-$6,797.97</text:p>
          </table:table-cell>
          <table:table-cell table:formula="of:=+[.E260]+[.F259]" office:value-type="currency" office:currency="CAD" office:value="308967.233324802" calcext:value-type="currency">
            <text:p>$308,967.23</text:p>
          </table:table-cell>
          <table:table-cell table:number-columns-repeated="10"/>
        </table:table-row>
        <table:table-row table:style-name="ro1">
          <table:table-cell table:formula="of:=FLOOR(([.B261]-1)/12)" office:value-type="float" office:value="21" calcext:value-type="float">
            <text:p>21</text:p>
          </table:table-cell>
          <table:table-cell table:formula="of:=[.B260]+1" office:value-type="float" office:value="258" calcext:value-type="float">
            <text:p>25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0]*[.$B$1]/12" office:value-type="float" office:value="772.418083312005" calcext:value-type="float">
            <text:p>772.418083312005</text:p>
          </table:table-cell>
          <table:table-cell table:formula="of:=+[.C261]+[.D261]" office:value-type="currency" office:currency="CAD" office:value="-6814.96293841077" calcext:value-type="currency">
            <text:p>-$6,814.96</text:p>
          </table:table-cell>
          <table:table-cell table:formula="of:=+[.E261]+[.F260]" office:value-type="currency" office:currency="CAD" office:value="302152.270386391" calcext:value-type="currency">
            <text:p>$302,152.27</text:p>
          </table:table-cell>
          <table:table-cell table:number-columns-repeated="10"/>
        </table:table-row>
        <table:table-row table:style-name="ro1">
          <table:table-cell table:formula="of:=FLOOR(([.B262]-1)/12)" office:value-type="float" office:value="21" calcext:value-type="float">
            <text:p>21</text:p>
          </table:table-cell>
          <table:table-cell table:formula="of:=[.B261]+1" office:value-type="float" office:value="259" calcext:value-type="float">
            <text:p>25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1]*[.$B$1]/12" office:value-type="float" office:value="755.380675965978" calcext:value-type="float">
            <text:p>755.380675965978</text:p>
          </table:table-cell>
          <table:table-cell table:formula="of:=+[.C262]+[.D262]" office:value-type="currency" office:currency="CAD" office:value="-6832.00034575679" calcext:value-type="currency">
            <text:p>-$6,832.00</text:p>
          </table:table-cell>
          <table:table-cell table:formula="of:=+[.E262]+[.F261]" office:value-type="currency" office:currency="CAD" office:value="295320.270040634" calcext:value-type="currency">
            <text:p>$295,320.27</text:p>
          </table:table-cell>
          <table:table-cell table:number-columns-repeated="10"/>
        </table:table-row>
        <table:table-row table:style-name="ro1">
          <table:table-cell table:formula="of:=FLOOR(([.B263]-1)/12)" office:value-type="float" office:value="21" calcext:value-type="float">
            <text:p>21</text:p>
          </table:table-cell>
          <table:table-cell table:formula="of:=[.B262]+1" office:value-type="float" office:value="260" calcext:value-type="float">
            <text:p>26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2]*[.$B$1]/12" office:value-type="float" office:value="738.300675101586" calcext:value-type="float">
            <text:p>738.300675101586</text:p>
          </table:table-cell>
          <table:table-cell table:formula="of:=+[.C263]+[.D263]" office:value-type="currency" office:currency="CAD" office:value="-6849.08034662119" calcext:value-type="currency">
            <text:p>-$6,849.08</text:p>
          </table:table-cell>
          <table:table-cell table:formula="of:=+[.E263]+[.F262]" office:value-type="currency" office:currency="CAD" office:value="288471.189694013" calcext:value-type="currency">
            <text:p>$288,471.19</text:p>
          </table:table-cell>
          <table:table-cell table:number-columns-repeated="10"/>
        </table:table-row>
        <table:table-row table:style-name="ro1">
          <table:table-cell table:formula="of:=FLOOR(([.B264]-1)/12)" office:value-type="float" office:value="21" calcext:value-type="float">
            <text:p>21</text:p>
          </table:table-cell>
          <table:table-cell table:formula="of:=[.B263]+1" office:value-type="float" office:value="261" calcext:value-type="float">
            <text:p>26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3]*[.$B$1]/12" office:value-type="float" office:value="721.177974235033" calcext:value-type="float">
            <text:p>721.177974235033</text:p>
          </table:table-cell>
          <table:table-cell table:formula="of:=+[.C264]+[.D264]" office:value-type="currency" office:currency="CAD" office:value="-6866.20304748774" calcext:value-type="currency">
            <text:p>-$6,866.20</text:p>
          </table:table-cell>
          <table:table-cell table:formula="of:=+[.E264]+[.F263]" office:value-type="currency" office:currency="CAD" office:value="281604.986646525" calcext:value-type="currency">
            <text:p>$281,604.99</text:p>
          </table:table-cell>
          <table:table-cell table:number-columns-repeated="10"/>
        </table:table-row>
        <table:table-row table:style-name="ro1">
          <table:table-cell table:formula="of:=FLOOR(([.B265]-1)/12)" office:value-type="float" office:value="21" calcext:value-type="float">
            <text:p>21</text:p>
          </table:table-cell>
          <table:table-cell table:formula="of:=[.B264]+1" office:value-type="float" office:value="262" calcext:value-type="float">
            <text:p>26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4]*[.$B$1]/12" office:value-type="float" office:value="704.012466616314" calcext:value-type="float">
            <text:p>704.012466616314</text:p>
          </table:table-cell>
          <table:table-cell table:formula="of:=+[.C265]+[.D265]" office:value-type="currency" office:currency="CAD" office:value="-6883.36855510646" calcext:value-type="currency">
            <text:p>-$6,883.37</text:p>
          </table:table-cell>
          <table:table-cell table:formula="of:=+[.E265]+[.F264]" office:value-type="currency" office:currency="CAD" office:value="274721.618091419" calcext:value-type="currency">
            <text:p>$274,721.62</text:p>
          </table:table-cell>
          <table:table-cell table:number-columns-repeated="10"/>
        </table:table-row>
        <table:table-row table:style-name="ro1">
          <table:table-cell table:formula="of:=FLOOR(([.B266]-1)/12)" office:value-type="float" office:value="21" calcext:value-type="float">
            <text:p>21</text:p>
          </table:table-cell>
          <table:table-cell table:formula="of:=[.B265]+1" office:value-type="float" office:value="263" calcext:value-type="float">
            <text:p>26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5]*[.$B$1]/12" office:value-type="float" office:value="686.804045228547" calcext:value-type="float">
            <text:p>686.804045228547</text:p>
          </table:table-cell>
          <table:table-cell table:formula="of:=+[.C266]+[.D266]" office:value-type="currency" office:currency="CAD" office:value="-6900.57697649422" calcext:value-type="currency">
            <text:p>-$6,900.58</text:p>
          </table:table-cell>
          <table:table-cell table:formula="of:=+[.E266]+[.F265]" office:value-type="currency" office:currency="CAD" office:value="267821.041114925" calcext:value-type="currency">
            <text:p>$267,821.04</text:p>
          </table:table-cell>
          <table:table-cell table:number-columns-repeated="10"/>
        </table:table-row>
        <table:table-row table:style-name="ro1">
          <table:table-cell table:formula="of:=FLOOR(([.B267]-1)/12)" office:value-type="float" office:value="21" calcext:value-type="float">
            <text:p>21</text:p>
          </table:table-cell>
          <table:table-cell table:formula="of:=[.B266]+1" office:value-type="float" office:value="264" calcext:value-type="float">
            <text:p>26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6]*[.$B$1]/12" office:value-type="float" office:value="669.552602787312" calcext:value-type="float">
            <text:p>669.552602787312</text:p>
          </table:table-cell>
          <table:table-cell table:formula="of:=+[.C267]+[.D267]" office:value-type="currency" office:currency="CAD" office:value="-6917.82841893546" calcext:value-type="currency">
            <text:p>-$6,917.83</text:p>
          </table:table-cell>
          <table:table-cell table:formula="of:=+[.E267]+[.F266]" office:value-type="currency" office:currency="CAD" office:value="260903.212695989" calcext:value-type="currency">
            <text:p>$260,903.21</text:p>
          </table:table-cell>
          <table:table-cell table:number-columns-repeated="10"/>
        </table:table-row>
        <table:table-row table:style-name="ro1">
          <table:table-cell table:formula="of:=FLOOR(([.B268]-1)/12)" office:value-type="float" office:value="22" calcext:value-type="float">
            <text:p>22</text:p>
          </table:table-cell>
          <table:table-cell table:formula="of:=[.B267]+1" office:value-type="float" office:value="265" calcext:value-type="float">
            <text:p>26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7]*[.$B$1]/12" office:value-type="float" office:value="652.258031739973" calcext:value-type="float">
            <text:p>652.258031739973</text:p>
          </table:table-cell>
          <table:table-cell table:formula="of:=+[.C268]+[.D268]" office:value-type="currency" office:currency="CAD" office:value="-6935.1229899828" calcext:value-type="currency">
            <text:p>-$6,935.12</text:p>
          </table:table-cell>
          <table:table-cell table:formula="of:=+[.E268]+[.F267]" office:value-type="currency" office:currency="CAD" office:value="253968.089706006" calcext:value-type="currency">
            <text:p>$253,968.09</text:p>
          </table:table-cell>
          <table:table-cell table:number-columns-repeated="10"/>
        </table:table-row>
        <table:table-row table:style-name="ro1">
          <table:table-cell table:formula="of:=FLOOR(([.B269]-1)/12)" office:value-type="float" office:value="22" calcext:value-type="float">
            <text:p>22</text:p>
          </table:table-cell>
          <table:table-cell table:formula="of:=[.B268]+1" office:value-type="float" office:value="266" calcext:value-type="float">
            <text:p>26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8]*[.$B$1]/12" office:value-type="float" office:value="634.920224265016" calcext:value-type="float">
            <text:p>634.920224265016</text:p>
          </table:table-cell>
          <table:table-cell table:formula="of:=+[.C269]+[.D269]" office:value-type="currency" office:currency="CAD" office:value="-6952.46079745775" calcext:value-type="currency">
            <text:p>-$6,952.46</text:p>
          </table:table-cell>
          <table:table-cell table:formula="of:=+[.E269]+[.F268]" office:value-type="currency" office:currency="CAD" office:value="247015.628908549" calcext:value-type="currency">
            <text:p>$247,015.63</text:p>
          </table:table-cell>
          <table:table-cell table:number-columns-repeated="10"/>
        </table:table-row>
        <table:table-row table:style-name="ro1">
          <table:table-cell table:formula="of:=FLOOR(([.B270]-1)/12)" office:value-type="float" office:value="22" calcext:value-type="float">
            <text:p>22</text:p>
          </table:table-cell>
          <table:table-cell table:formula="of:=[.B269]+1" office:value-type="float" office:value="267" calcext:value-type="float">
            <text:p>26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69]*[.$B$1]/12" office:value-type="float" office:value="617.539072271372" calcext:value-type="float">
            <text:p>617.539072271372</text:p>
          </table:table-cell>
          <table:table-cell table:formula="of:=+[.C270]+[.D270]" office:value-type="currency" office:currency="CAD" office:value="-6969.8419494514" calcext:value-type="currency">
            <text:p>-$6,969.84</text:p>
          </table:table-cell>
          <table:table-cell table:formula="of:=+[.E270]+[.F269]" office:value-type="currency" office:currency="CAD" office:value="240045.786959097" calcext:value-type="currency">
            <text:p>$240,045.79</text:p>
          </table:table-cell>
          <table:table-cell table:number-columns-repeated="10"/>
        </table:table-row>
        <table:table-row table:style-name="ro1">
          <table:table-cell table:formula="of:=FLOOR(([.B271]-1)/12)" office:value-type="float" office:value="22" calcext:value-type="float">
            <text:p>22</text:p>
          </table:table-cell>
          <table:table-cell table:formula="of:=[.B270]+1" office:value-type="float" office:value="268" calcext:value-type="float">
            <text:p>26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0]*[.$B$1]/12" office:value-type="float" office:value="600.114467397743" calcext:value-type="float">
            <text:p>600.114467397743</text:p>
          </table:table-cell>
          <table:table-cell table:formula="of:=+[.C271]+[.D271]" office:value-type="currency" office:currency="CAD" office:value="-6987.26655432503" calcext:value-type="currency">
            <text:p>-$6,987.27</text:p>
          </table:table-cell>
          <table:table-cell table:formula="of:=+[.E271]+[.F270]" office:value-type="currency" office:currency="CAD" office:value="233058.520404772" calcext:value-type="currency">
            <text:p>$233,058.52</text:p>
          </table:table-cell>
          <table:table-cell table:number-columns-repeated="10"/>
        </table:table-row>
        <table:table-row table:style-name="ro1">
          <table:table-cell table:formula="of:=FLOOR(([.B272]-1)/12)" office:value-type="float" office:value="22" calcext:value-type="float">
            <text:p>22</text:p>
          </table:table-cell>
          <table:table-cell table:formula="of:=[.B271]+1" office:value-type="float" office:value="269" calcext:value-type="float">
            <text:p>26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1]*[.$B$1]/12" office:value-type="float" office:value="582.646301011931" calcext:value-type="float">
            <text:p>582.646301011931</text:p>
          </table:table-cell>
          <table:table-cell table:formula="of:=+[.C272]+[.D272]" office:value-type="currency" office:currency="CAD" office:value="-7004.73472071084" calcext:value-type="currency">
            <text:p>-$7,004.73</text:p>
          </table:table-cell>
          <table:table-cell table:formula="of:=+[.E272]+[.F271]" office:value-type="currency" office:currency="CAD" office:value="226053.785684062" calcext:value-type="currency">
            <text:p>$226,053.79</text:p>
          </table:table-cell>
          <table:table-cell table:number-columns-repeated="10"/>
        </table:table-row>
        <table:table-row table:style-name="ro1">
          <table:table-cell table:formula="of:=FLOOR(([.B273]-1)/12)" office:value-type="float" office:value="22" calcext:value-type="float">
            <text:p>22</text:p>
          </table:table-cell>
          <table:table-cell table:formula="of:=[.B272]+1" office:value-type="float" office:value="270" calcext:value-type="float">
            <text:p>27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2]*[.$B$1]/12" office:value-type="float" office:value="565.134464210154" calcext:value-type="float">
            <text:p>565.134464210154</text:p>
          </table:table-cell>
          <table:table-cell table:formula="of:=+[.C273]+[.D273]" office:value-type="currency" office:currency="CAD" office:value="-7022.24655751262" calcext:value-type="currency">
            <text:p>-$7,022.25</text:p>
          </table:table-cell>
          <table:table-cell table:formula="of:=+[.E273]+[.F272]" office:value-type="currency" office:currency="CAD" office:value="219031.539126549" calcext:value-type="currency">
            <text:p>$219,031.54</text:p>
          </table:table-cell>
          <table:table-cell table:number-columns-repeated="10"/>
        </table:table-row>
        <table:table-row table:style-name="ro1">
          <table:table-cell table:formula="of:=FLOOR(([.B274]-1)/12)" office:value-type="float" office:value="22" calcext:value-type="float">
            <text:p>22</text:p>
          </table:table-cell>
          <table:table-cell table:formula="of:=[.B273]+1" office:value-type="float" office:value="271" calcext:value-type="float">
            <text:p>27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3]*[.$B$1]/12" office:value-type="float" office:value="547.578847816372" calcext:value-type="float">
            <text:p>547.578847816372</text:p>
          </table:table-cell>
          <table:table-cell table:formula="of:=+[.C274]+[.D274]" office:value-type="currency" office:currency="CAD" office:value="-7039.8021739064" calcext:value-type="currency">
            <text:p>-$7,039.80</text:p>
          </table:table-cell>
          <table:table-cell table:formula="of:=+[.E274]+[.F273]" office:value-type="currency" office:currency="CAD" office:value="211991.736952642" calcext:value-type="currency">
            <text:p>$211,991.74</text:p>
          </table:table-cell>
          <table:table-cell table:number-columns-repeated="10"/>
        </table:table-row>
        <table:table-row table:style-name="ro1">
          <table:table-cell table:formula="of:=FLOOR(([.B275]-1)/12)" office:value-type="float" office:value="22" calcext:value-type="float">
            <text:p>22</text:p>
          </table:table-cell>
          <table:table-cell table:formula="of:=[.B274]+1" office:value-type="float" office:value="272" calcext:value-type="float">
            <text:p>27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4]*[.$B$1]/12" office:value-type="float" office:value="529.979342381606" calcext:value-type="float">
            <text:p>529.979342381606</text:p>
          </table:table-cell>
          <table:table-cell table:formula="of:=+[.C275]+[.D275]" office:value-type="currency" office:currency="CAD" office:value="-7057.40167934116" calcext:value-type="currency">
            <text:p>-$7,057.40</text:p>
          </table:table-cell>
          <table:table-cell table:formula="of:=+[.E275]+[.F274]" office:value-type="currency" office:currency="CAD" office:value="204934.335273301" calcext:value-type="currency">
            <text:p>$204,934.34</text:p>
          </table:table-cell>
          <table:table-cell table:number-columns-repeated="10"/>
        </table:table-row>
        <table:table-row table:style-name="ro1">
          <table:table-cell table:formula="of:=FLOOR(([.B276]-1)/12)" office:value-type="float" office:value="22" calcext:value-type="float">
            <text:p>22</text:p>
          </table:table-cell>
          <table:table-cell table:formula="of:=[.B275]+1" office:value-type="float" office:value="273" calcext:value-type="float">
            <text:p>27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5]*[.$B$1]/12" office:value-type="float" office:value="512.335838183253" calcext:value-type="float">
            <text:p>512.335838183253</text:p>
          </table:table-cell>
          <table:table-cell table:formula="of:=+[.C276]+[.D276]" office:value-type="currency" office:currency="CAD" office:value="-7075.04518353952" calcext:value-type="currency">
            <text:p>-$7,075.05</text:p>
          </table:table-cell>
          <table:table-cell table:formula="of:=+[.E276]+[.F275]" office:value-type="currency" office:currency="CAD" office:value="197859.290089762" calcext:value-type="currency">
            <text:p>$197,859.29</text:p>
          </table:table-cell>
          <table:table-cell table:number-columns-repeated="10"/>
        </table:table-row>
        <table:table-row table:style-name="ro1">
          <table:table-cell table:formula="of:=FLOOR(([.B277]-1)/12)" office:value-type="float" office:value="22" calcext:value-type="float">
            <text:p>22</text:p>
          </table:table-cell>
          <table:table-cell table:formula="of:=[.B276]+1" office:value-type="float" office:value="274" calcext:value-type="float">
            <text:p>27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6]*[.$B$1]/12" office:value-type="float" office:value="494.648225224405" calcext:value-type="float">
            <text:p>494.648225224405</text:p>
          </table:table-cell>
          <table:table-cell table:formula="of:=+[.C277]+[.D277]" office:value-type="currency" office:currency="CAD" office:value="-7092.73279649837" calcext:value-type="currency">
            <text:p>-$7,092.73</text:p>
          </table:table-cell>
          <table:table-cell table:formula="of:=+[.E277]+[.F276]" office:value-type="currency" office:currency="CAD" office:value="190766.557293263" calcext:value-type="currency">
            <text:p>$190,766.56</text:p>
          </table:table-cell>
          <table:table-cell table:number-columns-repeated="10"/>
        </table:table-row>
        <table:table-row table:style-name="ro1">
          <table:table-cell table:formula="of:=FLOOR(([.B278]-1)/12)" office:value-type="float" office:value="22" calcext:value-type="float">
            <text:p>22</text:p>
          </table:table-cell>
          <table:table-cell table:formula="of:=[.B277]+1" office:value-type="float" office:value="275" calcext:value-type="float">
            <text:p>27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7]*[.$B$1]/12" office:value-type="float" office:value="476.916393233159" calcext:value-type="float">
            <text:p>476.916393233159</text:p>
          </table:table-cell>
          <table:table-cell table:formula="of:=+[.C278]+[.D278]" office:value-type="currency" office:currency="CAD" office:value="-7110.46462848961" calcext:value-type="currency">
            <text:p>-$7,110.46</text:p>
          </table:table-cell>
          <table:table-cell table:formula="of:=+[.E278]+[.F277]" office:value-type="currency" office:currency="CAD" office:value="183656.092664774" calcext:value-type="currency">
            <text:p>$183,656.09</text:p>
          </table:table-cell>
          <table:table-cell table:number-columns-repeated="10"/>
        </table:table-row>
        <table:table-row table:style-name="ro1">
          <table:table-cell table:formula="of:=FLOOR(([.B279]-1)/12)" office:value-type="float" office:value="22" calcext:value-type="float">
            <text:p>22</text:p>
          </table:table-cell>
          <table:table-cell table:formula="of:=[.B278]+1" office:value-type="float" office:value="276" calcext:value-type="float">
            <text:p>27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8]*[.$B$1]/12" office:value-type="float" office:value="459.140231661935" calcext:value-type="float">
            <text:p>459.140231661935</text:p>
          </table:table-cell>
          <table:table-cell table:formula="of:=+[.C279]+[.D279]" office:value-type="currency" office:currency="CAD" office:value="-7128.24079006084" calcext:value-type="currency">
            <text:p>-$7,128.24</text:p>
          </table:table-cell>
          <table:table-cell table:formula="of:=+[.E279]+[.F278]" office:value-type="currency" office:currency="CAD" office:value="176527.851874713" calcext:value-type="currency">
            <text:p>$176,527.85</text:p>
          </table:table-cell>
          <table:table-cell table:number-columns-repeated="10"/>
        </table:table-row>
        <table:table-row table:style-name="ro1">
          <table:table-cell table:formula="of:=FLOOR(([.B280]-1)/12)" office:value-type="float" office:value="23" calcext:value-type="float">
            <text:p>23</text:p>
          </table:table-cell>
          <table:table-cell table:formula="of:=[.B279]+1" office:value-type="float" office:value="277" calcext:value-type="float">
            <text:p>27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79]*[.$B$1]/12" office:value-type="float" office:value="441.319629686783" calcext:value-type="float">
            <text:p>441.319629686783</text:p>
          </table:table-cell>
          <table:table-cell table:formula="of:=+[.C280]+[.D280]" office:value-type="currency" office:currency="CAD" office:value="-7146.06139203599" calcext:value-type="currency">
            <text:p>-$7,146.06</text:p>
          </table:table-cell>
          <table:table-cell table:formula="of:=+[.E280]+[.F279]" office:value-type="currency" office:currency="CAD" office:value="169381.790482677" calcext:value-type="currency">
            <text:p>$169,381.79</text:p>
          </table:table-cell>
          <table:table-cell table:number-columns-repeated="10"/>
        </table:table-row>
        <table:table-row table:style-name="ro1">
          <table:table-cell table:formula="of:=FLOOR(([.B281]-1)/12)" office:value-type="float" office:value="23" calcext:value-type="float">
            <text:p>23</text:p>
          </table:table-cell>
          <table:table-cell table:formula="of:=[.B280]+1" office:value-type="float" office:value="278" calcext:value-type="float">
            <text:p>27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0]*[.$B$1]/12" office:value-type="float" office:value="423.454476206693" calcext:value-type="float">
            <text:p>423.454476206693</text:p>
          </table:table-cell>
          <table:table-cell table:formula="of:=+[.C281]+[.D281]" office:value-type="currency" office:currency="CAD" office:value="-7163.92654551608" calcext:value-type="currency">
            <text:p>-$7,163.93</text:p>
          </table:table-cell>
          <table:table-cell table:formula="of:=+[.E281]+[.F280]" office:value-type="currency" office:currency="CAD" office:value="162217.863937161" calcext:value-type="currency">
            <text:p>$162,217.86</text:p>
          </table:table-cell>
          <table:table-cell table:number-columns-repeated="10"/>
        </table:table-row>
        <table:table-row table:style-name="ro1">
          <table:table-cell table:formula="of:=FLOOR(([.B282]-1)/12)" office:value-type="float" office:value="23" calcext:value-type="float">
            <text:p>23</text:p>
          </table:table-cell>
          <table:table-cell table:formula="of:=[.B281]+1" office:value-type="float" office:value="279" calcext:value-type="float">
            <text:p>27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1]*[.$B$1]/12" office:value-type="float" office:value="405.544659842903" calcext:value-type="float">
            <text:p>405.544659842903</text:p>
          </table:table-cell>
          <table:table-cell table:formula="of:=+[.C282]+[.D282]" office:value-type="currency" office:currency="CAD" office:value="-7181.83636187987" calcext:value-type="currency">
            <text:p>-$7,181.84</text:p>
          </table:table-cell>
          <table:table-cell table:formula="of:=+[.E282]+[.F281]" office:value-type="currency" office:currency="CAD" office:value="155036.027575281" calcext:value-type="currency">
            <text:p>$155,036.03</text:p>
          </table:table-cell>
          <table:table-cell table:number-columns-repeated="10"/>
        </table:table-row>
        <table:table-row table:style-name="ro1">
          <table:table-cell table:formula="of:=FLOOR(([.B283]-1)/12)" office:value-type="float" office:value="23" calcext:value-type="float">
            <text:p>23</text:p>
          </table:table-cell>
          <table:table-cell table:formula="of:=[.B282]+1" office:value-type="float" office:value="280" calcext:value-type="float">
            <text:p>28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2]*[.$B$1]/12" office:value-type="float" office:value="387.590068938203" calcext:value-type="float">
            <text:p>387.590068938203</text:p>
          </table:table-cell>
          <table:table-cell table:formula="of:=+[.C283]+[.D283]" office:value-type="currency" office:currency="CAD" office:value="-7199.79095278457" calcext:value-type="currency">
            <text:p>-$7,199.79</text:p>
          </table:table-cell>
          <table:table-cell table:formula="of:=+[.E283]+[.F282]" office:value-type="currency" office:currency="CAD" office:value="147836.236622497" calcext:value-type="currency">
            <text:p>$147,836.24</text:p>
          </table:table-cell>
          <table:table-cell table:number-columns-repeated="10"/>
        </table:table-row>
        <table:table-row table:style-name="ro1">
          <table:table-cell table:formula="of:=FLOOR(([.B284]-1)/12)" office:value-type="float" office:value="23" calcext:value-type="float">
            <text:p>23</text:p>
          </table:table-cell>
          <table:table-cell table:formula="of:=[.B283]+1" office:value-type="float" office:value="281" calcext:value-type="float">
            <text:p>28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3]*[.$B$1]/12" office:value-type="float" office:value="369.590591556241" calcext:value-type="float">
            <text:p>369.590591556241</text:p>
          </table:table-cell>
          <table:table-cell table:formula="of:=+[.C284]+[.D284]" office:value-type="currency" office:currency="CAD" office:value="-7217.79043016653" calcext:value-type="currency">
            <text:p>-$7,217.79</text:p>
          </table:table-cell>
          <table:table-cell table:formula="of:=+[.E284]+[.F283]" office:value-type="currency" office:currency="CAD" office:value="140618.44619233" calcext:value-type="currency">
            <text:p>$140,618.45</text:p>
          </table:table-cell>
          <table:table-cell table:number-columns-repeated="10"/>
        </table:table-row>
        <table:table-row table:style-name="ro1">
          <table:table-cell table:formula="of:=FLOOR(([.B285]-1)/12)" office:value-type="float" office:value="23" calcext:value-type="float">
            <text:p>23</text:p>
          </table:table-cell>
          <table:table-cell table:formula="of:=[.B284]+1" office:value-type="float" office:value="282" calcext:value-type="float">
            <text:p>28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4]*[.$B$1]/12" office:value-type="float" office:value="351.546115480825" calcext:value-type="float">
            <text:p>351.546115480825</text:p>
          </table:table-cell>
          <table:table-cell table:formula="of:=+[.C285]+[.D285]" office:value-type="currency" office:currency="CAD" office:value="-7235.83490624195" calcext:value-type="currency">
            <text:p>-$7,235.83</text:p>
          </table:table-cell>
          <table:table-cell table:formula="of:=+[.E285]+[.F284]" office:value-type="currency" office:currency="CAD" office:value="133382.611286088" calcext:value-type="currency">
            <text:p>$133,382.61</text:p>
          </table:table-cell>
          <table:table-cell table:number-columns-repeated="10"/>
        </table:table-row>
        <table:table-row table:style-name="ro1">
          <table:table-cell table:formula="of:=FLOOR(([.B286]-1)/12)" office:value-type="float" office:value="23" calcext:value-type="float">
            <text:p>23</text:p>
          </table:table-cell>
          <table:table-cell table:formula="of:=[.B285]+1" office:value-type="float" office:value="283" calcext:value-type="float">
            <text:p>28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5]*[.$B$1]/12" office:value-type="float" office:value="333.45652821522" calcext:value-type="float">
            <text:p>333.45652821522</text:p>
          </table:table-cell>
          <table:table-cell table:formula="of:=+[.C286]+[.D286]" office:value-type="currency" office:currency="CAD" office:value="-7253.92449350755" calcext:value-type="currency">
            <text:p>-$7,253.92</text:p>
          </table:table-cell>
          <table:table-cell table:formula="of:=+[.E286]+[.F285]" office:value-type="currency" office:currency="CAD" office:value="126128.686792581" calcext:value-type="currency">
            <text:p>$126,128.69</text:p>
          </table:table-cell>
          <table:table-cell table:number-columns-repeated="10"/>
        </table:table-row>
        <table:table-row table:style-name="ro1">
          <table:table-cell table:formula="of:=FLOOR(([.B287]-1)/12)" office:value-type="float" office:value="23" calcext:value-type="float">
            <text:p>23</text:p>
          </table:table-cell>
          <table:table-cell table:formula="of:=[.B286]+1" office:value-type="float" office:value="284" calcext:value-type="float">
            <text:p>28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6]*[.$B$1]/12" office:value-type="float" office:value="315.321716981451" calcext:value-type="float">
            <text:p>315.321716981451</text:p>
          </table:table-cell>
          <table:table-cell table:formula="of:=+[.C287]+[.D287]" office:value-type="currency" office:currency="CAD" office:value="-7272.05930474132" calcext:value-type="currency">
            <text:p>-$7,272.06</text:p>
          </table:table-cell>
          <table:table-cell table:formula="of:=+[.E287]+[.F286]" office:value-type="currency" office:currency="CAD" office:value="118856.627487839" calcext:value-type="currency">
            <text:p>$118,856.63</text:p>
          </table:table-cell>
          <table:table-cell table:number-columns-repeated="10"/>
        </table:table-row>
        <table:table-row table:style-name="ro1">
          <table:table-cell table:formula="of:=FLOOR(([.B288]-1)/12)" office:value-type="float" office:value="23" calcext:value-type="float">
            <text:p>23</text:p>
          </table:table-cell>
          <table:table-cell table:formula="of:=[.B287]+1" office:value-type="float" office:value="285" calcext:value-type="float">
            <text:p>28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7]*[.$B$1]/12" office:value-type="float" office:value="297.141568719598" calcext:value-type="float">
            <text:p>297.141568719598</text:p>
          </table:table-cell>
          <table:table-cell table:formula="of:=+[.C288]+[.D288]" office:value-type="currency" office:currency="CAD" office:value="-7290.23945300317" calcext:value-type="currency">
            <text:p>-$7,290.24</text:p>
          </table:table-cell>
          <table:table-cell table:formula="of:=+[.E288]+[.F287]" office:value-type="currency" office:currency="CAD" office:value="111566.388034836" calcext:value-type="currency">
            <text:p>$111,566.39</text:p>
          </table:table-cell>
          <table:table-cell table:number-columns-repeated="10"/>
        </table:table-row>
        <table:table-row table:style-name="ro1">
          <table:table-cell table:formula="of:=FLOOR(([.B289]-1)/12)" office:value-type="float" office:value="23" calcext:value-type="float">
            <text:p>23</text:p>
          </table:table-cell>
          <table:table-cell table:formula="of:=[.B288]+1" office:value-type="float" office:value="286" calcext:value-type="float">
            <text:p>28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8]*[.$B$1]/12" office:value-type="float" office:value="278.91597008709" calcext:value-type="float">
            <text:p>278.91597008709</text:p>
          </table:table-cell>
          <table:table-cell table:formula="of:=+[.C289]+[.D289]" office:value-type="currency" office:currency="CAD" office:value="-7308.46505163568" calcext:value-type="currency">
            <text:p>-$7,308.47</text:p>
          </table:table-cell>
          <table:table-cell table:formula="of:=+[.E289]+[.F288]" office:value-type="currency" office:currency="CAD" office:value="104257.9229832" calcext:value-type="currency">
            <text:p>$104,257.92</text:p>
          </table:table-cell>
          <table:table-cell table:number-columns-repeated="10"/>
        </table:table-row>
        <table:table-row table:style-name="ro1">
          <table:table-cell table:formula="of:=FLOOR(([.B290]-1)/12)" office:value-type="float" office:value="23" calcext:value-type="float">
            <text:p>23</text:p>
          </table:table-cell>
          <table:table-cell table:formula="of:=[.B289]+1" office:value-type="float" office:value="287" calcext:value-type="float">
            <text:p>28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89]*[.$B$1]/12" office:value-type="float" office:value="260.644807458001" calcext:value-type="float">
            <text:p>260.644807458001</text:p>
          </table:table-cell>
          <table:table-cell table:formula="of:=+[.C290]+[.D290]" office:value-type="currency" office:currency="CAD" office:value="-7326.73621426477" calcext:value-type="currency">
            <text:p>-$7,326.74</text:p>
          </table:table-cell>
          <table:table-cell table:formula="of:=+[.E290]+[.F289]" office:value-type="currency" office:currency="CAD" office:value="96931.1867689356" calcext:value-type="currency">
            <text:p>$96,931.19</text:p>
          </table:table-cell>
          <table:table-cell table:number-columns-repeated="10"/>
        </table:table-row>
        <table:table-row table:style-name="ro1">
          <table:table-cell table:formula="of:=FLOOR(([.B291]-1)/12)" office:value-type="float" office:value="23" calcext:value-type="float">
            <text:p>23</text:p>
          </table:table-cell>
          <table:table-cell table:formula="of:=[.B290]+1" office:value-type="float" office:value="288" calcext:value-type="float">
            <text:p>28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0]*[.$B$1]/12" office:value-type="float" office:value="242.327966922339" calcext:value-type="float">
            <text:p>242.327966922339</text:p>
          </table:table-cell>
          <table:table-cell table:formula="of:=+[.C291]+[.D291]" office:value-type="currency" office:currency="CAD" office:value="-7345.05305480043" calcext:value-type="currency">
            <text:p>-$7,345.05</text:p>
          </table:table-cell>
          <table:table-cell table:formula="of:=+[.E291]+[.F290]" office:value-type="currency" office:currency="CAD" office:value="89586.1337141352" calcext:value-type="currency">
            <text:p>$89,586.13</text:p>
          </table:table-cell>
          <table:table-cell table:number-columns-repeated="10"/>
        </table:table-row>
        <table:table-row table:style-name="ro1">
          <table:table-cell table:formula="of:=FLOOR(([.B292]-1)/12)" office:value-type="float" office:value="24" calcext:value-type="float">
            <text:p>24</text:p>
          </table:table-cell>
          <table:table-cell table:formula="of:=[.B291]+1" office:value-type="float" office:value="289" calcext:value-type="float">
            <text:p>28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1]*[.$B$1]/12" office:value-type="float" office:value="223.965334285338" calcext:value-type="float">
            <text:p>223.965334285338</text:p>
          </table:table-cell>
          <table:table-cell table:formula="of:=+[.C292]+[.D292]" office:value-type="currency" office:currency="CAD" office:value="-7363.41568743743" calcext:value-type="currency">
            <text:p>-$7,363.42</text:p>
          </table:table-cell>
          <table:table-cell table:formula="of:=+[.E292]+[.F291]" office:value-type="currency" office:currency="CAD" office:value="82222.7180266978" calcext:value-type="currency">
            <text:p>$82,222.72</text:p>
          </table:table-cell>
          <table:table-cell table:number-columns-repeated="10"/>
        </table:table-row>
        <table:table-row table:style-name="ro1">
          <table:table-cell table:formula="of:=FLOOR(([.B293]-1)/12)" office:value-type="float" office:value="24" calcext:value-type="float">
            <text:p>24</text:p>
          </table:table-cell>
          <table:table-cell table:formula="of:=[.B292]+1" office:value-type="float" office:value="290" calcext:value-type="float">
            <text:p>29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2]*[.$B$1]/12" office:value-type="float" office:value="205.556795066744" calcext:value-type="float">
            <text:p>205.556795066744</text:p>
          </table:table-cell>
          <table:table-cell table:formula="of:=+[.C293]+[.D293]" office:value-type="currency" office:currency="CAD" office:value="-7381.82422665603" calcext:value-type="currency">
            <text:p>-$7,381.82</text:p>
          </table:table-cell>
          <table:table-cell table:formula="of:=+[.E293]+[.F292]" office:value-type="currency" office:currency="CAD" office:value="74840.8938000417" calcext:value-type="currency">
            <text:p>$74,840.89</text:p>
          </table:table-cell>
          <table:table-cell table:number-columns-repeated="10"/>
        </table:table-row>
        <table:table-row table:style-name="ro1">
          <table:table-cell table:formula="of:=FLOOR(([.B294]-1)/12)" office:value-type="float" office:value="24" calcext:value-type="float">
            <text:p>24</text:p>
          </table:table-cell>
          <table:table-cell table:formula="of:=[.B293]+1" office:value-type="float" office:value="291" calcext:value-type="float">
            <text:p>291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3]*[.$B$1]/12" office:value-type="float" office:value="187.102234500104" calcext:value-type="float">
            <text:p>187.102234500104</text:p>
          </table:table-cell>
          <table:table-cell table:formula="of:=+[.C294]+[.D294]" office:value-type="currency" office:currency="CAD" office:value="-7400.27878722267" calcext:value-type="currency">
            <text:p>-$7,400.28</text:p>
          </table:table-cell>
          <table:table-cell table:formula="of:=+[.E294]+[.F293]" office:value-type="currency" office:currency="CAD" office:value="67440.6150128191" calcext:value-type="currency">
            <text:p>$67,440.62</text:p>
          </table:table-cell>
          <table:table-cell table:number-columns-repeated="10"/>
        </table:table-row>
        <table:table-row table:style-name="ro1">
          <table:table-cell table:formula="of:=FLOOR(([.B295]-1)/12)" office:value-type="float" office:value="24" calcext:value-type="float">
            <text:p>24</text:p>
          </table:table-cell>
          <table:table-cell table:formula="of:=[.B294]+1" office:value-type="float" office:value="292" calcext:value-type="float">
            <text:p>292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4]*[.$B$1]/12" office:value-type="float" office:value="168.601537532048" calcext:value-type="float">
            <text:p>168.601537532048</text:p>
          </table:table-cell>
          <table:table-cell table:formula="of:=+[.C295]+[.D295]" office:value-type="currency" office:currency="CAD" office:value="-7418.77948419072" calcext:value-type="currency">
            <text:p>-$7,418.78</text:p>
          </table:table-cell>
          <table:table-cell table:formula="of:=+[.E295]+[.F294]" office:value-type="currency" office:currency="CAD" office:value="60021.8355286283" calcext:value-type="currency">
            <text:p>$60,021.84</text:p>
          </table:table-cell>
          <table:table-cell table:number-columns-repeated="10"/>
        </table:table-row>
        <table:table-row table:style-name="ro1">
          <table:table-cell table:formula="of:=FLOOR(([.B296]-1)/12)" office:value-type="float" office:value="24" calcext:value-type="float">
            <text:p>24</text:p>
          </table:table-cell>
          <table:table-cell table:formula="of:=[.B295]+1" office:value-type="float" office:value="293" calcext:value-type="float">
            <text:p>293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5]*[.$B$1]/12" office:value-type="float" office:value="150.054588821571" calcext:value-type="float">
            <text:p>150.054588821571</text:p>
          </table:table-cell>
          <table:table-cell table:formula="of:=+[.C296]+[.D296]" office:value-type="currency" office:currency="CAD" office:value="-7437.3264329012" calcext:value-type="currency">
            <text:p>-$7,437.33</text:p>
          </table:table-cell>
          <table:table-cell table:formula="of:=+[.E296]+[.F295]" office:value-type="currency" office:currency="CAD" office:value="52584.5090957271" calcext:value-type="currency">
            <text:p>$52,584.51</text:p>
          </table:table-cell>
          <table:table-cell table:number-columns-repeated="10"/>
        </table:table-row>
        <table:table-row table:style-name="ro1">
          <table:table-cell table:formula="of:=FLOOR(([.B297]-1)/12)" office:value-type="float" office:value="24" calcext:value-type="float">
            <text:p>24</text:p>
          </table:table-cell>
          <table:table-cell table:formula="of:=[.B296]+1" office:value-type="float" office:value="294" calcext:value-type="float">
            <text:p>294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6]*[.$B$1]/12" office:value-type="float" office:value="131.461272739318" calcext:value-type="float">
            <text:p>131.461272739318</text:p>
          </table:table-cell>
          <table:table-cell table:formula="of:=+[.C297]+[.D297]" office:value-type="currency" office:currency="CAD" office:value="-7455.91974898345" calcext:value-type="currency">
            <text:p>-$7,455.92</text:p>
          </table:table-cell>
          <table:table-cell table:formula="of:=+[.E297]+[.F296]" office:value-type="currency" office:currency="CAD" office:value="45128.5893467437" calcext:value-type="currency">
            <text:p>$45,128.59</text:p>
          </table:table-cell>
          <table:table-cell table:number-columns-repeated="10"/>
        </table:table-row>
        <table:table-row table:style-name="ro1">
          <table:table-cell table:formula="of:=FLOOR(([.B298]-1)/12)" office:value-type="float" office:value="24" calcext:value-type="float">
            <text:p>24</text:p>
          </table:table-cell>
          <table:table-cell table:formula="of:=[.B297]+1" office:value-type="float" office:value="295" calcext:value-type="float">
            <text:p>295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7]*[.$B$1]/12" office:value-type="float" office:value="112.821473366859" calcext:value-type="float">
            <text:p>112.821473366859</text:p>
          </table:table-cell>
          <table:table-cell table:formula="of:=+[.C298]+[.D298]" office:value-type="currency" office:currency="CAD" office:value="-7474.55954835591" calcext:value-type="currency">
            <text:p>-$7,474.56</text:p>
          </table:table-cell>
          <table:table-cell table:formula="of:=+[.E298]+[.F297]" office:value-type="currency" office:currency="CAD" office:value="37654.0297983878" calcext:value-type="currency">
            <text:p>$37,654.03</text:p>
          </table:table-cell>
          <table:table-cell table:number-columns-repeated="10"/>
        </table:table-row>
        <table:table-row table:style-name="ro1">
          <table:table-cell table:formula="of:=FLOOR(([.B299]-1)/12)" office:value-type="float" office:value="24" calcext:value-type="float">
            <text:p>24</text:p>
          </table:table-cell>
          <table:table-cell table:formula="of:=[.B298]+1" office:value-type="float" office:value="296" calcext:value-type="float">
            <text:p>296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8]*[.$B$1]/12" office:value-type="float" office:value="94.1350744959694" calcext:value-type="float">
            <text:p>94.1350744959694</text:p>
          </table:table-cell>
          <table:table-cell table:formula="of:=+[.C299]+[.D299]" office:value-type="currency" office:currency="CAD" office:value="-7493.2459472268" calcext:value-type="currency">
            <text:p>-$7,493.25</text:p>
          </table:table-cell>
          <table:table-cell table:formula="of:=+[.E299]+[.F298]" office:value-type="currency" office:currency="CAD" office:value="30160.783851161" calcext:value-type="currency">
            <text:p>$30,160.78</text:p>
          </table:table-cell>
          <table:table-cell table:number-columns-repeated="10"/>
        </table:table-row>
        <table:table-row table:style-name="ro1">
          <table:table-cell table:formula="of:=FLOOR(([.B300]-1)/12)" office:value-type="float" office:value="24" calcext:value-type="float">
            <text:p>24</text:p>
          </table:table-cell>
          <table:table-cell table:formula="of:=[.B299]+1" office:value-type="float" office:value="297" calcext:value-type="float">
            <text:p>297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299]*[.$B$1]/12" office:value-type="float" office:value="75.4019596279024" calcext:value-type="float">
            <text:p>75.4019596279024</text:p>
          </table:table-cell>
          <table:table-cell table:formula="of:=+[.C300]+[.D300]" office:value-type="currency" office:currency="CAD" office:value="-7511.97906209487" calcext:value-type="currency">
            <text:p>-$7,511.98</text:p>
          </table:table-cell>
          <table:table-cell table:formula="of:=+[.E300]+[.F299]" office:value-type="currency" office:currency="CAD" office:value="22648.8047890661" calcext:value-type="currency">
            <text:p>$22,648.80</text:p>
          </table:table-cell>
          <table:table-cell table:number-columns-repeated="10"/>
        </table:table-row>
        <table:table-row table:style-name="ro1">
          <table:table-cell table:formula="of:=FLOOR(([.B301]-1)/12)" office:value-type="float" office:value="24" calcext:value-type="float">
            <text:p>24</text:p>
          </table:table-cell>
          <table:table-cell table:formula="of:=[.B300]+1" office:value-type="float" office:value="298" calcext:value-type="float">
            <text:p>298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00]*[.$B$1]/12" office:value-type="float" office:value="56.6220119726653" calcext:value-type="float">
            <text:p>56.6220119726653</text:p>
          </table:table-cell>
          <table:table-cell table:formula="of:=+[.C301]+[.D301]" office:value-type="currency" office:currency="CAD" office:value="-7530.75900975011" calcext:value-type="currency">
            <text:p>-$7,530.76</text:p>
          </table:table-cell>
          <table:table-cell table:formula="of:=+[.E301]+[.F300]" office:value-type="currency" office:currency="CAD" office:value="15118.045779316" calcext:value-type="currency">
            <text:p>$15,118.05</text:p>
          </table:table-cell>
          <table:table-cell table:number-columns-repeated="10"/>
        </table:table-row>
        <table:table-row table:style-name="ro1">
          <table:table-cell table:formula="of:=FLOOR(([.B302]-1)/12)" office:value-type="float" office:value="24" calcext:value-type="float">
            <text:p>24</text:p>
          </table:table-cell>
          <table:table-cell table:formula="of:=[.B301]+1" office:value-type="float" office:value="299" calcext:value-type="float">
            <text:p>299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01]*[.$B$1]/12" office:value-type="float" office:value="37.79511444829" calcext:value-type="float">
            <text:p>37.79511444829</text:p>
          </table:table-cell>
          <table:table-cell table:formula="of:=+[.C302]+[.D302]" office:value-type="currency" office:currency="CAD" office:value="-7549.58590727448" calcext:value-type="currency">
            <text:p>-$7,549.59</text:p>
          </table:table-cell>
          <table:table-cell table:formula="of:=+[.E302]+[.F301]" office:value-type="currency" office:currency="CAD" office:value="7568.45987204152" calcext:value-type="currency">
            <text:p>$7,568.46</text:p>
          </table:table-cell>
          <table:table-cell table:number-columns-repeated="10"/>
        </table:table-row>
        <table:table-row table:style-name="ro1">
          <table:table-cell table:formula="of:=FLOOR(([.B303]-1)/12)" office:value-type="float" office:value="24" calcext:value-type="float">
            <text:p>24</text:p>
          </table:table-cell>
          <table:table-cell table:formula="of:=[.B302]+1" office:value-type="float" office:value="300" calcext:value-type="float">
            <text:p>300</text:p>
          </table:table-cell>
          <table:table-cell table:formula="of:=+[.$B$2]" office:value-type="currency" office:currency="CAD" office:value="-7587.38102172277" calcext:value-type="currency">
            <text:p>-$7,587.38</text:p>
          </table:table-cell>
          <table:table-cell table:formula="of:=[.F302]*[.$B$1]/12" office:value-type="float" office:value="18.9211496801038" calcext:value-type="float">
            <text:p>18.9211496801038</text:p>
          </table:table-cell>
          <table:table-cell table:formula="of:=+[.C303]+[.D303]" office:value-type="currency" office:currency="CAD" office:value="-7568.45987204267" calcext:value-type="currency">
            <text:p>-$7,568.46</text:p>
          </table:table-cell>
          <table:table-cell table:formula="of:=+[.E303]+[.F302]" office:value-type="currency" office:currency="CAD" office:value="-0.00000000114778231363744" calcext:value-type="currency">
            <text:p>-$0.00</text:p>
          </table:table-cell>
          <table:table-cell table:number-columns-repeated="10"/>
        </table:table-row>
        <table:table-row table:style-name="ro1" table:number-rows-repeated="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5:39:18.844552897</meta:creation-date>
    <dc:date>2019-11-24T17:32:32.047985658</dc:date>
    <meta:editing-duration>PT17M43S</meta:editing-duration>
    <meta:editing-cycles>1</meta:editing-cycles>
    <meta:document-statistic meta:table-count="1" meta:cell-count="2009" meta:object-count="0"/>
    <meta:generator>LibreOffice/6.0.7.3$Linux_X86_64 LibreOffice_project/00m0$Build-3</meta:generator>
  </office:meta>
</office:document-meta>
</file>